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189in"/>
    </style:style>
    <style:style style:name="co2" style:family="table-column">
      <style:table-column-properties fo:break-before="auto" style:column-width="0.730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965in"/>
    </style:style>
    <style:style style:name="co5" style:family="table-column">
      <style:table-column-properties fo:break-before="auto" style:column-width="0.6146in"/>
    </style:style>
    <style:style style:name="co6" style:family="table-column">
      <style:table-column-properties fo:break-before="auto" style:column-width="1.4366in"/>
    </style:style>
    <style:style style:name="co7" style:family="table-column">
      <style:table-column-properties fo:break-before="auto" style:column-width="1.1327in"/>
    </style:style>
    <style:style style:name="co8" style:family="table-column">
      <style:table-column-properties fo:break-before="auto" style:column-width="0.8646in"/>
    </style:style>
    <style:style style:name="co9" style:family="table-column">
      <style:table-column-properties fo:break-before="auto" style:column-width="0.92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="0.74pt solid #000000" style:vertical-align="middle"/>
    </style:style>
    <style:style style:name="ce4" style:family="table-cell" style:parent-style-name="Default">
      <style:table-cell-properties fo:background-color="#eeeeee" fo:border="0.74pt solid #000000" style:vertical-align="middle"/>
    </style:style>
    <style:style style:name="ce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</style:style>
    <style:style style:name="ce9" style:family="table-cell" style:parent-style-name="Default" style:data-style-name="N131">
      <style:table-cell-properties fo:border="0.74pt solid #000000" style:vertical-align="middle"/>
    </style:style>
    <style:style style:name="ce10" style:family="table-cell" style:parent-style-name="Default" style:data-style-name="N131">
      <style:table-cell-properties fo:background-color="#eeeeee" fo:border="0.74pt solid #000000" style:vertical-align="middle"/>
    </style:style>
    <style:style style:name="ce11" style:family="table-cell" style:parent-style-name="Default" style:data-style-name="N132">
      <style:table-cell-properties fo:border="0.74pt solid #000000" style:vertical-align="middle"/>
    </style:style>
    <style:style style:name="ce12" style:family="table-cell" style:parent-style-name="Default" style:data-style-name="N132">
      <style:table-cell-properties fo:background-color="#eeeeee" fo:border="0.74pt solid #000000" style:vertical-align="middle"/>
    </style:style>
    <style:style style:name="ce13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eeeeee" style:vertical-align="middle"/>
    </style:style>
    <style:style style:name="ce15" style:family="table-cell" style:parent-style-name="Default" style:data-style-name="N131">
      <style:table-cell-properties style:vertical-align="middle"/>
    </style:style>
    <style:style style:name="ce16" style:family="table-cell" style:parent-style-name="Default" style:data-style-name="N131">
      <style:table-cell-properties fo:background-color="#eeeeee" style:vertical-align="middle"/>
    </style:style>
  </office:automatic-styles>
  <office:body>
    <office:spreadsheet>
      <table:table table:name="Round_by_Round" table:style-name="ta1">
        <table:table-column table:style-name="co1" table:number-columns-repeated="2" table:default-cell-style-name="ce6"/>
        <table:table-column table:style-name="co2" table:default-cell-style-name="ce6"/>
        <table:table-row table:style-name="ro1">
          <table:table-cell table:style-name="ce1" office:value-type="string" calcext:value-type="string">
            <text:p>Higher Seed</text:p>
          </table:table-cell>
          <table:table-cell table:style-name="ce1" office:value-type="string" calcext:value-type="string">
            <text:p>Lower Seed</text:p>
          </table:table-cell>
          <table:table-cell table:style-name="ce1" office:value-type="string" calcext:value-type="string">
            <text:p>Handicap</text:p>
          </table:table-cell>
        </table:table-row>
        <table:table-row table:style-name="ro2">
          <table:table-cell table:style-name="ce2" table:number-columns-spanned="3" table:number-rows-spanned="1"/>
          <table:covered-table-cell table:number-columns-repeated="2" table:style-name="ce3"/>
        </table:table-row>
        <table:table-row table:style-name="ro1">
          <table:table-cell table:style-name="ce1" office:value-type="string" calcext:value-type="string" table:number-columns-spanned="3" table:number-rows-spanned="1">
            <text:p>Round Wild</text:p>
          </table:table-cell>
          <table:covered-table-cell table:number-columns-repeated="2" table:style-name="ce7"/>
        </table:table-row>
        <table:table-row table:style-name="ro1">
          <table:table-cell table:style-name="ce3" office:value-type="string" calcext:value-type="string">
            <text:p>forteraiger</text:p>
          </table:table-cell>
          <table:table-cell table:style-name="ce3" office:value-type="string" calcext:value-type="string">
            <text:p>thenagraj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Banana Philosopher</text:p>
          </table:table-cell>
          <table:table-cell table:style-name="ce4" office:value-type="string" calcext:value-type="string">
            <text:p>Ezioauditore0109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Belkross</text:p>
          </table:table-cell>
          <table:table-cell table:style-name="ce3" office:value-type="string" calcext:value-type="string">
            <text:p>thenagraj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KorDimon</text:p>
          </table:table-cell>
          <table:table-cell table:style-name="ce4" office:value-type="string" calcext:value-type="string">
            <text:p>Mokoto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2">
          <table:table-cell table:style-name="ce2" table:number-columns-spanned="3" table:number-rows-spanned="1"/>
          <table:covered-table-cell table:number-columns-repeated="2" table:style-name="ce3"/>
        </table:table-row>
        <table:table-row table:style-name="ro1">
          <table:table-cell table:style-name="ce1" office:value-type="string" calcext:value-type="string" table:number-columns-spanned="3" table:number-rows-spanned="1">
            <text:p>Round 1</text:p>
          </table:table-cell>
          <table:covered-table-cell table:number-columns-repeated="2" table:style-name="ce7"/>
        </table:table-row>
        <table:table-row table:style-name="ro1">
          <table:table-cell table:style-name="ce3" office:value-type="string" calcext:value-type="string">
            <text:p>AngelR</text:p>
          </table:table-cell>
          <table:table-cell table:style-name="ce3" office:value-type="string" calcext:value-type="string">
            <text:p>e1sTea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wisenatic</text:p>
          </table:table-cell>
          <table:table-cell table:style-name="ce4" office:value-type="string" calcext:value-type="string">
            <text:p>PL_Hitorek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chanchilaru</text:p>
          </table:table-cell>
          <table:table-cell table:style-name="ce3" office:value-type="string" calcext:value-type="string">
            <text:p>leonovoo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__oladushek</text:p>
          </table:table-cell>
          <table:table-cell table:style-name="ce4" office:value-type="string" calcext:value-type="string">
            <text:p>kiritastrich 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Hydur</text:p>
          </table:table-cell>
          <table:table-cell table:style-name="ce3" office:value-type="string" calcext:value-type="string">
            <text:p>xRavyn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maxymczech</text:p>
          </table:table-cell>
          <table:table-cell table:style-name="ce4" office:value-type="string" calcext:value-type="string">
            <text:p>Metalmania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Jskillz</text:p>
          </table:table-cell>
          <table:table-cell table:style-name="ce3" office:value-type="string" calcext:value-type="string">
            <text:p>Empire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Qeetsa</text:p>
          </table:table-cell>
          <table:table-cell table:style-name="ce4" office:value-type="string" calcext:value-type="string">
            <text:p>JagWarrior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LoreDek</text:p>
          </table:table-cell>
          <table:table-cell table:style-name="ce3" office:value-type="string" calcext:value-type="string">
            <text:p>The Otter One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benderandchill</text:p>
          </table:table-cell>
          <table:table-cell table:style-name="ce4" office:value-type="string" calcext:value-type="string">
            <text:p>ajeomar</text:p>
          </table:table-cell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Alexander</text:p>
          </table:table-cell>
          <table:table-cell table:style-name="ce3" office:value-type="string" calcext:value-type="string">
            <text:p>Banana Philosopher</text:p>
          </table:table-cell>
          <table:table-cell table:style-name="ce7"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Chipmunk</text:p>
          </table:table-cell>
          <table:table-cell table:style-name="ce4" office:value-type="string" calcext:value-type="string">
            <text:p>PlushWerewolf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Pl0tterGhost</text:p>
          </table:table-cell>
          <table:table-cell table:style-name="ce3" office:value-type="string" calcext:value-type="string">
            <text:p>Belkross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Johnny Walrus</text:p>
          </table:table-cell>
          <table:table-cell table:style-name="ce4" office:value-type="string" calcext:value-type="string">
            <text:p>forteraiger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Flying Mouse</text:p>
          </table:table-cell>
          <table:table-cell table:style-name="ce3" office:value-type="string" calcext:value-type="string">
            <text:p>KorDimon</text:p>
          </table:table-cell>
          <table:table-cell table:style-name="ce7"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Ezioauditore0109</text:p>
          </table:table-cell>
          <table:table-cell table:style-name="ce4" office:value-type="string" calcext:value-type="string">
            <text:p>thenagraj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2">
          <table:table-cell table:style-name="ce2" table:number-columns-spanned="3" table:number-rows-spanned="1"/>
          <table:covered-table-cell table:number-columns-repeated="2" table:style-name="ce3"/>
        </table:table-row>
        <table:table-row table:style-name="ro1">
          <table:table-cell table:style-name="ce5" office:value-type="string" calcext:value-type="string" table:number-columns-spanned="3" table:number-rows-spanned="1">
            <text:p>Round 2</text:p>
          </table:table-cell>
          <table:covered-table-cell table:number-columns-repeated="2" table:style-name="ce3"/>
        </table:table-row>
        <table:table-row table:style-name="ro1">
          <table:table-cell table:style-name="ce3" office:value-type="string" calcext:value-type="string">
            <text:p>AngelR</text:p>
          </table:table-cell>
          <table:table-cell table:style-name="ce3" office:value-type="string" calcext:value-type="string">
            <text:p>PL_Hitorek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wisenatic</text:p>
          </table:table-cell>
          <table:table-cell table:style-name="ce4" office:value-type="string" calcext:value-type="string">
            <text:p>leonovoo</text:p>
          </table:table-cell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chanchilaru</text:p>
          </table:table-cell>
          <table:table-cell table:style-name="ce3" office:value-type="string" calcext:value-type="string">
            <text:p>kiritastrich 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__oladushek</text:p>
          </table:table-cell>
          <table:table-cell table:style-name="ce4" office:value-type="string" calcext:value-type="string">
            <text:p>Hydur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e1sTea</text:p>
          </table:table-cell>
          <table:table-cell table:style-name="ce3" office:value-type="string" calcext:value-type="string">
            <text:p>maxymczech</text:p>
          </table:table-cell>
          <table:table-cell table:style-name="ce7"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Jskillz</text:p>
          </table:table-cell>
          <table:table-cell table:style-name="ce4" office:value-type="string" calcext:value-type="string">
            <text:p>Metalmania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Qeetsa</text:p>
          </table:table-cell>
          <table:table-cell table:style-name="ce3" office:value-type="string" calcext:value-type="string">
            <text:p>Empire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LoreDek</text:p>
          </table:table-cell>
          <table:table-cell table:style-name="ce4" office:value-type="string" calcext:value-type="string">
            <text:p>JagWarrior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xRavyn</text:p>
          </table:table-cell>
          <table:table-cell table:style-name="ce3" office:value-type="string" calcext:value-type="string">
            <text:p>benderandchill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he Otter One</text:p>
          </table:table-cell>
          <table:table-cell table:style-name="ce4" office:value-type="string" calcext:value-type="string">
            <text:p>Chipmunk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lexander</text:p>
          </table:table-cell>
          <table:table-cell table:style-name="ce3" office:value-type="string" calcext:value-type="string">
            <text:p>ajeomar</text:p>
          </table:table-cell>
          <table:table-cell table:style-name="ce7"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Pl0tterGhost</text:p>
          </table:table-cell>
          <table:table-cell table:style-name="ce4" office:value-type="string" calcext:value-type="string">
            <text:p>Banana Philosopher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Johnny Walrus</text:p>
          </table:table-cell>
          <table:table-cell table:style-name="ce3" office:value-type="string" calcext:value-type="string">
            <text:p>Belkross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Flying Mouse</text:p>
          </table:table-cell>
          <table:table-cell table:style-name="ce4" office:value-type="string" calcext:value-type="string">
            <text:p>forteraiger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PlushWerewolf</text:p>
          </table:table-cell>
          <table:table-cell table:style-name="ce3" office:value-type="string" calcext:value-type="string">
            <text:p>Mokoto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KorDimon</text:p>
          </table:table-cell>
          <table:table-cell table:style-name="ce4" office:value-type="string" calcext:value-type="string">
            <text:p>thenagraj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2">
          <table:table-cell table:style-name="ce2" table:number-columns-spanned="3" table:number-rows-spanned="1"/>
          <table:covered-table-cell table:number-columns-repeated="2" table:style-name="ce3"/>
        </table:table-row>
        <table:table-row table:style-name="ro1">
          <table:table-cell table:style-name="ce5" office:value-type="string" calcext:value-type="string" table:number-columns-spanned="3" table:number-rows-spanned="1">
            <text:p>Round 3</text:p>
          </table:table-cell>
          <table:covered-table-cell table:number-columns-repeated="2" table:style-name="ce3"/>
        </table:table-row>
        <table:table-row table:style-name="ro1">
          <table:table-cell table:style-name="ce3" office:value-type="string" calcext:value-type="string">
            <text:p>AngelR</text:p>
          </table:table-cell>
          <table:table-cell table:style-name="ce3" office:value-type="string" calcext:value-type="string">
            <text:p>wisenatic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chanchilaru</text:p>
          </table:table-cell>
          <table:table-cell table:style-name="ce4" office:value-type="string" calcext:value-type="string">
            <text:p>e1sTea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__oladushek</text:p>
          </table:table-cell>
          <table:table-cell table:style-name="ce3" office:value-type="string" calcext:value-type="string">
            <text:p>leonovoo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PL_Hitorek</text:p>
          </table:table-cell>
          <table:table-cell table:style-name="ce4" office:value-type="string" calcext:value-type="string">
            <text:p>maxymczech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kiritastrich </text:p>
          </table:table-cell>
          <table:table-cell table:style-name="ce3" office:value-type="string" calcext:value-type="string">
            <text:p>Qeetsa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Hydur</text:p>
          </table:table-cell>
          <table:table-cell table:style-name="ce4" office:value-type="string" calcext:value-type="string">
            <text:p>LoreDek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Jskillz</text:p>
          </table:table-cell>
          <table:table-cell table:style-name="ce3" office:value-type="string" calcext:value-type="string">
            <text:p>xRavyn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Metalmania</text:p>
          </table:table-cell>
          <table:table-cell table:style-name="ce4" office:value-type="string" calcext:value-type="string">
            <text:p>benderandchill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Empire</text:p>
          </table:table-cell>
          <table:table-cell table:style-name="ce3" office:value-type="string" calcext:value-type="string">
            <text:p>Alexander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JagWarrior</text:p>
          </table:table-cell>
          <table:table-cell table:style-name="ce4" office:value-type="string" calcext:value-type="string">
            <text:p>Chipmunk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The Otter One</text:p>
          </table:table-cell>
          <table:table-cell table:style-name="ce3" office:value-type="string" calcext:value-type="string">
            <text:p>Pl0tterGhost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Johnny Walrus</text:p>
          </table:table-cell>
          <table:table-cell table:style-name="ce4" office:value-type="string" calcext:value-type="string">
            <text:p>PlushWerewolf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Flying Mouse</text:p>
          </table:table-cell>
          <table:table-cell table:style-name="ce3" office:value-type="string" calcext:value-type="string">
            <text:p>Belkross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ajeomar</text:p>
          </table:table-cell>
          <table:table-cell table:style-name="ce4" office:value-type="string" calcext:value-type="string">
            <text:p>forteraiger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KorDimon</text:p>
          </table:table-cell>
          <table:table-cell table:style-name="ce3" office:value-type="string" calcext:value-type="string">
            <text:p>Ezioauditore0109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Mokoto</text:p>
          </table:table-cell>
          <table:table-cell table:style-name="ce4" office:value-type="string" calcext:value-type="string">
            <text:p>thenagraj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2">
          <table:table-cell table:style-name="ce2" table:number-columns-spanned="3" table:number-rows-spanned="1"/>
          <table:covered-table-cell table:number-columns-repeated="2" table:style-name="ce3"/>
        </table:table-row>
        <table:table-row table:style-name="ro1">
          <table:table-cell table:style-name="ce5" office:value-type="string" calcext:value-type="string" table:number-columns-spanned="3" table:number-rows-spanned="1">
            <text:p>Round 4</text:p>
          </table:table-cell>
          <table:covered-table-cell table:number-columns-repeated="2" table:style-name="ce3"/>
        </table:table-row>
        <table:table-row table:style-name="ro1">
          <table:table-cell table:style-name="ce3" office:value-type="string" calcext:value-type="string">
            <text:p>AngelR</text:p>
          </table:table-cell>
          <table:table-cell table:style-name="ce3" office:value-type="string" calcext:value-type="string">
            <text:p>chanchilaru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wisenatic</text:p>
          </table:table-cell>
          <table:table-cell table:style-name="ce4" office:value-type="string" calcext:value-type="string">
            <text:p>__oladushek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e1sTea</text:p>
          </table:table-cell>
          <table:table-cell table:style-name="ce3" office:value-type="string" calcext:value-type="string">
            <text:p>Hydur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PL_Hitorek</text:p>
          </table:table-cell>
          <table:table-cell table:style-name="ce4" office:value-type="string" calcext:value-type="string">
            <text:p>Jskillz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leonovoo</text:p>
          </table:table-cell>
          <table:table-cell table:style-name="ce3" office:value-type="string" calcext:value-type="string">
            <text:p>Qeetsa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kiritastrich </text:p>
          </table:table-cell>
          <table:table-cell table:style-name="ce4" office:value-type="string" calcext:value-type="string">
            <text:p>LoreDek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maxymczech</text:p>
          </table:table-cell>
          <table:table-cell table:style-name="ce3" office:value-type="string" calcext:value-type="string">
            <text:p>xRavyn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Metalmania</text:p>
          </table:table-cell>
          <table:table-cell table:style-name="ce4" office:value-type="string" calcext:value-type="string">
            <text:p>Alexander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Empire</text:p>
          </table:table-cell>
          <table:table-cell table:style-name="ce3" office:value-type="string" calcext:value-type="string">
            <text:p>Chipmunk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JagWarrior</text:p>
          </table:table-cell>
          <table:table-cell table:style-name="ce4" office:value-type="string" calcext:value-type="string">
            <text:p>Pl0tterGhost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The Otter One</text:p>
          </table:table-cell>
          <table:table-cell table:style-name="ce3" office:value-type="string" calcext:value-type="string">
            <text:p>Johnny Walrus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benderandchill</text:p>
          </table:table-cell>
          <table:table-cell table:style-name="ce4" office:value-type="string" calcext:value-type="string">
            <text:p>Flying Mouse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jeomar</text:p>
          </table:table-cell>
          <table:table-cell table:style-name="ce3" office:value-type="string" calcext:value-type="string">
            <text:p>Belkross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Banana Philosopher</text:p>
          </table:table-cell>
          <table:table-cell table:style-name="ce4" office:value-type="string" calcext:value-type="string">
            <text:p>KorDimon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PlushWerewolf</text:p>
          </table:table-cell>
          <table:table-cell table:style-name="ce3" office:value-type="string" calcext:value-type="string">
            <text:p>Ezioauditore0109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forteraiger</text:p>
          </table:table-cell>
          <table:table-cell table:style-name="ce4" office:value-type="string" calcext:value-type="string">
            <text:p>Mokoto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2">
          <table:table-cell table:style-name="ce2" table:number-columns-spanned="3" table:number-rows-spanned="1"/>
          <table:covered-table-cell table:number-columns-repeated="2" table:style-name="ce3"/>
        </table:table-row>
        <table:table-row table:style-name="ro1">
          <table:table-cell table:style-name="ce5" office:value-type="string" calcext:value-type="string" table:number-columns-spanned="3" table:number-rows-spanned="1">
            <text:p>Round 5</text:p>
          </table:table-cell>
          <table:covered-table-cell table:number-columns-repeated="2" table:style-name="ce3"/>
        </table:table-row>
        <table:table-row table:style-name="ro1">
          <table:table-cell table:style-name="ce3" office:value-type="string" calcext:value-type="string">
            <text:p>AngelR</text:p>
          </table:table-cell>
          <table:table-cell table:style-name="ce3" office:value-type="string" calcext:value-type="string">
            <text:p>leonovoo</text:p>
          </table:table-cell>
          <table:table-cell table:style-name="ce7"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wisenatic</text:p>
          </table:table-cell>
          <table:table-cell table:style-name="ce4" office:value-type="string" calcext:value-type="string">
            <text:p>kiritastrich </text:p>
          </table:table-cell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chanchilaru</text:p>
          </table:table-cell>
          <table:table-cell table:style-name="ce3" office:value-type="string" calcext:value-type="string">
            <text:p>Hydur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__oladushek</text:p>
          </table:table-cell>
          <table:table-cell table:style-name="ce4" office:value-type="string" calcext:value-type="string">
            <text:p>maxymczech</text:p>
          </table:table-cell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e1sTea</text:p>
          </table:table-cell>
          <table:table-cell table:style-name="ce3" office:value-type="string" calcext:value-type="string">
            <text:p>Jskillz</text:p>
          </table:table-cell>
          <table:table-cell table:style-name="ce7"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PL_Hitorek</text:p>
          </table:table-cell>
          <table:table-cell table:style-name="ce4" office:value-type="string" calcext:value-type="string">
            <text:p>Qeetsa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LoreDek</text:p>
          </table:table-cell>
          <table:table-cell table:style-name="ce3" office:value-type="string" calcext:value-type="string">
            <text:p>benderandchill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xRavyn</text:p>
          </table:table-cell>
          <table:table-cell table:style-name="ce4" office:value-type="string" calcext:value-type="string">
            <text:p>Alexander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Metalmania</text:p>
          </table:table-cell>
          <table:table-cell table:style-name="ce3" office:value-type="string" calcext:value-type="string">
            <text:p>Chipmunk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Empire</text:p>
          </table:table-cell>
          <table:table-cell table:style-name="ce4" office:value-type="string" calcext:value-type="string">
            <text:p>Pl0tterGhost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JagWarrior</text:p>
          </table:table-cell>
          <table:table-cell table:style-name="ce3" office:value-type="string" calcext:value-type="string">
            <text:p>Johnny Walrus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he Otter One</text:p>
          </table:table-cell>
          <table:table-cell table:style-name="ce4" office:value-type="string" calcext:value-type="string">
            <text:p>Flying Mouse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jeomar</text:p>
          </table:table-cell>
          <table:table-cell table:style-name="ce3" office:value-type="string" calcext:value-type="string">
            <text:p>Ezioauditore0109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Banana Philosopher</text:p>
          </table:table-cell>
          <table:table-cell table:style-name="ce4" office:value-type="string" calcext:value-type="string">
            <text:p>Mokoto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PlushWerewolf</text:p>
          </table:table-cell>
          <table:table-cell table:style-name="ce3" office:value-type="string" calcext:value-type="string">
            <text:p>thenagraj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2">
          <table:table-cell table:style-name="ce2" table:number-columns-spanned="3" table:number-rows-spanned="1"/>
          <table:covered-table-cell table:number-columns-repeated="2" table:style-name="ce3"/>
        </table:table-row>
        <table:table-row table:style-name="ro1">
          <table:table-cell table:style-name="ce5" office:value-type="string" calcext:value-type="string" table:number-columns-spanned="3" table:number-rows-spanned="1">
            <text:p>Round 6</text:p>
          </table:table-cell>
          <table:covered-table-cell table:number-columns-repeated="2" table:style-name="ce3"/>
        </table:table-row>
        <table:table-row table:style-name="ro1">
          <table:table-cell table:style-name="ce3" office:value-type="string" calcext:value-type="string">
            <text:p>AngelR</text:p>
          </table:table-cell>
          <table:table-cell table:style-name="ce3" office:value-type="string" calcext:value-type="string">
            <text:p>__oladushek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wisenatic</text:p>
          </table:table-cell>
          <table:table-cell table:style-name="ce4" office:value-type="string" calcext:value-type="string">
            <text:p>e1sTea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chanchilaru</text:p>
          </table:table-cell>
          <table:table-cell table:style-name="ce3" office:value-type="string" calcext:value-type="string">
            <text:p>PL_Hitorek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leonovoo</text:p>
          </table:table-cell>
          <table:table-cell table:style-name="ce4" office:value-type="string" calcext:value-type="string">
            <text:p>LoreDek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kiritastrich </text:p>
          </table:table-cell>
          <table:table-cell table:style-name="ce3" office:value-type="string" calcext:value-type="string">
            <text:p>xRavyn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Hydur</text:p>
          </table:table-cell>
          <table:table-cell table:style-name="ce4" office:value-type="string" calcext:value-type="string">
            <text:p>Metalmania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maxymczech</text:p>
          </table:table-cell>
          <table:table-cell table:style-name="ce3" office:value-type="string" calcext:value-type="string">
            <text:p>Empire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Jskillz</text:p>
          </table:table-cell>
          <table:table-cell table:style-name="ce4" office:value-type="string" calcext:value-type="string">
            <text:p>JagWarrior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Qeetsa</text:p>
          </table:table-cell>
          <table:table-cell table:style-name="ce3" office:value-type="string" calcext:value-type="string">
            <text:p>The Otter One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benderandchill</text:p>
          </table:table-cell>
          <table:table-cell table:style-name="ce4" office:value-type="string" calcext:value-type="string">
            <text:p>Johnny Walrus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lexander</text:p>
          </table:table-cell>
          <table:table-cell table:style-name="ce3" office:value-type="string" calcext:value-type="string">
            <text:p>Flying Mouse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Chipmunk</text:p>
          </table:table-cell>
          <table:table-cell table:style-name="ce4" office:value-type="string" calcext:value-type="string">
            <text:p>Banana Philosopher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Pl0tterGhost</text:p>
          </table:table-cell>
          <table:table-cell table:style-name="ce3" office:value-type="string" calcext:value-type="string">
            <text:p>PlushWerewolf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ajeomar</text:p>
          </table:table-cell>
          <table:table-cell table:style-name="ce4" office:value-type="string" calcext:value-type="string">
            <text:p>KorDimon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Belkross</text:p>
          </table:table-cell>
          <table:table-cell table:style-name="ce3" office:value-type="string" calcext:value-type="string">
            <text:p>Mokoto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forteraiger</text:p>
          </table:table-cell>
          <table:table-cell table:style-name="ce4" office:value-type="string" calcext:value-type="string">
            <text:p>Ezioauditore0109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2" table:number-rows-repeated="104846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eeding_Summary" table:style-name="ta1">
        <table:table-column table:style-name="co1" table:default-cell-style-name="ce3"/>
        <table:table-column table:style-name="co4" table:default-cell-style-name="ce9"/>
        <table:table-column table:style-name="co5" table:default-cell-style-name="ce9"/>
        <table:table-column table:style-name="co6" table:default-cell-style-name="ce11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row table:style-name="ro1">
          <table:table-cell table:style-name="ce1" office:value-type="string" calcext:value-type="string" table:number-columns-spanned="1" table:number-rows-spanned="2">
            <text:p>Name</text:p>
          </table:table-cell>
          <table:table-cell table:style-name="ce1" office:value-type="string" calcext:value-type="string" table:number-columns-spanned="2" table:number-rows-spanned="1">
            <text:p>Game Rate</text:p>
          </table:table-cell>
          <table:covered-table-cell table:style-name="ce1"/>
          <table:table-cell table:style-name="ce1" office:value-type="string" calcext:value-type="string">
            <text:p>Behavior Factor</text:p>
          </table:table-cell>
          <table:table-cell table:style-name="ce1" office:value-type="string" calcext:value-type="string">
            <text:p>Tournament Elo</text:p>
          </table:table-cell>
          <table:table-cell table:style-name="ce1" office:value-type="string" calcext:value-type="string">
            <text:p>Ranked Elo</text:p>
          </table:table-cell>
          <table:table-cell table:style-name="ce1" office:value-type="string" calcext:value-type="string">
            <text:p>Final Elo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League</text:p>
          </table:table-cell>
          <table:table-cell table:style-name="ce1" office:value-type="string" calcext:value-type="string">
            <text:p>Ranked</text:p>
          </table:table-cell>
          <table:table-cell table:style-name="ce1" office:value-type="string" calcext:value-type="string">
            <text:p>Tournament Fraction</text:p>
          </table:table-cell>
          <table:table-cell table:style-name="ce1" office:value-type="string" calcext:value-type="string">
            <text:p>Historical</text:p>
          </table:table-cell>
          <table:table-cell table:style-name="ce1" office:value-type="string" calcext:value-type="string">
            <text:p>Point 3/4</text:p>
          </table:table-cell>
          <table:table-cell table:style-name="ce1" office:value-type="string" calcext:value-type="string">
            <text:p>Complement</text:p>
          </table:table-cell>
        </table:table-row>
        <table:table-row table:style-name="ro1">
          <table:table-cell office:value-type="string" calcext:value-type="string">
            <text:p>AngelR</text:p>
          </table:table-cell>
          <table:table-cell office:value-type="float" office:value="4.2" calcext:value-type="float">
            <text:p>4.2</text:p>
          </table:table-cell>
          <table:table-cell office:value-type="float" office:value="120" calcext:value-type="float">
            <text:p>120.0</text:p>
          </table:table-cell>
          <table:table-cell office:value-type="percentage" office:value="0.0000846984047869204" calcext:value-type="percentage">
            <text:p>0.0%</text:p>
          </table:table-cell>
          <table:table-cell office:value-type="float" office:value="2356.12830112564" calcext:value-type="float">
            <text:p>2356.1</text:p>
          </table:table-cell>
          <table:table-cell office:value-type="float" office:value="2276.10997698253" calcext:value-type="float">
            <text:p>2276.1</text:p>
          </table:table-cell>
          <table:table-cell office:value-type="float" office:value="2276.11675440694" calcext:value-type="float">
            <text:p>2276.1</text:p>
          </table:table-cell>
        </table:table-row>
        <table:table-row table:style-name="ro1">
          <table:table-cell table:style-name="ce4" office:value-type="string" calcext:value-type="string">
            <text:p>wisenatic</text:p>
          </table:table-cell>
          <table:table-cell table:style-name="ce10" office:value-type="float" office:value="7.47058823529412" calcext:value-type="float">
            <text:p>7.5</text:p>
          </table:table-cell>
          <table:table-cell table:style-name="ce10" office:value-type="float" office:value="196.818181818182" calcext:value-type="float">
            <text:p>196.8</text:p>
          </table:table-cell>
          <table:table-cell table:style-name="ce12" office:value-type="percentage" office:value="0.000133141742469145" calcext:value-type="percentage">
            <text:p>0.0%</text:p>
          </table:table-cell>
          <table:table-cell table:style-name="ce10" office:value-type="float" office:value="2377.07867544959" calcext:value-type="float">
            <text:p>2377.1</text:p>
          </table:table-cell>
          <table:table-cell table:style-name="ce10" office:value-type="float" office:value="2164.25045329172" calcext:value-type="float">
            <text:p>2164.3</text:p>
          </table:table-cell>
          <table:table-cell table:style-name="ce10" office:value-type="float" office:value="2164.27878961206" calcext:value-type="float">
            <text:p>2164.3</text:p>
          </table:table-cell>
        </table:table-row>
        <table:table-row table:style-name="ro1">
          <table:table-cell office:value-type="string" calcext:value-type="string">
            <text:p>chanchilaru</text:p>
          </table:table-cell>
          <table:table-cell office:value-type="float" office:value="7.16666666666667" calcext:value-type="float">
            <text:p>7.2</text:p>
          </table:table-cell>
          <table:table-cell office:value-type="float" office:value="167.727272727273" calcext:value-type="float">
            <text:p>167.7</text:p>
          </table:table-cell>
          <table:table-cell office:value-type="percentage" office:value="0.00025200712613721" calcext:value-type="percentage">
            <text:p>0.0%</text:p>
          </table:table-cell>
          <table:table-cell office:value-type="float" office:value="2134.61808317624" calcext:value-type="float">
            <text:p>2134.6</text:p>
          </table:table-cell>
          <table:table-cell office:value-type="float" office:value="2124.6081260817" calcext:value-type="float">
            <text:p>2124.6</text:p>
          </table:table-cell>
          <table:table-cell office:value-type="float" office:value="2124.61064866222" calcext:value-type="float">
            <text:p>2124.6</text:p>
          </table:table-cell>
        </table:table-row>
        <table:table-row table:style-name="ro1">
          <table:table-cell table:style-name="ce4" office:value-type="string" calcext:value-type="string">
            <text:p>__oladushek</text:p>
          </table:table-cell>
          <table:table-cell table:style-name="ce10" office:value-type="float" office:value="7.73333333333333" calcext:value-type="float">
            <text:p>7.7</text:p>
          </table:table-cell>
          <table:table-cell table:style-name="ce10" office:value-type="float" office:value="14.2727272727273" calcext:value-type="float">
            <text:p>14.3</text:p>
          </table:table-cell>
          <table:table-cell table:style-name="ce12" office:value-type="percentage" office:value="0.545227773836573" calcext:value-type="percentage">
            <text:p>54.5%</text:p>
          </table:table-cell>
          <table:table-cell table:style-name="ce10" office:value-type="float" office:value="2118.34530124962" calcext:value-type="float">
            <text:p>2118.3</text:p>
          </table:table-cell>
          <table:table-cell table:style-name="ce10" office:value-type="float" office:value="2046.31135294495" calcext:value-type="float">
            <text:p>2046.3</text:p>
          </table:table-cell>
          <table:table-cell table:style-name="ce10" office:value-type="float" office:value="2085.58626221976" calcext:value-type="float">
            <text:p>2085.6</text:p>
          </table:table-cell>
        </table:table-row>
        <table:table-row table:style-name="ro1">
          <table:table-cell office:value-type="string" calcext:value-type="string">
            <text:p>e1sTea</text:p>
          </table:table-cell>
          <table:table-cell office:value-type="float" office:value="7.08333333333333" calcext:value-type="float">
            <text:p>7.1</text:p>
          </table:table-cell>
          <table:table-cell office:value-type="float" office:value="25.6363636363636" calcext:value-type="float">
            <text:p>25.6</text:p>
          </table:table-cell>
          <table:table-cell office:value-type="percentage" office:value="0.200791234607509" calcext:value-type="percentage">
            <text:p>20.1%</text:p>
          </table:table-cell>
          <table:table-cell office:value-type="float" office:value="2120.06719721366" calcext:value-type="float">
            <text:p>2120.1</text:p>
          </table:table-cell>
          <table:table-cell office:value-type="float" office:value="2044.08461409799" calcext:value-type="float">
            <text:p>2044.1</text:p>
          </table:table-cell>
          <table:table-cell office:value-type="float" office:value="2059.34125077045" calcext:value-type="float">
            <text:p>2059.3</text:p>
          </table:table-cell>
        </table:table-row>
        <table:table-row table:style-name="ro1">
          <table:table-cell table:style-name="ce4" office:value-type="string" calcext:value-type="string">
            <text:p>PL_Hitorek</text:p>
          </table:table-cell>
          <table:table-cell table:style-name="ce10" office:value-type="float" office:value="7" calcext:value-type="float">
            <text:p>7.0</text:p>
          </table:table-cell>
          <table:table-cell table:style-name="ce10" office:value-type="float" office:value="112.6" calcext:value-type="float">
            <text:p>112.6</text:p>
          </table:table-cell>
          <table:table-cell table:style-name="ce12" office:value-type="percentage" office:value="0.00159747721684156" calcext:value-type="percentage">
            <text:p>0.2%</text:p>
          </table:table-cell>
          <table:table-cell table:style-name="ce10" office:value-type="float" office:value="1972.24943865984" calcext:value-type="float">
            <text:p>1972.2</text:p>
          </table:table-cell>
          <table:table-cell table:style-name="ce10" office:value-type="float" office:value="2027.77877712543" calcext:value-type="float">
            <text:p>2027.8</text:p>
          </table:table-cell>
          <table:table-cell table:style-name="ce10" office:value-type="float" office:value="2027.69007027237" calcext:value-type="float">
            <text:p>2027.7</text:p>
          </table:table-cell>
        </table:table-row>
        <table:table-row table:style-name="ro1">
          <table:table-cell office:value-type="string" calcext:value-type="string">
            <text:p>leonovoo</text:p>
          </table:table-cell>
          <table:table-cell office:value-type="float" office:value="6.25" calcext:value-type="float">
            <text:p>6.3</text:p>
          </table:table-cell>
          <table:table-cell office:value-type="float" office:value="14.6666666666667" calcext:value-type="float">
            <text:p>14.7</text:p>
          </table:table-cell>
          <table:table-cell office:value-type="percentage" office:value="0.410577299250528" calcext:value-type="percentage">
            <text:p>41.1%</text:p>
          </table:table-cell>
          <table:table-cell office:value-type="float" office:value="1897.08066396969" calcext:value-type="float">
            <text:p>1897.1</text:p>
          </table:table-cell>
          <table:table-cell office:value-type="float" office:value="1935.57599176192" calcext:value-type="float">
            <text:p>1935.6</text:p>
          </table:table-cell>
          <table:table-cell office:value-type="float" office:value="1919.77068404323" calcext:value-type="float">
            <text:p>1919.8</text:p>
          </table:table-cell>
        </table:table-row>
        <table:table-row table:style-name="ro1">
          <table:table-cell table:style-name="ce4" office:value-type="string" calcext:value-type="string">
            <text:p>kiritastrich </text:p>
          </table:table-cell>
          <table:table-cell table:style-name="ce10" office:value-type="float" office:value="3.66666666666667" calcext:value-type="float">
            <text:p>3.7</text:p>
          </table:table-cell>
          <table:table-cell table:style-name="ce10" office:value-type="float" office:value="331.25" calcext:value-type="float">
            <text:p>331.3</text:p>
          </table:table-cell>
          <table:table-cell table:style-name="ce12" office:value-type="percentage" office:value="0.0000000354686960357675" calcext:value-type="percentage">
            <text:p>0.0%</text:p>
          </table:table-cell>
          <table:table-cell table:style-name="ce10" office:value-type="float" office:value="1989.39200092743" calcext:value-type="float">
            <text:p>1989.4</text:p>
          </table:table-cell>
          <table:table-cell table:style-name="ce10" office:value-type="float" office:value="1895.51795191382" calcext:value-type="float">
            <text:p>1895.5</text:p>
          </table:table-cell>
          <table:table-cell table:style-name="ce10" office:value-type="float" office:value="1895.51795524341" calcext:value-type="float">
            <text:p>1895.5</text:p>
          </table:table-cell>
        </table:table-row>
        <table:table-row table:style-name="ro1">
          <table:table-cell office:value-type="string" calcext:value-type="string">
            <text:p>Hydur</text:p>
          </table:table-cell>
          <table:table-cell office:value-type="float" office:value="7.58823529411765" calcext:value-type="float">
            <text:p>7.6</text:p>
          </table:table-cell>
          <table:table-cell office:value-type="float" office:value="12.3636363636364" calcext:value-type="float">
            <text:p>12.4</text:p>
          </table:table-cell>
          <table:table-cell office:value-type="percentage" office:value="0.614051666569196" calcext:value-type="percentage">
            <text:p>61.4%</text:p>
          </table:table-cell>
          <table:table-cell office:value-type="float" office:value="1857.79931798776" calcext:value-type="float">
            <text:p>1857.8</text:p>
          </table:table-cell>
          <table:table-cell office:value-type="float" office:value="1778.59992392132" calcext:value-type="float">
            <text:p>1778.6</text:p>
          </table:table-cell>
          <table:table-cell office:value-type="float" office:value="1827.23244383909" calcext:value-type="float">
            <text:p>1827.2</text:p>
          </table:table-cell>
        </table:table-row>
        <table:table-row table:style-name="ro1">
          <table:table-cell table:style-name="ce4" office:value-type="string" calcext:value-type="string">
            <text:p>maxymczech</text:p>
          </table:table-cell>
          <table:table-cell table:style-name="ce10" office:value-type="float" office:value="6.5" calcext:value-type="float">
            <text:p>6.5</text:p>
          </table:table-cell>
          <table:table-cell table:style-name="ce10" office:value-type="float" office:value="211.272727272727" calcext:value-type="float">
            <text:p>211.3</text:p>
          </table:table-cell>
          <table:table-cell table:style-name="ce12" office:value-type="percentage" office:value="0.0000402157120563129" calcext:value-type="percentage">
            <text:p>0.0%</text:p>
          </table:table-cell>
          <table:table-cell table:style-name="ce10" office:value-type="float" office:value="1967.45622836701" calcext:value-type="float">
            <text:p>1967.5</text:p>
          </table:table-cell>
          <table:table-cell table:style-name="ce10" office:value-type="float" office:value="1802.54873608572" calcext:value-type="float">
            <text:p>1802.5</text:p>
          </table:table-cell>
          <table:table-cell table:style-name="ce10" office:value-type="float" office:value="1802.55536795795" calcext:value-type="float">
            <text:p>1802.6</text:p>
          </table:table-cell>
        </table:table-row>
        <table:table-row table:style-name="ro1">
          <table:table-cell office:value-type="string" calcext:value-type="string">
            <text:p>Jskillz</text:p>
          </table:table-cell>
          <table:table-cell office:value-type="float" office:value="6" calcext:value-type="float">
            <text:p>6.0</text:p>
          </table:table-cell>
          <table:table-cell office:value-type="float" office:value="37.2" calcext:value-type="float">
            <text:p>37.2</text:p>
          </table:table-cell>
          <table:table-cell office:value-type="percentage" office:value="0.0547943879998636" calcext:value-type="percentage">
            <text:p>5.5%</text:p>
          </table:table-cell>
          <table:table-cell office:value-type="float" office:value="1817.01991798595" calcext:value-type="float">
            <text:p>1817.0</text:p>
          </table:table-cell>
          <table:table-cell office:value-type="float" office:value="1781.77576717786" calcext:value-type="float">
            <text:p>1781.8</text:p>
          </table:table-cell>
          <table:table-cell office:value-type="float" office:value="1783.70694885197" calcext:value-type="float">
            <text:p>1783.7</text:p>
          </table:table-cell>
        </table:table-row>
        <table:table-row table:style-name="ro1">
          <table:table-cell table:style-name="ce4" office:value-type="string" calcext:value-type="string">
            <text:p>Qeetsa</text:p>
          </table:table-cell>
          <table:table-cell table:style-name="ce10" office:value-type="float" office:value="6.14285714285714" calcext:value-type="float">
            <text:p>6.1</text:p>
          </table:table-cell>
          <table:table-cell table:style-name="ce10" office:value-type="float" office:value="77" calcext:value-type="float">
            <text:p>77.0</text:p>
          </table:table-cell>
          <table:table-cell table:style-name="ce12" office:value-type="percentage" office:value="0.00472125887989172" calcext:value-type="percentage">
            <text:p>0.5%</text:p>
          </table:table-cell>
          <table:table-cell table:style-name="ce10" office:value-type="float" office:value="1850.23996052843" calcext:value-type="float">
            <text:p>1850.2</text:p>
          </table:table-cell>
          <table:table-cell table:style-name="ce10" office:value-type="float" office:value="1771.30611956625" calcext:value-type="float">
            <text:p>1771.3</text:p>
          </table:table-cell>
          <table:table-cell table:style-name="ce10" office:value-type="float" office:value="1771.67878666381" calcext:value-type="float">
            <text:p>1771.7</text:p>
          </table:table-cell>
        </table:table-row>
        <table:table-row table:style-name="ro1">
          <table:table-cell office:value-type="string" calcext:value-type="string">
            <text:p>LoreDek</text:p>
          </table:table-cell>
          <table:table-cell office:value-type="float" office:value="6.6" calcext:value-type="float">
            <text:p>6.6</text:p>
          </table:table-cell>
          <table:table-cell office:value-type="float" office:value="12.5454545454545" calcext:value-type="float">
            <text:p>12.5</text:p>
          </table:table-cell>
          <table:table-cell office:value-type="percentage" office:value="0.528669068843873" calcext:value-type="percentage">
            <text:p>52.9%</text:p>
          </table:table-cell>
          <table:table-cell office:value-type="float" office:value="1728.49543482002" calcext:value-type="float">
            <text:p>1728.5</text:p>
          </table:table-cell>
          <table:table-cell office:value-type="float" office:value="1691.1276245597" calcext:value-type="float">
            <text:p>1691.1</text:p>
          </table:table-cell>
          <table:table-cell office:value-type="float" office:value="1710.88283001476" calcext:value-type="float">
            <text:p>1710.9</text:p>
          </table:table-cell>
        </table:table-row>
        <table:table-row table:style-name="ro1">
          <table:table-cell table:style-name="ce4" office:value-type="string" calcext:value-type="string">
            <text:p>xRavyn</text:p>
          </table:table-cell>
          <table:table-cell table:style-name="ce10" office:value-type="float" office:value="6.33333333333333" calcext:value-type="float">
            <text:p>6.3</text:p>
          </table:table-cell>
          <table:table-cell table:style-name="ce10" office:value-type="float" office:value="94.9" calcext:value-type="float">
            <text:p>94.9</text:p>
          </table:table-cell>
          <table:table-cell table:style-name="ce12" office:value-type="percentage" office:value="0.00219965119929616" calcext:value-type="percentage">
            <text:p>0.2%</text:p>
          </table:table-cell>
          <table:table-cell table:style-name="ce10" office:value-type="float" office:value="1770.68654628679" calcext:value-type="float">
            <text:p>1770.7</text:p>
          </table:table-cell>
          <table:table-cell table:style-name="ce10" office:value-type="float" office:value="1692.65196830364" calcext:value-type="float">
            <text:p>1692.7</text:p>
          </table:table-cell>
          <table:table-cell table:style-name="ce10" office:value-type="float" office:value="1692.82361715669" calcext:value-type="float">
            <text:p>1692.8</text:p>
          </table:table-cell>
        </table:table-row>
        <table:table-row table:style-name="ro1">
          <table:table-cell office:value-type="string" calcext:value-type="string">
            <text:p>Metalmania</text:p>
          </table:table-cell>
          <table:table-cell office:value-type="float" office:value="6.5" calcext:value-type="float">
            <text:p>6.5</text:p>
          </table:table-cell>
          <table:table-cell office:value-type="float" office:value="22.8571428571429" calcext:value-type="float">
            <text:p>22.9</text:p>
          </table:table-cell>
          <table:table-cell office:value-type="percentage" office:value="0.212417560887797" calcext:value-type="percentage">
            <text:p>21.2%</text:p>
          </table:table-cell>
          <table:table-cell office:value-type="float" office:value="1739.95143343439" calcext:value-type="float">
            <text:p>1740.0</text:p>
          </table:table-cell>
          <table:table-cell office:value-type="float" office:value="1674.22556547404" calcext:value-type="float">
            <text:p>1674.2</text:p>
          </table:table-cell>
          <table:table-cell office:value-type="float" office:value="1688.18689403341" calcext:value-type="float">
            <text:p>1688.2</text:p>
          </table:table-cell>
        </table:table-row>
        <table:table-row table:style-name="ro1">
          <table:table-cell table:style-name="ce4" office:value-type="string" calcext:value-type="string">
            <text:p>Empire</text:p>
          </table:table-cell>
          <table:table-cell table:style-name="ce10" office:value-type="float" office:value="6.5" calcext:value-type="float">
            <text:p>6.5</text:p>
          </table:table-cell>
          <table:table-cell table:style-name="ce10" office:value-type="float" office:value="22.8571428571429" calcext:value-type="float">
            <text:p>22.9</text:p>
          </table:table-cell>
          <table:table-cell table:style-name="ce12" office:value-type="percentage" office:value="0.212417560887797" calcext:value-type="percentage">
            <text:p>21.2%</text:p>
          </table:table-cell>
          <table:table-cell table:style-name="ce10" office:value-type="float" office:value="1739.95143343439" calcext:value-type="float">
            <text:p>1740.0</text:p>
          </table:table-cell>
          <table:table-cell table:style-name="ce10" office:value-type="float" office:value="1674.22556547404" calcext:value-type="float">
            <text:p>1674.2</text:p>
          </table:table-cell>
          <table:table-cell table:style-name="ce10" office:value-type="float" office:value="1688.18689403341" calcext:value-type="float">
            <text:p>1688.2</text:p>
          </table:table-cell>
        </table:table-row>
        <table:table-row table:style-name="ro1">
          <table:table-cell office:value-type="string" calcext:value-type="string">
            <text:p>JagWarrior</text:p>
          </table:table-cell>
          <table:table-cell office:value-type="float" office:value="5.5" calcext:value-type="float">
            <text:p>5.5</text:p>
          </table:table-cell>
          <table:table-cell office:value-type="float" office:value="22" calcext:value-type="float">
            <text:p>22.0</text:p>
          </table:table-cell>
          <table:table-cell office:value-type="percentage" office:value="0.163479355128738" calcext:value-type="percentage">
            <text:p>16.3%</text:p>
          </table:table-cell>
          <table:table-cell office:value-type="float" office:value="1700.73214694712" calcext:value-type="float">
            <text:p>1700.7</text:p>
          </table:table-cell>
          <table:table-cell office:value-type="float" office:value="1632.54073178917" calcext:value-type="float">
            <text:p>1632.5</text:p>
          </table:table-cell>
          <table:table-cell office:value-type="float" office:value="1643.68862036451" calcext:value-type="float">
            <text:p>1643.7</text:p>
          </table:table-cell>
        </table:table-row>
        <table:table-row table:style-name="ro1">
          <table:table-cell table:style-name="ce4" office:value-type="string" calcext:value-type="string">
            <text:p>The Otter One</text:p>
          </table:table-cell>
          <table:table-cell table:style-name="ce10" office:value-type="float" office:value="7.6" calcext:value-type="float">
            <text:p>7.6</text:p>
          </table:table-cell>
          <table:table-cell table:style-name="ce10" office:value-type="float" office:value="28" calcext:value-type="float">
            <text:p>28.0</text:p>
          </table:table-cell>
          <table:table-cell table:style-name="ce12" office:value-type="percentage" office:value="0.193806055798191" calcext:value-type="percentage">
            <text:p>19.4%</text:p>
          </table:table-cell>
          <table:table-cell table:style-name="ce10" office:value-type="float" office:value="1730.44040373058" calcext:value-type="float">
            <text:p>1730.4</text:p>
          </table:table-cell>
          <table:table-cell table:style-name="ce10" office:value-type="float" office:value="1621.17546363933" calcext:value-type="float">
            <text:p>1621.2</text:p>
          </table:table-cell>
          <table:table-cell table:style-name="ce10" office:value-type="float" office:value="1642.35167071544" calcext:value-type="float">
            <text:p>1642.4</text:p>
          </table:table-cell>
        </table:table-row>
        <table:table-row table:style-name="ro1">
          <table:table-cell office:value-type="string" calcext:value-type="string">
            <text:p>benderandchill</text:p>
          </table:table-cell>
          <table:table-cell office:value-type="float" office:value="7.33333333333333" calcext:value-type="float">
            <text:p>7.3</text:p>
          </table:table-cell>
          <table:table-cell office:value-type="float" office:value="420.285714285714" calcext:value-type="float">
            <text:p>420.3</text:p>
          </table:table-cell>
          <table:table-cell office:value-type="percentage" office:value="0.00000104154351593388" calcext:value-type="percentage">
            <text:p>0.0%</text:p>
          </table:table-cell>
          <table:table-cell office:value-type="float" office:value="1586.33964912237" calcext:value-type="float">
            <text:p>1586.3</text:p>
          </table:table-cell>
          <table:table-cell office:value-type="float" office:value="1611.70594066479" calcext:value-type="float">
            <text:p>1611.7</text:p>
          </table:table-cell>
          <table:table-cell office:value-type="float" office:value="1611.7059142447" calcext:value-type="float">
            <text:p>1611.7</text:p>
          </table:table-cell>
        </table:table-row>
        <table:table-row table:style-name="ro1">
          <table:table-cell table:style-name="ce4" office:value-type="string" calcext:value-type="string">
            <text:p>Alexander</text:p>
          </table:table-cell>
          <table:table-cell table:style-name="ce10" office:value-type="float" office:value="7.625" calcext:value-type="float">
            <text:p>7.6</text:p>
          </table:table-cell>
          <table:table-cell table:style-name="ce10" office:value-type="float" office:value="140.111111111111" calcext:value-type="float">
            <text:p>140.1</text:p>
          </table:table-cell>
          <table:table-cell table:style-name="ce12" office:value-type="percentage" office:value="0.000854821893522872" calcext:value-type="percentage">
            <text:p>0.1%</text:p>
          </table:table-cell>
          <table:table-cell table:style-name="ce10" office:value-type="float" office:value="1651.07202338589" calcext:value-type="float">
            <text:p>1651.1</text:p>
          </table:table-cell>
          <table:table-cell table:style-name="ce10" office:value-type="float" office:value="1611.63093552289" calcext:value-type="float">
            <text:p>1611.6</text:p>
          </table:table-cell>
          <table:table-cell table:style-name="ce10" office:value-type="float" office:value="1611.6646506283" calcext:value-type="float">
            <text:p>1611.7</text:p>
          </table:table-cell>
        </table:table-row>
        <table:table-row table:style-name="ro1">
          <table:table-cell office:value-type="string" calcext:value-type="string">
            <text:p>Chipmunk</text:p>
          </table:table-cell>
          <table:table-cell office:value-type="float" office:value="6.85714285714286" calcext:value-type="float">
            <text:p>6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97571521170726" calcext:value-type="percentage">
            <text:p>97.6%</text:p>
          </table:table-cell>
          <table:table-cell office:value-type="float" office:value="1573.77594200115" calcext:value-type="float">
            <text:p>1573.8</text:p>
          </table:table-cell>
          <table:table-cell office:value-type="float" office:value="1438.03520755928" calcext:value-type="float">
            <text:p>1438.0</text:p>
          </table:table-cell>
          <table:table-cell office:value-type="float" office:value="1570.47950700253" calcext:value-type="float">
            <text:p>1570.5</text:p>
          </table:table-cell>
        </table:table-row>
        <table:table-row table:style-name="ro1">
          <table:table-cell table:style-name="ce4" office:value-type="string" calcext:value-type="string">
            <text:p>Pl0tterGhost</text:p>
          </table:table-cell>
          <table:table-cell table:style-name="ce10" office:value-type="float" office:value="7.4" calcext:value-type="float">
            <text:p>7.4</text:p>
          </table:table-cell>
          <table:table-cell table:style-name="ce10" office:value-type="float" office:value="7.1875" calcext:value-type="float">
            <text:p>7.2</text:p>
          </table:table-cell>
          <table:table-cell table:style-name="ce12" office:value-type="percentage" office:value="0.846482555581503" calcext:value-type="percentage">
            <text:p>84.6%</text:p>
          </table:table-cell>
          <table:table-cell table:style-name="ce10" office:value-type="float" office:value="1528.43921592272" calcext:value-type="float">
            <text:p>1528.4</text:p>
          </table:table-cell>
          <table:table-cell table:style-name="ce10" office:value-type="float" office:value="1571.37753830912" calcext:value-type="float">
            <text:p>1571.4</text:p>
          </table:table-cell>
          <table:table-cell table:style-name="ce10" office:value-type="float" office:value="1535.0309974431" calcext:value-type="float">
            <text:p>1535.0</text:p>
          </table:table-cell>
        </table:table-row>
        <table:table-row table:style-name="ro1">
          <table:table-cell office:value-type="string" calcext:value-type="string">
            <text:p>Johnny Walrus</text:p>
          </table:table-cell>
          <table:table-cell office:value-type="float" office:value="5.5" calcext:value-type="float">
            <text:p>5.5</text:p>
          </table:table-cell>
          <table:table-cell office:value-type="float" office:value="10" calcext:value-type="float">
            <text:p>10.0</text:p>
          </table:table-cell>
          <table:table-cell office:value-type="percentage" office:value="0.553610628205705" calcext:value-type="percentage">
            <text:p>55.4%</text:p>
          </table:table-cell>
          <table:table-cell office:value-type="float" office:value="1536.26431739092" calcext:value-type="float">
            <text:p>1536.3</text:p>
          </table:table-cell>
          <table:table-cell office:value-type="float" office:value="1475.60563877947" calcext:value-type="float">
            <text:p>1475.6</text:p>
          </table:table-cell>
          <table:table-cell office:value-type="float" office:value="1509.18692795168" calcext:value-type="float">
            <text:p>1509.2</text:p>
          </table:table-cell>
        </table:table-row>
        <table:table-row table:style-name="ro1">
          <table:table-cell table:style-name="ce4" office:value-type="string" calcext:value-type="string">
            <text:p>Flying Mouse</text:p>
          </table:table-cell>
          <table:table-cell table:style-name="ce10" office:value-type="float" office:value="7.08333333333333" calcext:value-type="float">
            <text:p>7.1</text:p>
          </table:table-cell>
          <table:table-cell table:style-name="ce10" office:value-type="float" office:value="5.72727272727273" calcext:value-type="float">
            <text:p>5.7</text:p>
          </table:table-cell>
          <table:table-cell table:style-name="ce12" office:value-type="percentage" office:value="0.89986554576849" calcext:value-type="percentage">
            <text:p>90.0%</text:p>
          </table:table-cell>
          <table:table-cell table:style-name="ce10" office:value-type="float" office:value="1500.56522621243" calcext:value-type="float">
            <text:p>1500.6</text:p>
          </table:table-cell>
          <table:table-cell table:style-name="ce10" office:value-type="float" office:value="1565.33450702165" calcext:value-type="float">
            <text:p>1565.3</text:p>
          </table:table-cell>
          <table:table-cell table:style-name="ce10" office:value-type="float" office:value="1507.05086279723" calcext:value-type="float">
            <text:p>1507.1</text:p>
          </table:table-cell>
        </table:table-row>
        <table:table-row table:style-name="ro1">
          <table:table-cell office:value-type="string" calcext:value-type="string">
            <text:p>ajeomar</text:p>
          </table:table-cell>
          <table:table-cell office:value-type="float" office:value="5.5" calcext:value-type="float">
            <text:p>5.5</text:p>
          </table:table-cell>
          <table:table-cell office:value-type="float" office:value="23.3333333333333" calcext:value-type="float">
            <text:p>23.3</text:p>
          </table:table-cell>
          <table:table-cell office:value-type="percentage" office:value="0.143784164818087" calcext:value-type="percentage">
            <text:p>14.4%</text:p>
          </table:table-cell>
          <table:table-cell office:value-type="float" office:value="1333.66690687562" calcext:value-type="float">
            <text:p>1333.7</text:p>
          </table:table-cell>
          <table:table-cell office:value-type="float" office:value="1375.85085766617" calcext:value-type="float">
            <text:p>1375.9</text:p>
          </table:table-cell>
          <table:table-cell office:value-type="float" office:value="1369.78547353302" calcext:value-type="float">
            <text:p>1369.8</text:p>
          </table:table-cell>
        </table:table-row>
        <table:table-row table:style-name="ro1">
          <table:table-cell table:style-name="ce4" office:value-type="string" calcext:value-type="string">
            <text:p>Banana Philosopher</text:p>
          </table:table-cell>
          <table:table-cell table:style-name="ce10" office:value-type="float" office:value="5.5" calcext:value-type="float">
            <text:p>5.5</text:p>
          </table:table-cell>
          <table:table-cell table:style-name="ce10" office:value-type="float" office:value="29.6666666666667" calcext:value-type="float">
            <text:p>29.7</text:p>
          </table:table-cell>
          <table:table-cell table:style-name="ce12" office:value-type="percentage" office:value="0.0802961916108303" calcext:value-type="percentage">
            <text:p>8.0%</text:p>
          </table:table-cell>
          <table:table-cell table:style-name="ce10" office:value-type="float" office:value="1392.70409329782" calcext:value-type="float">
            <text:p>1392.7</text:p>
          </table:table-cell>
          <table:table-cell table:style-name="ce10" office:value-type="float" office:value="1325.29905789837" calcext:value-type="float">
            <text:p>1325.3</text:p>
          </table:table-cell>
          <table:table-cell table:style-name="ce10" office:value-type="float" office:value="1330.71142553634" calcext:value-type="float">
            <text:p>1330.7</text:p>
          </table:table-cell>
        </table:table-row>
        <table:table-row table:style-name="ro1">
          <table:table-cell office:value-type="string" calcext:value-type="string">
            <text:p>PlushWerewolf</text:p>
          </table:table-cell>
          <table:table-cell office:value-type="float" office:value="6.875" calcext:value-type="float">
            <text:p>6.9</text:p>
          </table:table-cell>
          <table:table-cell office:value-type="float" office:value="33.2222222222222" calcext:value-type="float">
            <text:p>33.2</text:p>
          </table:table-cell>
          <table:table-cell office:value-type="percentage" office:value="0.10609040805546" calcext:value-type="percentage">
            <text:p>10.6%</text:p>
          </table:table-cell>
          <table:table-cell office:value-type="float" office:value="1328.76011310592" calcext:value-type="float">
            <text:p>1328.8</text:p>
          </table:table-cell>
          <table:table-cell office:value-type="float" office:value="1314.88244200644" calcext:value-type="float">
            <text:p>1314.9</text:p>
          </table:table-cell>
          <table:table-cell office:value-type="float" office:value="1316.35472979625" calcext:value-type="float">
            <text:p>1316.4</text:p>
          </table:table-cell>
        </table:table-row>
        <table:table-row table:style-name="ro1">
          <table:table-cell table:style-name="ce4" office:value-type="string" calcext:value-type="string">
            <text:p>Belkross</text:p>
          </table:table-cell>
          <table:table-cell table:style-name="ce10" office:value-type="float" office:value="5" calcext:value-type="float">
            <text:p>5.0</text:p>
          </table:table-cell>
          <table:table-cell table:style-name="ce10" office:value-type="float" office:value="0" calcext:value-type="float">
            <text:p>0.0</text:p>
          </table:table-cell>
          <table:table-cell table:style-name="ce12" office:value-type="percentage" office:value="1" calcext:value-type="percentage">
            <text:p>100.0%</text:p>
          </table:table-cell>
          <table:table-cell table:style-name="ce10" office:value-type="float" office:value="1307.86244068752" calcext:value-type="float">
            <text:p>1307.9</text:p>
          </table:table-cell>
          <table:table-cell table:style-name="ce10" office:value-type="float" office:value="1357.57083566372" calcext:value-type="float">
            <text:p>1357.6</text:p>
          </table:table-cell>
          <table:table-cell table:style-name="ce10" office:value-type="float" office:value="1307.86244068752" calcext:value-type="float">
            <text:p>1307.9</text:p>
          </table:table-cell>
        </table:table-row>
        <table:table-row table:style-name="ro1">
          <table:table-cell office:value-type="string" calcext:value-type="string">
            <text:p>forteraiger</text:p>
          </table:table-cell>
          <table:table-cell office:value-type="float" office:value="7.25" calcext:value-type="float">
            <text:p>7.3</text:p>
          </table:table-cell>
          <table:table-cell office:value-type="float" office:value="44" calcext:value-type="float">
            <text:p>44.0</text:p>
          </table:table-cell>
          <table:table-cell office:value-type="percentage" office:value="0.0582267495897238" calcext:value-type="percentage">
            <text:p>5.8%</text:p>
          </table:table-cell>
          <table:table-cell office:value-type="float" office:value="1292.54982658257" calcext:value-type="float">
            <text:p>1292.5</text:p>
          </table:table-cell>
          <table:table-cell office:value-type="float" office:value="1276.34655005152" calcext:value-type="float">
            <text:p>1276.3</text:p>
          </table:table-cell>
          <table:table-cell office:value-type="float" office:value="1277.29001417663" calcext:value-type="float">
            <text:p>1277.3</text:p>
          </table:table-cell>
        </table:table-row>
        <table:table-row table:style-name="ro1">
          <table:table-cell table:style-name="ce4" office:value-type="string" calcext:value-type="string">
            <text:p>KorDimon</text:p>
          </table:table-cell>
          <table:table-cell table:style-name="ce10" office:value-type="float" office:value="7.33333333333333" calcext:value-type="float">
            <text:p>7.3</text:p>
          </table:table-cell>
          <table:table-cell table:style-name="ce10" office:value-type="float" office:value="2.22222222222222" calcext:value-type="float">
            <text:p>2.2</text:p>
          </table:table-cell>
          <table:table-cell table:style-name="ce12" office:value-type="percentage" office:value="0.996192949456341" calcext:value-type="percentage">
            <text:p>99.6%</text:p>
          </table:table-cell>
          <table:table-cell table:style-name="ce10" office:value-type="float" office:value="1227.21715594597" calcext:value-type="float">
            <text:p>1227.2</text:p>
          </table:table-cell>
          <table:table-cell table:style-name="ce10" office:value-type="float" office:value="1111.40112966274" calcext:value-type="float">
            <text:p>1111.4</text:p>
          </table:table-cell>
          <table:table-cell table:style-name="ce10" office:value-type="float" office:value="1226.77623848014" calcext:value-type="float">
            <text:p>1226.8</text:p>
          </table:table-cell>
        </table:table-row>
        <table:table-row table:style-name="ro1">
          <table:table-cell office:value-type="string" calcext:value-type="string">
            <text:p>Ezioauditore0109</text:p>
          </table:table-cell>
          <table:table-cell office:value-type="float" office:value="5.5" calcext:value-type="float">
            <text:p>5.5</text:p>
          </table:table-cell>
          <table:table-cell office:value-type="float" office:value="1.4" calcext:value-type="float">
            <text:p>1.4</text:p>
          </table:table-cell>
          <table:table-cell office:value-type="percentage" office:value="0.998223222909105" calcext:value-type="percentage">
            <text:p>99.8%</text:p>
          </table:table-cell>
          <table:table-cell office:value-type="float" office:value="1223.975183307" calcext:value-type="float">
            <text:p>1224.0</text:p>
          </table:table-cell>
          <table:table-cell office:value-type="float" office:value="1139.39513614057" calcext:value-type="float">
            <text:p>1139.4</text:p>
          </table:table-cell>
          <table:table-cell office:value-type="float" office:value="1223.82490341685" calcext:value-type="float">
            <text:p>1223.8</text:p>
          </table:table-cell>
        </table:table-row>
        <table:table-row table:style-name="ro1">
          <table:table-cell table:style-name="ce4" office:value-type="string" calcext:value-type="string">
            <text:p>Mokoto</text:p>
          </table:table-cell>
          <table:table-cell table:style-name="ce10" office:value-type="float" office:value="4" calcext:value-type="float">
            <text:p>4.0</text:p>
          </table:table-cell>
          <table:table-cell table:style-name="ce10" office:value-type="float" office:value="24" calcext:value-type="float">
            <text:p>24.0</text:p>
          </table:table-cell>
          <table:table-cell table:style-name="ce12" office:value-type="percentage" office:value="0.0601312900863356" calcext:value-type="percentage">
            <text:p>6.0%</text:p>
          </table:table-cell>
          <table:table-cell table:style-name="ce10" office:value-type="float" office:value="1169.95660753894" calcext:value-type="float">
            <text:p>1170.0</text:p>
          </table:table-cell>
          <table:table-cell table:style-name="ce10" office:value-type="float" office:value="1124.93048512635" calcext:value-type="float">
            <text:p>1124.9</text:p>
          </table:table-cell>
          <table:table-cell table:style-name="ce10" office:value-type="float" office:value="1127.6379639546" calcext:value-type="float">
            <text:p>1127.6</text:p>
          </table:table-cell>
        </table:table-row>
        <table:table-row table:style-name="ro1">
          <table:table-cell office:value-type="string" calcext:value-type="string">
            <text:p>thenagraj</text:p>
          </table:table-cell>
          <table:table-cell office:value-type="float" office:value="5.25" calcext:value-type="float">
            <text:p>5.3</text:p>
          </table:table-cell>
          <table:table-cell office:value-type="float" office:value="2" calcext:value-type="float">
            <text:p>2.0</text:p>
          </table:table-cell>
          <table:table-cell office:value-type="percentage" office:value="0.990488721584026" calcext:value-type="percentage">
            <text:p>99.0%</text:p>
          </table:table-cell>
          <table:table-cell office:value-type="float" office:value="1070.17188335837" calcext:value-type="float">
            <text:p>1070.2</text:p>
          </table:table-cell>
          <table:table-cell office:value-type="float" office:value="1083.72745674525" calcext:value-type="float">
            <text:p>1083.7</text:p>
          </table:table-cell>
          <table:table-cell office:value-type="float" office:value="1070.30081419094" calcext:value-type="float">
            <text:p>1070.3</text:p>
          </table:table-cell>
        </table:table-row>
      </table:table>
      <table:table table:name="Player_Summary" table:style-name="ta1">
        <table:table-column table:style-name="co1" table:default-cell-style-name="ce6"/>
        <table:table-column table:style-name="co3" table:number-columns-repeated="4" table:default-cell-style-name="ce6"/>
        <table:table-column table:style-name="co3" table:number-columns-repeated="2" table:default-cell-style-name="ce15"/>
        <table:table-row table:style-name="ro3">
          <table:table-cell table:style-name="ce13" office:value-type="string" calcext:value-type="string">
            <text:p>Discord Name</text:p>
          </table:table-cell>
          <table:table-cell table:style-name="ce13" office:value-type="string" calcext:value-type="string">
            <text:p>Visible Accounts</text:p>
          </table:table-cell>
          <table:table-cell table:style-name="ce13" office:value-type="string" calcext:value-type="string">
            <text:p>Smurf Accounts</text:p>
          </table:table-cell>
          <table:table-cell table:style-name="ce13" office:value-type="string" calcext:value-type="string">
            <text:p>Visible Games</text:p>
          </table:table-cell>
          <table:table-cell table:style-name="ce13" office:value-type="string" calcext:value-type="string">
            <text:p>Full Games</text:p>
          </table:table-cell>
          <table:table-cell table:style-name="ce13" office:value-type="string" calcext:value-type="string">
            <text:p>Elo Concealment</text:p>
          </table:table-cell>
          <table:table-cell table:style-name="ce13" office:value-type="string" calcext:value-type="string">
            <text:p>Tournament Elo</text:p>
          </table:table-cell>
        </table:table-row>
        <table:table-row table:style-name="ro1">
          <table:table-cell office:value-type="string" calcext:value-type="string">
            <text:p>PlushWerewol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8" calcext:value-type="float">
            <text:p>358</text:p>
          </table:table-cell>
          <table:table-cell office:value-type="float" office:value="0" calcext:value-type="float">
            <text:p>0.0</text:p>
          </table:table-cell>
          <table:table-cell office:value-type="float" office:value="1314.88244200644" calcext:value-type="float">
            <text:p>1314.9</text:p>
          </table:table-cell>
        </table:table-row>
        <table:table-row table:style-name="ro1">
          <table:table-cell table:style-name="ce14" office:value-type="string" calcext:value-type="string">
            <text:p>maxymczech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4127" calcext:value-type="float">
            <text:p>4127</text:p>
          </table:table-cell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1802.54873608572" calcext:value-type="float">
            <text:p>1802.5</text:p>
          </table:table-cell>
        </table:table-row>
        <table:table-row table:style-name="ro1">
          <table:table-cell office:value-type="string" calcext:value-type="string">
            <text:p>chanchilaru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75" calcext:value-type="float">
            <text:p>5075</text:p>
          </table:table-cell>
          <table:table-cell office:value-type="float" office:value="5501" calcext:value-type="float">
            <text:p>5501</text:p>
          </table:table-cell>
          <table:table-cell office:value-type="float" office:value="0" calcext:value-type="float">
            <text:p>0.0</text:p>
          </table:table-cell>
          <table:table-cell office:value-type="float" office:value="2124.6081260817" calcext:value-type="float">
            <text:p>2124.6</text:p>
          </table:table-cell>
        </table:table-row>
        <table:table-row table:style-name="ro1">
          <table:table-cell table:style-name="ce14" office:value-type="string" calcext:value-type="string">
            <text:p>forteraige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364" calcext:value-type="float">
            <text:p>364</text:p>
          </table:table-cell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1276.34655005152" calcext:value-type="float">
            <text:p>1276.3</text:p>
          </table:table-cell>
        </table:table-row>
        <table:table-row table:style-name="ro1">
          <table:table-cell office:value-type="string" calcext:value-type="string">
            <text:p>LoreDe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7" calcext:value-type="float">
            <text:p>367</text:p>
          </table:table-cell>
          <table:table-cell office:value-type="float" office:value="0" calcext:value-type="float">
            <text:p>0.0</text:p>
          </table:table-cell>
          <table:table-cell office:value-type="float" office:value="1691.1276245597" calcext:value-type="float">
            <text:p>1691.1</text:p>
          </table:table-cell>
        </table:table-row>
        <table:table-row table:style-name="ro1">
          <table:table-cell table:style-name="ce14" office:value-type="string" calcext:value-type="string">
            <text:p>kiritastrich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5449" calcext:value-type="float">
            <text:p>5449</text:p>
          </table:table-cell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1895.51795191382" calcext:value-type="float">
            <text:p>1895.5</text:p>
          </table:table-cell>
        </table:table-row>
        <table:table-row table:style-name="ro1">
          <table:table-cell office:value-type="string" calcext:value-type="string">
            <text:p>__oladushe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92" calcext:value-type="float">
            <text:p>892</text:p>
          </table:table-cell>
          <table:table-cell office:value-type="float" office:value="0" calcext:value-type="float">
            <text:p>0.0</text:p>
          </table:table-cell>
          <table:table-cell office:value-type="float" office:value="2046.31135294495" calcext:value-type="float">
            <text:p>2046.3</text:p>
          </table:table-cell>
        </table:table-row>
        <table:table-row table:style-name="ro1">
          <table:table-cell table:style-name="ce14" office:value-type="string" calcext:value-type="string">
            <text:p>PL_Hitorek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446" calcext:value-type="float">
            <text:p>446</text:p>
          </table:table-cell>
          <table:table-cell table:style-name="ce14" office:value-type="float" office:value="1308" calcext:value-type="float">
            <text:p>1308</text:p>
          </table:table-cell>
          <table:table-cell table:style-name="ce16" office:value-type="float" office:value="35.1391217999308" calcext:value-type="float">
            <text:p>35.1</text:p>
          </table:table-cell>
          <table:table-cell table:style-name="ce16" office:value-type="float" office:value="2027.77877712543" calcext:value-type="float">
            <text:p>2027.8</text:p>
          </table:table-cell>
        </table:table-row>
        <table:table-row table:style-name="ro1">
          <table:table-cell office:value-type="string" calcext:value-type="string">
            <text:p>thenagraj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0" calcext:value-type="float">
            <text:p>0.0</text:p>
          </table:table-cell>
          <table:table-cell office:value-type="float" office:value="1083.72745674525" calcext:value-type="float">
            <text:p>1083.7</text:p>
          </table:table-cell>
        </table:table-row>
        <table:table-row table:style-name="ro1">
          <table:table-cell table:style-name="ce14" office:value-type="string" calcext:value-type="string">
            <text:p>Johnny Walrus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610" calcext:value-type="float">
            <text:p>610</text:p>
          </table:table-cell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1475.60563877947" calcext:value-type="float">
            <text:p>1475.6</text:p>
          </table:table-cell>
        </table:table-row>
        <table:table-row table:style-name="ro1">
          <table:table-cell office:value-type="string" calcext:value-type="string">
            <text:p>Ezioauditore01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0" calcext:value-type="float">
            <text:p>0.0</text:p>
          </table:table-cell>
          <table:table-cell office:value-type="float" office:value="1139.39513614057" calcext:value-type="float">
            <text:p>1139.4</text:p>
          </table:table-cell>
        </table:table-row>
        <table:table-row table:style-name="ro1">
          <table:table-cell table:style-name="ce14" office:value-type="string" calcext:value-type="string">
            <text:p>JagWarrio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100" calcext:value-type="float">
            <text:p>1100</text:p>
          </table:table-cell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1632.54073178917" calcext:value-type="float">
            <text:p>1632.5</text:p>
          </table:table-cell>
        </table:table-row>
        <table:table-row table:style-name="ro1">
          <table:table-cell office:value-type="string" calcext:value-type="string">
            <text:p>Moko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2" calcext:value-type="float">
            <text:p>562</text:p>
          </table:table-cell>
          <table:table-cell office:value-type="float" office:value="0" calcext:value-type="float">
            <text:p>0.0</text:p>
          </table:table-cell>
          <table:table-cell office:value-type="float" office:value="1124.93048512635" calcext:value-type="float">
            <text:p>1124.9</text:p>
          </table:table-cell>
        </table:table-row>
        <table:table-row table:style-name="ro1">
          <table:table-cell table:style-name="ce14" office:value-type="string" calcext:value-type="string">
            <text:p>Hydu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286" calcext:value-type="float">
            <text:p>286</text:p>
          </table:table-cell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1778.59992392132" calcext:value-type="float">
            <text:p>1778.6</text:p>
          </table:table-cell>
        </table:table-row>
        <table:table-row table:style-name="ro1">
          <table:table-cell office:value-type="string" calcext:value-type="string">
            <text:p>Jskill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5" calcext:value-type="float">
            <text:p>445</text:p>
          </table:table-cell>
          <table:table-cell office:value-type="float" office:value="0" calcext:value-type="float">
            <text:p>0.0</text:p>
          </table:table-cell>
          <table:table-cell office:value-type="float" office:value="1781.77576717786" calcext:value-type="float">
            <text:p>1781.8</text:p>
          </table:table-cell>
        </table:table-row>
        <table:table-row table:style-name="ro1">
          <table:table-cell table:style-name="ce14" office:value-type="string" calcext:value-type="string">
            <text:p>Metalmania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2326" calcext:value-type="float">
            <text:p>2326</text:p>
          </table:table-cell>
          <table:table-cell table:style-name="ce14" office:value-type="float" office:value="3128" calcext:value-type="float">
            <text:p>3128</text:p>
          </table:table-cell>
          <table:table-cell table:style-name="ce16" office:value-type="float" office:value="-0.184927629942877" calcext:value-type="float">
            <text:p>-0.2</text:p>
          </table:table-cell>
          <table:table-cell table:style-name="ce16" office:value-type="float" office:value="1674.22556547404" calcext:value-type="float">
            <text:p>1674.2</text:p>
          </table:table-cell>
        </table:table-row>
        <table:table-row table:style-name="ro1">
          <table:table-cell office:value-type="string" calcext:value-type="string">
            <text:p>Flying Mou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float" office:value="0" calcext:value-type="float">
            <text:p>0.0</text:p>
          </table:table-cell>
          <table:table-cell office:value-type="float" office:value="1565.33450702165" calcext:value-type="float">
            <text:p>1565.3</text:p>
          </table:table-cell>
        </table:table-row>
        <table:table-row table:style-name="ro1">
          <table:table-cell table:style-name="ce14" office:value-type="string" calcext:value-type="string">
            <text:p>Qeetsa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028" calcext:value-type="float">
            <text:p>1028</text:p>
          </table:table-cell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1771.30611956625" calcext:value-type="float">
            <text:p>1771.3</text:p>
          </table:table-cell>
        </table:table-row>
        <table:table-row table:style-name="ro1">
          <table:table-cell office:value-type="string" calcext:value-type="string">
            <text:p>benderandchi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54" calcext:value-type="float">
            <text:p>3654</text:p>
          </table:table-cell>
          <table:table-cell office:value-type="float" office:value="0" calcext:value-type="float">
            <text:p>0.0</text:p>
          </table:table-cell>
          <table:table-cell office:value-type="float" office:value="1611.70594066479" calcext:value-type="float">
            <text:p>1611.7</text:p>
          </table:table-cell>
        </table:table-row>
        <table:table-row table:style-name="ro1">
          <table:table-cell table:style-name="ce14" office:value-type="string" calcext:value-type="string">
            <text:p>KorDim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246" calcext:value-type="float">
            <text:p>246</text:p>
          </table:table-cell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1111.40112966274" calcext:value-type="float">
            <text:p>1111.4</text:p>
          </table:table-cell>
        </table:table-row>
        <table:table-row table:style-name="ro1">
          <table:table-cell office:value-type="string" calcext:value-type="string">
            <text:p>Alexand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99" calcext:value-type="float">
            <text:p>1899</text:p>
          </table:table-cell>
          <table:table-cell office:value-type="float" office:value="0" calcext:value-type="float">
            <text:p>0.0</text:p>
          </table:table-cell>
          <table:table-cell office:value-type="float" office:value="1611.63093552289" calcext:value-type="float">
            <text:p>1611.6</text:p>
          </table:table-cell>
        </table:table-row>
        <table:table-row table:style-name="ro1">
          <table:table-cell table:style-name="ce14" office:value-type="string" calcext:value-type="string">
            <text:p>Belkross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2" calcext:value-type="float">
            <text:p>12</text:p>
          </table:table-cell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1357.57083566372" calcext:value-type="float">
            <text:p>1357.6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07" calcext:value-type="float">
            <text:p>1307</text:p>
          </table:table-cell>
          <table:table-cell office:value-type="float" office:value="0" calcext:value-type="float">
            <text:p>0.0</text:p>
          </table:table-cell>
          <table:table-cell office:value-type="float" office:value="1621.17546363933" calcext:value-type="float">
            <text:p>1621.2</text:p>
          </table:table-cell>
        </table:table-row>
        <table:table-row table:style-name="ro1">
          <table:table-cell table:style-name="ce14" office:value-type="string" calcext:value-type="string">
            <text:p>xRavy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2276" calcext:value-type="float">
            <text:p>2276</text:p>
          </table:table-cell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1692.65196830364" calcext:value-type="float">
            <text:p>1692.7</text:p>
          </table:table-cell>
        </table:table-row>
        <table:table-row table:style-name="ro1">
          <table:table-cell office:value-type="string" calcext:value-type="string">
            <text:p>e1sTe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0" calcext:value-type="float">
            <text:p>990</text:p>
          </table:table-cell>
          <table:table-cell office:value-type="float" office:value="0" calcext:value-type="float">
            <text:p>0.0</text:p>
          </table:table-cell>
          <table:table-cell office:value-type="float" office:value="2044.08461409799" calcext:value-type="float">
            <text:p>2044.1</text:p>
          </table:table-cell>
        </table:table-row>
        <table:table-row table:style-name="ro1">
          <table:table-cell table:style-name="ce14" office:value-type="string" calcext:value-type="string">
            <text:p>Empir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3128" calcext:value-type="float">
            <text:p>3128</text:p>
          </table:table-cell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1674.22556547404" calcext:value-type="float">
            <text:p>1674.2</text:p>
          </table:table-cell>
        </table:table-row>
        <table:table-row table:style-name="ro1">
          <table:table-cell office:value-type="string" calcext:value-type="string">
            <text:p>leonovo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72" calcext:value-type="float">
            <text:p>872</text:p>
          </table:table-cell>
          <table:table-cell office:value-type="float" office:value="0" calcext:value-type="float">
            <text:p>0.0</text:p>
          </table:table-cell>
          <table:table-cell office:value-type="float" office:value="1935.57599176192" calcext:value-type="float">
            <text:p>1935.6</text:p>
          </table:table-cell>
        </table:table-row>
        <table:table-row table:style-name="ro1">
          <table:table-cell table:style-name="ce14" office:value-type="string" calcext:value-type="string">
            <text:p>ajeoma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2907" calcext:value-type="float">
            <text:p>2907</text:p>
          </table:table-cell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1375.85085766617" calcext:value-type="float">
            <text:p>1375.9</text:p>
          </table:table-cell>
        </table:table-row>
        <table:table-row table:style-name="ro1">
          <table:table-cell office:value-type="string" calcext:value-type="string">
            <text:p>Chipmun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86" calcext:value-type="float">
            <text:p>1086</text:p>
          </table:table-cell>
          <table:table-cell office:value-type="float" office:value="0" calcext:value-type="float">
            <text:p>0.0</text:p>
          </table:table-cell>
          <table:table-cell office:value-type="float" office:value="1438.03520755928" calcext:value-type="float">
            <text:p>1438.0</text:p>
          </table:table-cell>
        </table:table-row>
        <table:table-row table:style-name="ro1">
          <table:table-cell table:style-name="ce14" office:value-type="string" calcext:value-type="string">
            <text:p>Banana Philosophe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353" calcext:value-type="float">
            <text:p>1353</text:p>
          </table:table-cell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1325.29905789837" calcext:value-type="float">
            <text:p>1325.3</text:p>
          </table:table-cell>
        </table:table-row>
        <table:table-row table:style-name="ro1">
          <table:table-cell office:value-type="string" calcext:value-type="string">
            <text:p>wisenat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792" calcext:value-type="float">
            <text:p>6792</text:p>
          </table:table-cell>
          <table:table-cell office:value-type="float" office:value="0" calcext:value-type="float">
            <text:p>0.0</text:p>
          </table:table-cell>
          <table:table-cell office:value-type="float" office:value="2164.25045329172" calcext:value-type="float">
            <text:p>2164.3</text:p>
          </table:table-cell>
        </table:table-row>
        <table:table-row table:style-name="ro1">
          <table:table-cell table:style-name="ce14" office:value-type="string" calcext:value-type="string">
            <text:p>Angel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318" calcext:value-type="float">
            <text:p>3318</text:p>
          </table:table-cell>
          <table:table-cell table:style-name="ce14" office:value-type="float" office:value="3336" calcext:value-type="float">
            <text:p>3336</text:p>
          </table:table-cell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2276.10997698253" calcext:value-type="float">
            <text:p>2276.1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0" calcext:value-type="float">
            <text:p>0.0</text:p>
          </table:table-cell>
          <table:table-cell office:value-type="float" office:value="1571.37753830912" calcext:value-type="float">
            <text:p>1571.4</text:p>
          </table:table-cell>
        </table:table-row>
      </table:table>
      <table:table table:name="Ranked_Apparent" table:style-name="ta1">
        <table:table-column table:style-name="co3" table:number-columns-repeated="1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ure Average Elo Fluctuation</text:p>
          </table:table-cell>
          <table:table-cell/>
          <table:table-cell office:value-type="string" calcext:value-type="string">
            <text:p>Pure Average Elo</text:p>
          </table:table-cell>
          <table:table-cell/>
          <table:table-cell office:value-type="string" calcext:value-type="string">
            <text:p>Target Win Rate For That Elo</text:p>
          </table:table-cell>
          <table:table-cell/>
          <table:table-cell office:value-type="string" calcext:value-type="string">
            <text:p>Win Rate Deviation</text:p>
          </table:table-cell>
          <table:table-cell/>
          <table:table-cell office:value-type="string" calcext:value-type="string">
            <text:p>Elo Drift From Win <text:s/>Rate</text:p>
          </table:table-cell>
          <table:table-cell/>
          <table:table-cell office:value-type="string" calcext:value-type="string">
            <text:p>Ranked Elo Window</text:p>
          </table:table-cell>
          <table:table-cell/>
          <table:table-cell office:value-type="string" calcext:value-type="string">
            <text:p>Ranked Elo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Point 3/4</text:p>
          </table:table-cell>
        </table:table-row>
        <table:table-row table:style-name="ro1">
          <table:table-cell office:value-type="string" calcext:value-type="string">
            <text:p>PlushWerewolf</text:p>
          </table:table-cell>
          <table:table-cell office:value-type="float" office:value="-7.98" calcext:value-type="float">
            <text:p>-7.98</text:p>
          </table:table-cell>
          <table:table-cell office:value-type="float" office:value="7.98" calcext:value-type="float">
            <text:p>7.98</text:p>
          </table:table-cell>
          <table:table-cell office:value-type="float" office:value="1238.86792079208" calcext:value-type="float">
            <text:p>1238.86792079208</text:p>
          </table:table-cell>
          <table:table-cell office:value-type="float" office:value="1254.82792079208" calcext:value-type="float">
            <text:p>1254.82792079208</text:p>
          </table:table-cell>
          <table:table-cell office:value-type="float" office:value="0.507059675214542" calcext:value-type="float">
            <text:p>0.507059675214542</text:p>
          </table:table-cell>
          <table:table-cell office:value-type="float" office:value="0.507261119578723" calcext:value-type="float">
            <text:p>0.507261119578723</text:p>
          </table:table-cell>
          <table:table-cell office:value-type="float" office:value="0.176204859400807" calcext:value-type="float">
            <text:p>0.176204859400807</text:p>
          </table:table-cell>
          <table:table-cell office:value-type="float" office:value="0.176344207539875" calcext:value-type="float">
            <text:p>0.176344207539875</text:p>
          </table:table-cell>
          <table:table-cell office:value-type="float" office:value="-128.033756375648" calcext:value-type="float">
            <text:p>-128.033756375648</text:p>
          </table:table-cell>
          <table:table-cell office:value-type="float" office:value="128.033756375648" calcext:value-type="float">
            <text:p>128.033756375648</text:p>
          </table:table-cell>
          <table:table-cell office:value-type="float" office:value="1110.94473652259" calcext:value-type="float">
            <text:p>1110.94473652259</text:p>
          </table:table-cell>
          <table:table-cell office:value-type="float" office:value="1382.86167716773" calcext:value-type="float">
            <text:p>1382.86167716773</text:p>
          </table:table-cell>
          <table:table-cell office:value-type="float" office:value="1314.88244200644" calcext:value-type="float">
            <text:p>1314.88244200644</text:p>
          </table:table-cell>
        </table:table-row>
        <table:table-row table:style-name="ro1">
          <table:table-cell office:value-type="string" calcext:value-type="string">
            <text:p>maxymczech</text:p>
          </table:table-cell>
          <table:table-cell office:value-type="float" office:value="-25.74" calcext:value-type="float">
            <text:p>-25.74</text:p>
          </table:table-cell>
          <table:table-cell office:value-type="float" office:value="25.74" calcext:value-type="float">
            <text:p>25.74</text:p>
          </table:table-cell>
          <table:table-cell office:value-type="float" office:value="1728.95485148515" calcext:value-type="float">
            <text:p>1728.95485148515</text:p>
          </table:table-cell>
          <table:table-cell office:value-type="float" office:value="1780.43485148515" calcext:value-type="float">
            <text:p>1780.43485148515</text:p>
          </table:table-cell>
          <table:table-cell office:value-type="float" office:value="0.513557389101248" calcext:value-type="float">
            <text:p>0.513557389101248</text:p>
          </table:table-cell>
          <table:table-cell office:value-type="float" office:value="0.514782263116984" calcext:value-type="float">
            <text:p>0.514782263116984</text:p>
          </table:table-cell>
          <table:table-cell office:value-type="float" office:value="0.0990786745906913" calcext:value-type="float">
            <text:p>0.0990786745906913</text:p>
          </table:table-cell>
          <table:table-cell office:value-type="float" office:value="0.0992610617873917" calcext:value-type="float">
            <text:p>0.0992610617873917</text:p>
          </table:table-cell>
          <table:table-cell office:value-type="float" office:value="-69.901806514719" calcext:value-type="float">
            <text:p>-69.901806514719</text:p>
          </table:table-cell>
          <table:table-cell office:value-type="float" office:value="69.901806514719" calcext:value-type="float">
            <text:p>69.901806514719</text:p>
          </table:table-cell>
          <table:table-cell office:value-type="float" office:value="1659.18497034329" calcext:value-type="float">
            <text:p>1659.18497034329</text:p>
          </table:table-cell>
          <table:table-cell office:value-type="float" office:value="1850.33665799987" calcext:value-type="float">
            <text:p>1850.33665799987</text:p>
          </table:table-cell>
          <table:table-cell office:value-type="float" office:value="1802.54873608572" calcext:value-type="float">
            <text:p>1802.54873608572</text:p>
          </table:table-cell>
        </table:table-row>
        <table:table-row table:style-name="ro1">
          <table:table-cell office:value-type="string" calcext:value-type="string">
            <text:p>chanchilaru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2078.94732673267" calcext:value-type="float">
            <text:p>2078.94732673267</text:p>
          </table:table-cell>
          <table:table-cell office:value-type="float" office:value="2096.94732673267" calcext:value-type="float">
            <text:p>2096.94732673267</text:p>
          </table:table-cell>
          <table:table-cell office:value-type="float" office:value="0.52694135135625" calcext:value-type="float">
            <text:p>0.52694135135625</text:p>
          </table:table-cell>
          <table:table-cell office:value-type="float" office:value="0.528022506415959" calcext:value-type="float">
            <text:p>0.528022506415959</text:p>
          </table:table-cell>
          <table:table-cell office:value-type="float" office:value="0.0908409644846393" calcext:value-type="float">
            <text:p>0.0908409644846393</text:p>
          </table:table-cell>
          <table:table-cell office:value-type="float" office:value="0.0912956822605358" calcext:value-type="float">
            <text:p>0.0912956822605358</text:p>
          </table:table-cell>
          <table:table-cell office:value-type="float" office:value="-64.1581927594444" calcext:value-type="float">
            <text:p>-64.1581927594444</text:p>
          </table:table-cell>
          <table:table-cell office:value-type="float" office:value="64.1581927594444" calcext:value-type="float">
            <text:p>64.1581927594444</text:p>
          </table:table-cell>
          <table:table-cell office:value-type="float" office:value="2015.11594585043" calcext:value-type="float">
            <text:p>2015.11594585043</text:p>
          </table:table-cell>
          <table:table-cell office:value-type="float" office:value="2161.10551949212" calcext:value-type="float">
            <text:p>2161.10551949212</text:p>
          </table:table-cell>
          <table:table-cell office:value-type="float" office:value="2124.6081260817" calcext:value-type="float">
            <text:p>2124.6081260817</text:p>
          </table:table-cell>
        </table:table-row>
        <table:table-row table:style-name="ro1">
          <table:table-cell office:value-type="string" calcext:value-type="string">
            <text:p>forteraiger</text:p>
          </table:table-cell>
          <table:table-cell office:value-type="float" office:value="-12.96" calcext:value-type="float">
            <text:p>-12.96</text:p>
          </table:table-cell>
          <table:table-cell office:value-type="float" office:value="12.96" calcext:value-type="float">
            <text:p>12.96</text:p>
          </table:table-cell>
          <table:table-cell office:value-type="float" office:value="1205.41247524752" calcext:value-type="float">
            <text:p>1205.41247524752</text:p>
          </table:table-cell>
          <table:table-cell office:value-type="float" office:value="1231.33247524752" calcext:value-type="float">
            <text:p>1231.33247524752</text:p>
          </table:table-cell>
          <table:table-cell office:value-type="float" office:value="0.506609803035769" calcext:value-type="float">
            <text:p>0.506609803035769</text:p>
          </table:table-cell>
          <table:table-cell office:value-type="float" office:value="0.506961766107511" calcext:value-type="float">
            <text:p>0.506961766107511</text:p>
          </table:table-cell>
          <table:table-cell office:value-type="float" office:value="0.144068972936031" calcext:value-type="float">
            <text:p>0.144068972936031</text:p>
          </table:table-cell>
          <table:table-cell office:value-type="float" office:value="0.144170479527254" calcext:value-type="float">
            <text:p>0.144170479527254</text:p>
          </table:table-cell>
          <table:table-cell office:value-type="float" office:value="-103.103537248241" calcext:value-type="float">
            <text:p>-103.103537248241</text:p>
          </table:table-cell>
          <table:table-cell office:value-type="float" office:value="103.103537248241" calcext:value-type="float">
            <text:p>103.103537248241</text:p>
          </table:table-cell>
          <table:table-cell office:value-type="float" office:value="1102.30893799928" calcext:value-type="float">
            <text:p>1102.30893799928</text:p>
          </table:table-cell>
          <table:table-cell office:value-type="float" office:value="1334.35908740226" calcext:value-type="float">
            <text:p>1334.35908740226</text:p>
          </table:table-cell>
          <table:table-cell office:value-type="float" office:value="1276.34655005152" calcext:value-type="float">
            <text:p>1276.34655005152</text:p>
          </table:table-cell>
        </table:table-row>
        <table:table-row table:style-name="ro1">
          <table:table-cell office:value-type="string" calcext:value-type="string">
            <text:p>LoreDek</text:p>
          </table:table-cell>
          <table:table-cell office:value-type="float" office:value="-9.3" calcext:value-type="float">
            <text:p>-9.3</text:p>
          </table:table-cell>
          <table:table-cell office:value-type="float" office:value="9.3" calcext:value-type="float">
            <text:p>9.3</text:p>
          </table:table-cell>
          <table:table-cell office:value-type="float" office:value="1641.95762376238" calcext:value-type="float">
            <text:p>1641.95762376238</text:p>
          </table:table-cell>
          <table:table-cell office:value-type="float" office:value="1660.55762376238" calcext:value-type="float">
            <text:p>1660.55762376238</text:p>
          </table:table-cell>
          <table:table-cell office:value-type="float" office:value="0.511889115785739" calcext:value-type="float">
            <text:p>0.511889115785739</text:p>
          </table:table-cell>
          <table:table-cell office:value-type="float" office:value="0.512208630588874" calcext:value-type="float">
            <text:p>0.512208630588874</text:p>
          </table:table-cell>
          <table:table-cell office:value-type="float" office:value="0.0998235450801572" calcext:value-type="float">
            <text:p>0.0998235450801572</text:p>
          </table:table-cell>
          <table:table-cell office:value-type="float" office:value="0.0999444064790441" calcext:value-type="float">
            <text:p>0.0999444064790441</text:p>
          </table:table-cell>
          <table:table-cell office:value-type="float" office:value="-70.3962646218863" calcext:value-type="float">
            <text:p>-70.3962646218863</text:p>
          </table:table-cell>
          <table:table-cell office:value-type="float" office:value="70.3962646218863" calcext:value-type="float">
            <text:p>70.3962646218863</text:p>
          </table:table-cell>
          <table:table-cell office:value-type="float" office:value="1571.64883308602" calcext:value-type="float">
            <text:p>1571.64883308602</text:p>
          </table:table-cell>
          <table:table-cell office:value-type="float" office:value="1730.95388838426" calcext:value-type="float">
            <text:p>1730.95388838426</text:p>
          </table:table-cell>
          <table:table-cell office:value-type="float" office:value="1691.1276245597" calcext:value-type="float">
            <text:p>1691.1276245597</text:p>
          </table:table-cell>
        </table:table-row>
        <table:table-row table:style-name="ro1">
          <table:table-cell office:value-type="string" calcext:value-type="string">
            <text:p>kiritastrich </text:p>
          </table:table-cell>
          <table:table-cell office:value-type="float" office:value="-14.76" calcext:value-type="float">
            <text:p>-14.76</text:p>
          </table:table-cell>
          <table:table-cell office:value-type="float" office:value="14.76" calcext:value-type="float">
            <text:p>14.76</text:p>
          </table:table-cell>
          <table:table-cell office:value-type="float" office:value="1819.63306930693" calcext:value-type="float">
            <text:p>1819.63306930693</text:p>
          </table:table-cell>
          <table:table-cell office:value-type="float" office:value="1849.15306930693" calcext:value-type="float">
            <text:p>1849.15306930693</text:p>
          </table:table-cell>
          <table:table-cell office:value-type="float" office:value="0.515855184053002" calcext:value-type="float">
            <text:p>0.515855184053002</text:p>
          </table:table-cell>
          <table:table-cell office:value-type="float" office:value="0.516751651348267" calcext:value-type="float">
            <text:p>0.516751651348267</text:p>
          </table:table-cell>
          <table:table-cell office:value-type="float" office:value="0.150020518523346" calcext:value-type="float">
            <text:p>0.150020518523346</text:p>
          </table:table-cell>
          <table:table-cell office:value-type="float" office:value="0.150188196314205" calcext:value-type="float">
            <text:p>0.150188196314205</text:p>
          </table:table-cell>
          <table:table-cell office:value-type="float" office:value="-107.68184846609" calcext:value-type="float">
            <text:p>-107.68184846609</text:p>
          </table:table-cell>
          <table:table-cell office:value-type="float" office:value="107.68184846609" calcext:value-type="float">
            <text:p>107.68184846609</text:p>
          </table:table-cell>
          <table:table-cell office:value-type="float" office:value="1711.95122084084" calcext:value-type="float">
            <text:p>1711.95122084084</text:p>
          </table:table-cell>
          <table:table-cell office:value-type="float" office:value="1956.70686227149" calcext:value-type="float">
            <text:p>1956.70686227149</text:p>
          </table:table-cell>
          <table:table-cell office:value-type="float" office:value="1895.51795191382" calcext:value-type="float">
            <text:p>1895.51795191382</text:p>
          </table:table-cell>
        </table:table-row>
        <table:table-row table:style-name="ro1">
          <table:table-cell office:value-type="string" calcext:value-type="string">
            <text:p>__oladushek</text:p>
          </table:table-cell>
          <table:table-cell office:value-type="float" office:value="-13.26" calcext:value-type="float">
            <text:p>-13.26</text:p>
          </table:table-cell>
          <table:table-cell office:value-type="float" office:value="13.26" calcext:value-type="float">
            <text:p>13.26</text:p>
          </table:table-cell>
          <table:table-cell office:value-type="float" office:value="1984.86475247525" calcext:value-type="float">
            <text:p>1984.86475247525</text:p>
          </table:table-cell>
          <table:table-cell office:value-type="float" office:value="2011.38475247525" calcext:value-type="float">
            <text:p>2011.38475247525</text:p>
          </table:table-cell>
          <table:table-cell office:value-type="float" office:value="0.522008704016819" calcext:value-type="float">
            <text:p>0.522008704016819</text:p>
          </table:table-cell>
          <table:table-cell office:value-type="float" office:value="0.52328234352441" calcext:value-type="float">
            <text:p>0.52328234352441</text:p>
          </table:table-cell>
          <table:table-cell office:value-type="float" office:value="0.116480771813741" calcext:value-type="float">
            <text:p>0.116480771813741</text:p>
          </table:table-cell>
          <table:table-cell office:value-type="float" office:value="0.117079661864333" calcext:value-type="float">
            <text:p>0.117079661864333</text:p>
          </table:table-cell>
          <table:table-cell office:value-type="float" office:value="-82.893119652631" calcext:value-type="float">
            <text:p>-82.893119652631</text:p>
          </table:table-cell>
          <table:table-cell office:value-type="float" office:value="82.893119652631" calcext:value-type="float">
            <text:p>82.893119652631</text:p>
          </table:table-cell>
          <table:table-cell office:value-type="float" office:value="1902.41179539615" calcext:value-type="float">
            <text:p>1902.41179539615</text:p>
          </table:table-cell>
          <table:table-cell office:value-type="float" office:value="2094.27787212788" calcext:value-type="float">
            <text:p>2094.27787212788</text:p>
          </table:table-cell>
          <table:table-cell office:value-type="float" office:value="2046.31135294495" calcext:value-type="float">
            <text:p>2046.31135294495</text:p>
          </table:table-cell>
        </table:table-row>
        <table:table-row table:style-name="ro1">
          <table:table-cell office:value-type="string" calcext:value-type="string">
            <text:p>PL_Hitorek</text:p>
          </table:table-cell>
          <table:table-cell office:value-type="float" office:value="-11.04" calcext:value-type="float">
            <text:p>-11.04</text:p>
          </table:table-cell>
          <table:table-cell office:value-type="float" office:value="11.04" calcext:value-type="float">
            <text:p>11.04</text:p>
          </table:table-cell>
          <table:table-cell office:value-type="float" office:value="1938.68099009901" calcext:value-type="float">
            <text:p>1938.68099009901</text:p>
          </table:table-cell>
          <table:table-cell office:value-type="float" office:value="1960.76099009901" calcext:value-type="float">
            <text:p>1960.76099009901</text:p>
          </table:table-cell>
          <table:table-cell office:value-type="float" office:value="0.519993307552085" calcext:value-type="float">
            <text:p>0.519993307552085</text:p>
          </table:table-cell>
          <table:table-cell office:value-type="float" office:value="0.520925663088948" calcext:value-type="float">
            <text:p>0.520925663088948</text:p>
          </table:table-cell>
          <table:table-cell office:value-type="float" office:value="0.10561987091184" calcext:value-type="float">
            <text:p>0.10561987091184</text:p>
          </table:table-cell>
          <table:table-cell office:value-type="float" office:value="0.105879508059775" calcext:value-type="float">
            <text:p>0.105879508059775</text:p>
          </table:table-cell>
          <table:table-cell office:value-type="float" office:value="-74.7028991668527" calcext:value-type="float">
            <text:p>-74.7028991668527</text:p>
          </table:table-cell>
          <table:table-cell office:value-type="float" office:value="74.7028991668527" calcext:value-type="float">
            <text:p>74.7028991668527</text:p>
          </table:table-cell>
          <table:table-cell office:value-type="float" office:value="1864.16695350441" calcext:value-type="float">
            <text:p>1864.16695350441</text:p>
          </table:table-cell>
          <table:table-cell office:value-type="float" office:value="2035.46388926586" calcext:value-type="float">
            <text:p>2035.46388926586</text:p>
          </table:table-cell>
          <table:table-cell office:value-type="float" office:value="1992.6396553255" calcext:value-type="float">
            <text:p>1992.6396553255</text:p>
          </table:table-cell>
        </table:table-row>
        <table:table-row table:style-name="ro1">
          <table:table-cell office:value-type="string" calcext:value-type="string">
            <text:p>thenagraj</text:p>
          </table:table-cell>
          <table:table-cell office:value-type="float" office:value="-47.8695652173913" calcext:value-type="float">
            <text:p>-47.8695652173913</text:p>
          </table:table-cell>
          <table:table-cell office:value-type="float" office:value="47.8695652173913" calcext:value-type="float">
            <text:p>47.8695652173913</text:p>
          </table:table-cell>
          <table:table-cell office:value-type="float" office:value="940.742830712304" calcext:value-type="float">
            <text:p>940.742830712304</text:p>
          </table:table-cell>
          <table:table-cell office:value-type="float" office:value="1036.48196114709" calcext:value-type="float">
            <text:p>1036.48196114709</text:p>
          </table:table-cell>
          <table:table-cell office:value-type="float" office:value="0.500879451368633" calcext:value-type="float">
            <text:p>0.500879451368633</text:p>
          </table:table-cell>
          <table:table-cell office:value-type="float" office:value="0.503510147139409" calcext:value-type="float">
            <text:p>0.503510147139409</text:p>
          </table:table-cell>
          <table:table-cell office:value-type="float" office:value="0.195392247747126" calcext:value-type="float">
            <text:p>0.195392247747126</text:p>
          </table:table-cell>
          <table:table-cell office:value-type="float" office:value="0.197910400383322" calcext:value-type="float">
            <text:p>0.197910400383322</text:p>
          </table:table-cell>
          <table:table-cell office:value-type="float" office:value="-145.465558691098" calcext:value-type="float">
            <text:p>-145.465558691098</text:p>
          </table:table-cell>
          <table:table-cell office:value-type="float" office:value="145.465558691098" calcext:value-type="float">
            <text:p>145.465558691098</text:p>
          </table:table-cell>
          <table:table-cell office:value-type="float" office:value="795.277272021205" calcext:value-type="float">
            <text:p>795.277272021205</text:p>
          </table:table-cell>
          <table:table-cell office:value-type="float" office:value="1179.87751831993" calcext:value-type="float">
            <text:p>1179.87751831993</text:p>
          </table:table-cell>
          <table:table-cell office:value-type="float" office:value="1083.72745674525" calcext:value-type="float">
            <text:p>1083.72745674525</text:p>
          </table:table-cell>
        </table:table-row>
        <table:table-row table:style-name="ro1">
          <table:table-cell office:value-type="string" calcext:value-type="string">
            <text:p>Johnny Walrus</text:p>
          </table:table-cell>
          <table:table-cell office:value-type="float" office:value="-12.54" calcext:value-type="float">
            <text:p>-12.54</text:p>
          </table:table-cell>
          <table:table-cell office:value-type="float" office:value="12.54" calcext:value-type="float">
            <text:p>12.54</text:p>
          </table:table-cell>
          <table:table-cell office:value-type="float" office:value="1421.43861386139" calcext:value-type="float">
            <text:p>1421.43861386139</text:p>
          </table:table-cell>
          <table:table-cell office:value-type="float" office:value="1446.51861386139" calcext:value-type="float">
            <text:p>1446.51861386139</text:p>
          </table:table-cell>
          <table:table-cell office:value-type="float" office:value="0.50908257992779" calcext:value-type="float">
            <text:p>0.50908257992779</text:p>
          </table:table-cell>
          <table:table-cell office:value-type="float" office:value="0.509346676258873" calcext:value-type="float">
            <text:p>0.509346676258873</text:p>
          </table:table-cell>
          <table:table-cell office:value-type="float" office:value="0.100311978285645" calcext:value-type="float">
            <text:p>0.100311978285645</text:p>
          </table:table-cell>
          <table:table-cell office:value-type="float" office:value="0.100359581856294" calcext:value-type="float">
            <text:p>0.100359581856294</text:p>
          </table:table-cell>
          <table:table-cell office:value-type="float" office:value="-70.6968166992186" calcext:value-type="float">
            <text:p>-70.6968166992186</text:p>
          </table:table-cell>
          <table:table-cell office:value-type="float" office:value="70.6968166992186" calcext:value-type="float">
            <text:p>70.6968166992186</text:p>
          </table:table-cell>
          <table:table-cell office:value-type="float" office:value="1350.77626343605" calcext:value-type="float">
            <text:p>1350.77626343605</text:p>
          </table:table-cell>
          <table:table-cell office:value-type="float" office:value="1517.21543056061" calcext:value-type="float">
            <text:p>1517.21543056061</text:p>
          </table:table-cell>
          <table:table-cell office:value-type="float" office:value="1475.60563877947" calcext:value-type="float">
            <text:p>1475.60563877947</text:p>
          </table:table-cell>
        </table:table-row>
        <table:table-row table:style-name="ro1">
          <table:table-cell office:value-type="string" calcext:value-type="string">
            <text:p>Ezioauditore0109</text:p>
          </table:table-cell>
          <table:table-cell office:value-type="float" office:value="-27.18" calcext:value-type="float">
            <text:p>-27.18</text:p>
          </table:table-cell>
          <table:table-cell office:value-type="float" office:value="27.18" calcext:value-type="float">
            <text:p>27.18</text:p>
          </table:table-cell>
          <table:table-cell office:value-type="float" office:value="1053.86396039604" calcext:value-type="float">
            <text:p>1053.86396039604</text:p>
          </table:table-cell>
          <table:table-cell office:value-type="float" office:value="1108.22396039604" calcext:value-type="float">
            <text:p>1108.22396039604</text:p>
          </table:table-cell>
          <table:table-cell office:value-type="float" office:value="0.503909676906241" calcext:value-type="float">
            <text:p>0.503909676906241</text:p>
          </table:table-cell>
          <table:table-cell office:value-type="float" office:value="0.505026780494999" calcext:value-type="float">
            <text:p>0.505026780494999</text:p>
          </table:table-cell>
          <table:table-cell office:value-type="float" office:value="0.125571509671353" calcext:value-type="float">
            <text:p>0.125571509671353</text:p>
          </table:table-cell>
          <table:table-cell office:value-type="float" office:value="0.125894267395795" calcext:value-type="float">
            <text:p>0.125894267395795</text:p>
          </table:table-cell>
          <table:table-cell office:value-type="float" office:value="-89.4026442746666" calcext:value-type="float">
            <text:p>-89.4026442746666</text:p>
          </table:table-cell>
          <table:table-cell office:value-type="float" office:value="89.4026442746666" calcext:value-type="float">
            <text:p>89.4026442746666</text:p>
          </table:table-cell>
          <table:table-cell office:value-type="float" office:value="964.700730550149" calcext:value-type="float">
            <text:p>964.700730550149</text:p>
          </table:table-cell>
          <table:table-cell office:value-type="float" office:value="1197.62660467071" calcext:value-type="float">
            <text:p>1197.62660467071</text:p>
          </table:table-cell>
          <table:table-cell office:value-type="float" office:value="1139.39513614057" calcext:value-type="float">
            <text:p>1139.39513614057</text:p>
          </table:table-cell>
        </table:table-row>
        <table:table-row table:style-name="ro1">
          <table:table-cell office:value-type="string" calcext:value-type="string">
            <text:p>JagWarrior</text:p>
          </table:table-cell>
          <table:table-cell office:value-type="float" office:value="-10.92" calcext:value-type="float">
            <text:p>-10.92</text:p>
          </table:table-cell>
          <table:table-cell office:value-type="float" office:value="10.92" calcext:value-type="float">
            <text:p>10.92</text:p>
          </table:table-cell>
          <table:table-cell office:value-type="float" office:value="1589.48752475248" calcext:value-type="float">
            <text:p>1589.48752475248</text:p>
          </table:table-cell>
          <table:table-cell office:value-type="float" office:value="1611.32752475248" calcext:value-type="float">
            <text:p>1611.32752475248</text:p>
          </table:table-cell>
          <table:table-cell office:value-type="float" office:value="0.511078782670987" calcext:value-type="float">
            <text:p>0.511078782670987</text:p>
          </table:table-cell>
          <table:table-cell office:value-type="float" office:value="0.511400881734358" calcext:value-type="float">
            <text:p>0.511400881734358</text:p>
          </table:table-cell>
          <table:table-cell office:value-type="float" office:value="0.0762022580559424" calcext:value-type="float">
            <text:p>0.0762022580559424</text:p>
          </table:table-cell>
          <table:table-cell office:value-type="float" office:value="0.0762588020921454" calcext:value-type="float">
            <text:p>0.0762588020921454</text:p>
          </table:table-cell>
          <table:table-cell office:value-type="float" office:value="-53.4067528413792" calcext:value-type="float">
            <text:p>-53.4067528413792</text:p>
          </table:table-cell>
          <table:table-cell office:value-type="float" office:value="53.4067528413792" calcext:value-type="float">
            <text:p>53.4067528413792</text:p>
          </table:table-cell>
          <table:table-cell office:value-type="float" office:value="1536.0807719111" calcext:value-type="float">
            <text:p>1536.0807719111</text:p>
          </table:table-cell>
          <table:table-cell office:value-type="float" office:value="1664.69405174853" calcext:value-type="float">
            <text:p>1664.69405174853</text:p>
          </table:table-cell>
          <table:table-cell office:value-type="float" office:value="1632.54073178917" calcext:value-type="float">
            <text:p>1632.54073178917</text:p>
          </table:table-cell>
        </table:table-row>
        <table:table-row table:style-name="ro1">
          <table:table-cell office:value-type="string" calcext:value-type="string">
            <text:p>Mokoto</text:p>
          </table:table-cell>
          <table:table-cell office:value-type="float" office:value="-11.58" calcext:value-type="float">
            <text:p>-11.58</text:p>
          </table:table-cell>
          <table:table-cell office:value-type="float" office:value="11.58" calcext:value-type="float">
            <text:p>11.58</text:p>
          </table:table-cell>
          <table:table-cell office:value-type="float" office:value="1079.68613861386" calcext:value-type="float">
            <text:p>1079.68613861386</text:p>
          </table:table-cell>
          <table:table-cell office:value-type="float" office:value="1102.84613861386" calcext:value-type="float">
            <text:p>1102.84613861386</text:p>
          </table:table-cell>
          <table:table-cell office:value-type="float" office:value="0.504464241411777" calcext:value-type="float">
            <text:p>0.504464241411777</text:p>
          </table:table-cell>
          <table:table-cell office:value-type="float" office:value="0.504924604608615" calcext:value-type="float">
            <text:p>0.504924604608615</text:p>
          </table:table-cell>
          <table:table-cell office:value-type="float" office:value="0.0795263696219584" calcext:value-type="float">
            <text:p>0.0795263696219584</text:p>
          </table:table-cell>
          <table:table-cell office:value-type="float" office:value="0.0795403200218626" calcext:value-type="float">
            <text:p>0.0795403200218626</text:p>
          </table:table-cell>
          <table:table-cell office:value-type="float" office:value="-55.7437203396739" calcext:value-type="float">
            <text:p>-55.7437203396739</text:p>
          </table:table-cell>
          <table:table-cell office:value-type="float" office:value="55.7437203396739" calcext:value-type="float">
            <text:p>55.7437203396739</text:p>
          </table:table-cell>
          <table:table-cell office:value-type="float" office:value="1023.95236364478" calcext:value-type="float">
            <text:p>1023.95236364478</text:p>
          </table:table-cell>
          <table:table-cell office:value-type="float" office:value="1158.58985895354" calcext:value-type="float">
            <text:p>1158.58985895354</text:p>
          </table:table-cell>
          <table:table-cell office:value-type="float" office:value="1124.93048512635" calcext:value-type="float">
            <text:p>1124.93048512635</text:p>
          </table:table-cell>
        </table:table-row>
        <table:table-row table:style-name="ro1">
          <table:table-cell office:value-type="string" calcext:value-type="string">
            <text:p>Hydur</text:p>
          </table:table-cell>
          <table:table-cell office:value-type="float" office:value="-13.74" calcext:value-type="float">
            <text:p>-13.74</text:p>
          </table:table-cell>
          <table:table-cell office:value-type="float" office:value="13.74" calcext:value-type="float">
            <text:p>13.74</text:p>
          </table:table-cell>
          <table:table-cell office:value-type="float" office:value="1697.08633663366" calcext:value-type="float">
            <text:p>1697.08633663366</text:p>
          </table:table-cell>
          <table:table-cell office:value-type="float" office:value="1724.56633663366" calcext:value-type="float">
            <text:p>1724.56633663366</text:p>
          </table:table-cell>
          <table:table-cell office:value-type="float" office:value="0.512892741978131" calcext:value-type="float">
            <text:p>0.512892741978131</text:p>
          </table:table-cell>
          <table:table-cell office:value-type="float" office:value="0.513461844809165" calcext:value-type="float">
            <text:p>0.513461844809165</text:p>
          </table:table-cell>
          <table:table-cell office:value-type="float" office:value="0.168654556626345" calcext:value-type="float">
            <text:p>0.168654556626345</text:p>
          </table:table-cell>
          <table:table-cell office:value-type="float" office:value="0.169065476225347" calcext:value-type="float">
            <text:p>0.169065476225347</text:p>
          </table:table-cell>
          <table:table-cell office:value-type="float" office:value="-122.290617936854" calcext:value-type="float">
            <text:p>-122.290617936854</text:p>
          </table:table-cell>
          <table:table-cell office:value-type="float" office:value="122.290617936854" calcext:value-type="float">
            <text:p>122.290617936854</text:p>
          </table:table-cell>
          <table:table-cell office:value-type="float" office:value="1574.79571869681" calcext:value-type="float">
            <text:p>1574.79571869681</text:p>
          </table:table-cell>
          <table:table-cell office:value-type="float" office:value="1846.53465899616" calcext:value-type="float">
            <text:p>1846.53465899616</text:p>
          </table:table-cell>
          <table:table-cell office:value-type="float" office:value="1778.59992392132" calcext:value-type="float">
            <text:p>1778.59992392132</text:p>
          </table:table-cell>
        </table:table-row>
        <table:table-row table:style-name="ro1">
          <table:table-cell office:value-type="string" calcext:value-type="string">
            <text:p>Jskillz</text:p>
          </table:table-cell>
          <table:table-cell office:value-type="float" office:value="-8.34" calcext:value-type="float">
            <text:p>-8.34</text:p>
          </table:table-cell>
          <table:table-cell office:value-type="float" office:value="8.34" calcext:value-type="float">
            <text:p>8.34</text:p>
          </table:table-cell>
          <table:table-cell office:value-type="float" office:value="1724.17722772277" calcext:value-type="float">
            <text:p>1724.17722772277</text:p>
          </table:table-cell>
          <table:table-cell office:value-type="float" office:value="1740.85722772277" calcext:value-type="float">
            <text:p>1740.85722772277</text:p>
          </table:table-cell>
          <table:table-cell office:value-type="float" office:value="0.513453437017708" calcext:value-type="float">
            <text:p>0.513453437017708</text:p>
          </table:table-cell>
          <table:table-cell office:value-type="float" office:value="0.513823273396949" calcext:value-type="float">
            <text:p>0.513823273396949</text:p>
          </table:table-cell>
          <table:table-cell office:value-type="float" office:value="0.126996754416471" calcext:value-type="float">
            <text:p>0.126996754416471</text:p>
          </table:table-cell>
          <table:table-cell office:value-type="float" office:value="0.127115202535841" calcext:value-type="float">
            <text:p>0.127115202535841</text:p>
          </table:table-cell>
          <table:table-cell office:value-type="float" office:value="-90.3090606265054" calcext:value-type="float">
            <text:p>-90.3090606265054</text:p>
          </table:table-cell>
          <table:table-cell office:value-type="float" office:value="90.3090606265054" calcext:value-type="float">
            <text:p>90.3090606265054</text:p>
          </table:table-cell>
          <table:table-cell office:value-type="float" office:value="1633.86816709627" calcext:value-type="float">
            <text:p>1633.86816709627</text:p>
          </table:table-cell>
          <table:table-cell office:value-type="float" office:value="1831.0783005384" calcext:value-type="float">
            <text:p>1831.0783005384</text:p>
          </table:table-cell>
          <table:table-cell office:value-type="float" office:value="1781.77576717786" calcext:value-type="float">
            <text:p>1781.77576717786</text:p>
          </table:table-cell>
        </table:table-row>
        <table:table-row table:style-name="ro1">
          <table:table-cell office:value-type="string" calcext:value-type="string">
            <text:p>Metalmania</text:p>
          </table:table-cell>
          <table:table-cell office:value-type="float" office:value="-11.94" calcext:value-type="float">
            <text:p>-11.94</text:p>
          </table:table-cell>
          <table:table-cell office:value-type="float" office:value="11.94" calcext:value-type="float">
            <text:p>11.94</text:p>
          </table:table-cell>
          <table:table-cell office:value-type="float" office:value="1615.47346534653" calcext:value-type="float">
            <text:p>1615.47346534653</text:p>
          </table:table-cell>
          <table:table-cell office:value-type="float" office:value="1639.35346534653" calcext:value-type="float">
            <text:p>1639.35346534653</text:p>
          </table:table-cell>
          <table:table-cell office:value-type="float" office:value="0.511464374881913" calcext:value-type="float">
            <text:p>0.511464374881913</text:p>
          </table:table-cell>
          <table:table-cell office:value-type="float" office:value="0.511845823516208" calcext:value-type="float">
            <text:p>0.511845823516208</text:p>
          </table:table-cell>
          <table:table-cell office:value-type="float" office:value="0.115687214194997" calcext:value-type="float">
            <text:p>0.115687214194997</text:p>
          </table:table-cell>
          <table:table-cell office:value-type="float" office:value="0.115854222531225" calcext:value-type="float">
            <text:p>0.115854222531225</text:p>
          </table:table-cell>
          <table:table-cell office:value-type="float" office:value="-81.99274386971" calcext:value-type="float">
            <text:p>-81.99274386971</text:p>
          </table:table-cell>
          <table:table-cell office:value-type="float" office:value="81.99274386971" calcext:value-type="float">
            <text:p>81.99274386971</text:p>
          </table:table-cell>
          <table:table-cell office:value-type="float" office:value="1533.60334476719" calcext:value-type="float">
            <text:p>1533.60334476719</text:p>
          </table:table-cell>
          <table:table-cell office:value-type="float" office:value="1721.34620921624" calcext:value-type="float">
            <text:p>1721.34620921624</text:p>
          </table:table-cell>
          <table:table-cell office:value-type="float" office:value="1674.41049310398" calcext:value-type="float">
            <text:p>1674.41049310398</text:p>
          </table:table-cell>
        </table:table-row>
        <table:table-row table:style-name="ro1">
          <table:table-cell office:value-type="string" calcext:value-type="string">
            <text:p>Flying Mouse</text:p>
          </table:table-cell>
          <table:table-cell office:value-type="float" office:value="-16.2" calcext:value-type="float">
            <text:p>-16.2</text:p>
          </table:table-cell>
          <table:table-cell office:value-type="float" office:value="16.2" calcext:value-type="float">
            <text:p>16.2</text:p>
          </table:table-cell>
          <table:table-cell office:value-type="float" office:value="1488.95366336634" calcext:value-type="float">
            <text:p>1488.95366336634</text:p>
          </table:table-cell>
          <table:table-cell office:value-type="float" office:value="1521.35366336634" calcext:value-type="float">
            <text:p>1521.35366336634</text:p>
          </table:table-cell>
          <table:table-cell office:value-type="float" office:value="0.509810623597879" calcext:value-type="float">
            <text:p>0.509810623597879</text:p>
          </table:table-cell>
          <table:table-cell office:value-type="float" office:value="0.510187675266142" calcext:value-type="float">
            <text:p>0.510187675266142</text:p>
          </table:table-cell>
          <table:table-cell office:value-type="float" office:value="0.1455208248217" calcext:value-type="float">
            <text:p>0.1455208248217</text:p>
          </table:table-cell>
          <table:table-cell office:value-type="float" office:value="0.145550571322175" calcext:value-type="float">
            <text:p>0.145550571322175</text:p>
          </table:table-cell>
          <table:table-cell office:value-type="float" office:value="-104.150395660324" calcext:value-type="float">
            <text:p>-104.150395660324</text:p>
          </table:table-cell>
          <table:table-cell office:value-type="float" office:value="104.150395660324" calcext:value-type="float">
            <text:p>104.150395660324</text:p>
          </table:table-cell>
          <table:table-cell office:value-type="float" office:value="1384.82585100663" calcext:value-type="float">
            <text:p>1384.82585100663</text:p>
          </table:table-cell>
          <table:table-cell office:value-type="float" office:value="1625.50405902666" calcext:value-type="float">
            <text:p>1625.50405902666</text:p>
          </table:table-cell>
          <table:table-cell office:value-type="float" office:value="1565.33450702165" calcext:value-type="float">
            <text:p>1565.33450702165</text:p>
          </table:table-cell>
        </table:table-row>
        <table:table-row table:style-name="ro1">
          <table:table-cell office:value-type="string" calcext:value-type="string">
            <text:p>Qeetsa</text:p>
          </table:table-cell>
          <table:table-cell office:value-type="float" office:value="-12.24" calcext:value-type="float">
            <text:p>-12.24</text:p>
          </table:table-cell>
          <table:table-cell office:value-type="float" office:value="12.24" calcext:value-type="float">
            <text:p>12.24</text:p>
          </table:table-cell>
          <table:table-cell office:value-type="float" office:value="1720.36673267327" calcext:value-type="float">
            <text:p>1720.36673267327</text:p>
          </table:table-cell>
          <table:table-cell office:value-type="float" office:value="1744.84673267327" calcext:value-type="float">
            <text:p>1744.84673267327</text:p>
          </table:table-cell>
          <table:table-cell office:value-type="float" office:value="0.513371643907775" calcext:value-type="float">
            <text:p>0.513371643907775</text:p>
          </table:table-cell>
          <table:table-cell office:value-type="float" office:value="0.51391464616039" calcext:value-type="float">
            <text:p>0.51391464616039</text:p>
          </table:table-cell>
          <table:table-cell office:value-type="float" office:value="0.0926707203929634" calcext:value-type="float">
            <text:p>0.0926707203929634</text:p>
          </table:table-cell>
          <table:table-cell office:value-type="float" office:value="0.0926815010019495" calcext:value-type="float">
            <text:p>0.0926815010019495</text:p>
          </table:table-cell>
          <table:table-cell office:value-type="float" office:value="-65.154894959964" calcext:value-type="float">
            <text:p>-65.154894959964</text:p>
          </table:table-cell>
          <table:table-cell office:value-type="float" office:value="65.154894959964" calcext:value-type="float">
            <text:p>65.154894959964</text:p>
          </table:table-cell>
          <table:table-cell office:value-type="float" office:value="1655.21959536529" calcext:value-type="float">
            <text:p>1655.21959536529</text:p>
          </table:table-cell>
          <table:table-cell office:value-type="float" office:value="1810.00162763323" calcext:value-type="float">
            <text:p>1810.00162763323</text:p>
          </table:table-cell>
          <table:table-cell office:value-type="float" office:value="1771.30611956625" calcext:value-type="float">
            <text:p>1771.30611956625</text:p>
          </table:table-cell>
        </table:table-row>
        <table:table-row table:style-name="ro1">
          <table:table-cell office:value-type="string" calcext:value-type="string">
            <text:p>benderandchill</text:p>
          </table:table-cell>
          <table:table-cell office:value-type="float" office:value="-16.62" calcext:value-type="float">
            <text:p>-16.62</text:p>
          </table:table-cell>
          <table:table-cell office:value-type="float" office:value="16.62" calcext:value-type="float">
            <text:p>16.62</text:p>
          </table:table-cell>
          <table:table-cell office:value-type="float" office:value="1549.7697029703" calcext:value-type="float">
            <text:p>1549.7697029703</text:p>
          </table:table-cell>
          <table:table-cell office:value-type="float" office:value="1583.0097029703" calcext:value-type="float">
            <text:p>1583.0097029703</text:p>
          </table:table-cell>
          <table:table-cell office:value-type="float" office:value="0.510540775907765" calcext:value-type="float">
            <text:p>0.510540775907765</text:p>
          </table:table-cell>
          <table:table-cell office:value-type="float" office:value="0.510987040096057" calcext:value-type="float">
            <text:p>0.510987040096057</text:p>
          </table:table-cell>
          <table:table-cell office:value-type="float" office:value="0.104935077896579" calcext:value-type="float">
            <text:p>0.104935077896579</text:p>
          </table:table-cell>
          <table:table-cell office:value-type="float" office:value="0.104945103685553" calcext:value-type="float">
            <text:p>0.104945103685553</text:p>
          </table:table-cell>
          <table:table-cell office:value-type="float" office:value="-74.0234068647063" calcext:value-type="float">
            <text:p>-74.0234068647063</text:p>
          </table:table-cell>
          <table:table-cell office:value-type="float" office:value="74.0234068647063" calcext:value-type="float">
            <text:p>74.0234068647063</text:p>
          </table:table-cell>
          <table:table-cell office:value-type="float" office:value="1475.74629610559" calcext:value-type="float">
            <text:p>1475.74629610559</text:p>
          </table:table-cell>
          <table:table-cell office:value-type="float" office:value="1657.02582218453" calcext:value-type="float">
            <text:p>1657.02582218453</text:p>
          </table:table-cell>
          <table:table-cell office:value-type="float" office:value="1611.70594066479" calcext:value-type="float">
            <text:p>1611.70594066479</text:p>
          </table:table-cell>
        </table:table-row>
        <table:table-row table:style-name="ro1">
          <table:table-cell office:value-type="string" calcext:value-type="string">
            <text:p>KorDimon</text:p>
          </table:table-cell>
          <table:table-cell office:value-type="float" office:value="-9.42" calcext:value-type="float">
            <text:p>-9.42</text:p>
          </table:table-cell>
          <table:table-cell office:value-type="float" office:value="9.42" calcext:value-type="float">
            <text:p>9.42</text:p>
          </table:table-cell>
          <table:table-cell office:value-type="float" office:value="1063.42356435644" calcext:value-type="float">
            <text:p>1063.42356435644</text:p>
          </table:table-cell>
          <table:table-cell office:value-type="float" office:value="1082.26356435644" calcext:value-type="float">
            <text:p>1082.26356435644</text:p>
          </table:table-cell>
          <table:table-cell office:value-type="float" office:value="0.504120267199268" calcext:value-type="float">
            <text:p>0.504120267199268</text:p>
          </table:table-cell>
          <table:table-cell office:value-type="float" office:value="0.504517153862904" calcext:value-type="float">
            <text:p>0.504517153862904</text:p>
          </table:table-cell>
          <table:table-cell office:value-type="float" office:value="0.0960925961187159" calcext:value-type="float">
            <text:p>0.0960925961187159</text:p>
          </table:table-cell>
          <table:table-cell office:value-type="float" office:value="0.09616869716655" calcext:value-type="float">
            <text:p>0.09616869716655</text:p>
          </table:table-cell>
          <table:table-cell office:value-type="float" office:value="-67.6676755400141" calcext:value-type="float">
            <text:p>-67.6676755400141</text:p>
          </table:table-cell>
          <table:table-cell office:value-type="float" office:value="67.6676755400141" calcext:value-type="float">
            <text:p>67.6676755400141</text:p>
          </table:table-cell>
          <table:table-cell office:value-type="float" office:value="995.81079896161" calcext:value-type="float">
            <text:p>995.81079896161</text:p>
          </table:table-cell>
          <table:table-cell office:value-type="float" office:value="1149.93123989645" calcext:value-type="float">
            <text:p>1149.93123989645</text:p>
          </table:table-cell>
          <table:table-cell office:value-type="float" office:value="1111.40112966274" calcext:value-type="float">
            <text:p>1111.40112966274</text:p>
          </table:table-cell>
        </table:table-row>
        <table:table-row table:style-name="ro1">
          <table:table-cell office:value-type="string" calcext:value-type="string">
            <text:p>Alexander</text:p>
          </table:table-cell>
          <table:table-cell office:value-type="float" office:value="-11.22" calcext:value-type="float">
            <text:p>-11.22</text:p>
          </table:table-cell>
          <table:table-cell office:value-type="float" office:value="11.22" calcext:value-type="float">
            <text:p>11.22</text:p>
          </table:table-cell>
          <table:table-cell office:value-type="float" office:value="1542.77742574257" calcext:value-type="float">
            <text:p>1542.77742574257</text:p>
          </table:table-cell>
          <table:table-cell office:value-type="float" office:value="1565.21742574257" calcext:value-type="float">
            <text:p>1565.21742574257</text:p>
          </table:table-cell>
          <table:table-cell office:value-type="float" office:value="0.510451668610889" calcext:value-type="float">
            <text:p>0.510451668610889</text:p>
          </table:table-cell>
          <table:table-cell office:value-type="float" office:value="0.510743298989704" calcext:value-type="float">
            <text:p>0.510743298989704</text:p>
          </table:table-cell>
          <table:table-cell office:value-type="float" office:value="0.145159576114399" calcext:value-type="float">
            <text:p>0.145159576114399</text:p>
          </table:table-cell>
          <table:table-cell office:value-type="float" office:value="0.145329465284921" calcext:value-type="float">
            <text:p>0.145329465284921</text:p>
          </table:table-cell>
          <table:table-cell office:value-type="float" office:value="-103.98255417695" calcext:value-type="float">
            <text:p>-103.98255417695</text:p>
          </table:table-cell>
          <table:table-cell office:value-type="float" office:value="103.98255417695" calcext:value-type="float">
            <text:p>103.98255417695</text:p>
          </table:table-cell>
          <table:table-cell office:value-type="float" office:value="1438.923802333" calcext:value-type="float">
            <text:p>1438.923802333</text:p>
          </table:table-cell>
          <table:table-cell office:value-type="float" office:value="1669.19997991952" calcext:value-type="float">
            <text:p>1669.19997991952</text:p>
          </table:table-cell>
          <table:table-cell office:value-type="float" office:value="1611.63093552289" calcext:value-type="float">
            <text:p>1611.63093552289</text:p>
          </table:table-cell>
        </table:table-row>
        <table:table-row table:style-name="ro1">
          <table:table-cell office:value-type="string" calcext:value-type="string">
            <text:p>Belkross</text:p>
          </table:table-cell>
          <table:table-cell office:value-type="float" office:value="-57.5" calcext:value-type="float">
            <text:p>-57.5</text:p>
          </table:table-cell>
          <table:table-cell office:value-type="float" office:value="57.5" calcext:value-type="float">
            <text:p>57.5</text:p>
          </table:table-cell>
          <table:table-cell office:value-type="float" office:value="1145.35897435897" calcext:value-type="float">
            <text:p>1145.35897435897</text:p>
          </table:table-cell>
          <table:table-cell office:value-type="float" office:value="1260.35897435897" calcext:value-type="float">
            <text:p>1260.35897435897</text:p>
          </table:table-cell>
          <table:table-cell office:value-type="float" office:value="0.505687327128785" calcext:value-type="float">
            <text:p>0.505687327128785</text:p>
          </table:table-cell>
          <table:table-cell office:value-type="float" office:value="0.507329171915286" calcext:value-type="float">
            <text:p>0.507329171915286</text:p>
          </table:table-cell>
          <table:table-cell office:value-type="float" office:value="0.310852646266532" calcext:value-type="float">
            <text:p>0.310852646266532</text:p>
          </table:table-cell>
          <table:table-cell office:value-type="float" office:value="0.312494491053033" calcext:value-type="float">
            <text:p>0.312494491053033</text:p>
          </table:table-cell>
          <table:table-cell office:value-type="float" office:value="-254.722557245868" calcext:value-type="float">
            <text:p>-254.722557245868</text:p>
          </table:table-cell>
          <table:table-cell office:value-type="float" office:value="254.722557245868" calcext:value-type="float">
            <text:p>254.722557245868</text:p>
          </table:table-cell>
          <table:table-cell office:value-type="float" office:value="890.636417113107" calcext:value-type="float">
            <text:p>890.636417113107</text:p>
          </table:table-cell>
          <table:table-cell office:value-type="float" office:value="1513.21564184726" calcext:value-type="float">
            <text:p>1513.21564184726</text:p>
          </table:table-cell>
          <table:table-cell office:value-type="float" office:value="1357.57083566372" calcext:value-type="float">
            <text:p>1357.57083566372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office:value-type="float" office:value="-10.68" calcext:value-type="float">
            <text:p>-10.68</text:p>
          </table:table-cell>
          <table:table-cell office:value-type="float" office:value="10.68" calcext:value-type="float">
            <text:p>10.68</text:p>
          </table:table-cell>
          <table:table-cell office:value-type="float" office:value="1567.70673267327" calcext:value-type="float">
            <text:p>1567.70673267327</text:p>
          </table:table-cell>
          <table:table-cell office:value-type="float" office:value="1589.06673267327" calcext:value-type="float">
            <text:p>1589.06673267327</text:p>
          </table:table-cell>
          <table:table-cell office:value-type="float" office:value="0.51077670206452" calcext:value-type="float">
            <text:p>0.51077670206452</text:p>
          </table:table-cell>
          <table:table-cell office:value-type="float" office:value="0.511072772427122" calcext:value-type="float">
            <text:p>0.511072772427122</text:p>
          </table:table-cell>
          <table:table-cell office:value-type="float" office:value="0.106064549328486" calcext:value-type="float">
            <text:p>0.106064549328486</text:p>
          </table:table-cell>
          <table:table-cell office:value-type="float" office:value="0.106119463110474" calcext:value-type="float">
            <text:p>0.106119463110474</text:p>
          </table:table-cell>
          <table:table-cell office:value-type="float" office:value="-74.8774834581413" calcext:value-type="float">
            <text:p>-74.8774834581413</text:p>
          </table:table-cell>
          <table:table-cell office:value-type="float" office:value="74.8774834581413" calcext:value-type="float">
            <text:p>74.8774834581413</text:p>
          </table:table-cell>
          <table:table-cell office:value-type="float" office:value="1492.86920616308" calcext:value-type="float">
            <text:p>1492.86920616308</text:p>
          </table:table-cell>
          <table:table-cell office:value-type="float" office:value="1663.94421613141" calcext:value-type="float">
            <text:p>1663.94421613141</text:p>
          </table:table-cell>
          <table:table-cell office:value-type="float" office:value="1621.17546363933" calcext:value-type="float">
            <text:p>1621.17546363933</text:p>
          </table:table-cell>
        </table:table-row>
        <table:table-row table:style-name="ro1">
          <table:table-cell office:value-type="string" calcext:value-type="string">
            <text:p>xRavyn</text:p>
          </table:table-cell>
          <table:table-cell office:value-type="float" office:value="-7.68" calcext:value-type="float">
            <text:p>-7.68</text:p>
          </table:table-cell>
          <table:table-cell office:value-type="float" office:value="7.68" calcext:value-type="float">
            <text:p>7.68</text:p>
          </table:table-cell>
          <table:table-cell office:value-type="float" office:value="1643.17089108911" calcext:value-type="float">
            <text:p>1643.17089108911</text:p>
          </table:table-cell>
          <table:table-cell office:value-type="float" office:value="1658.53089108911" calcext:value-type="float">
            <text:p>1658.53089108911</text:p>
          </table:table-cell>
          <table:table-cell office:value-type="float" office:value="0.511909403705325" calcext:value-type="float">
            <text:p>0.511909403705325</text:p>
          </table:table-cell>
          <table:table-cell office:value-type="float" office:value="0.512172915259496" calcext:value-type="float">
            <text:p>0.512172915259496</text:p>
          </table:table-cell>
          <table:table-cell office:value-type="float" office:value="0.107385713292438" calcext:value-type="float">
            <text:p>0.107385713292438</text:p>
          </table:table-cell>
          <table:table-cell office:value-type="float" office:value="0.107498056776348" calcext:value-type="float">
            <text:p>0.107498056776348</text:p>
          </table:table-cell>
          <table:table-cell office:value-type="float" office:value="-75.8812327445506" calcext:value-type="float">
            <text:p>-75.8812327445506</text:p>
          </table:table-cell>
          <table:table-cell office:value-type="float" office:value="75.8812327445506" calcext:value-type="float">
            <text:p>75.8812327445506</text:p>
          </table:table-cell>
          <table:table-cell office:value-type="float" office:value="1567.37150171359" calcext:value-type="float">
            <text:p>1567.37150171359</text:p>
          </table:table-cell>
          <table:table-cell office:value-type="float" office:value="1734.41212383366" calcext:value-type="float">
            <text:p>1734.41212383366</text:p>
          </table:table-cell>
          <table:table-cell office:value-type="float" office:value="1692.65196830364" calcext:value-type="float">
            <text:p>1692.65196830364</text:p>
          </table:table-cell>
        </table:table-row>
        <table:table-row table:style-name="ro1">
          <table:table-cell office:value-type="string" calcext:value-type="string">
            <text:p>e1sTea</text:p>
          </table:table-cell>
          <table:table-cell office:value-type="float" office:value="-10.2" calcext:value-type="float">
            <text:p>-10.2</text:p>
          </table:table-cell>
          <table:table-cell office:value-type="float" office:value="10.2" calcext:value-type="float">
            <text:p>10.2</text:p>
          </table:table-cell>
          <table:table-cell office:value-type="float" office:value="1994.10297029703" calcext:value-type="float">
            <text:p>1994.10297029703</text:p>
          </table:table-cell>
          <table:table-cell office:value-type="float" office:value="2014.50297029703" calcext:value-type="float">
            <text:p>2014.50297029703</text:p>
          </table:table-cell>
          <table:table-cell office:value-type="float" office:value="0.522442436760855" calcext:value-type="float">
            <text:p>0.522442436760855</text:p>
          </table:table-cell>
          <table:table-cell office:value-type="float" office:value="0.523437915898987" calcext:value-type="float">
            <text:p>0.523437915898987</text:p>
          </table:table-cell>
          <table:table-cell office:value-type="float" office:value="0.0986061132878951" calcext:value-type="float">
            <text:p>0.0986061132878951</text:p>
          </table:table-cell>
          <table:table-cell office:value-type="float" office:value="0.0987855491826995" calcext:value-type="float">
            <text:p>0.0987855491826995</text:p>
          </table:table-cell>
          <table:table-cell office:value-type="float" office:value="-69.5578975275639" calcext:value-type="float">
            <text:p>-69.5578975275639</text:p>
          </table:table-cell>
          <table:table-cell office:value-type="float" office:value="69.5578975275639" calcext:value-type="float">
            <text:p>69.5578975275639</text:p>
          </table:table-cell>
          <table:table-cell office:value-type="float" office:value="1924.54507276947" calcext:value-type="float">
            <text:p>1924.54507276947</text:p>
          </table:table-cell>
          <table:table-cell office:value-type="float" office:value="2083.93112787416" calcext:value-type="float">
            <text:p>2083.93112787416</text:p>
          </table:table-cell>
          <table:table-cell office:value-type="float" office:value="2044.08461409799" calcext:value-type="float">
            <text:p>2044.08461409799</text:p>
          </table:table-cell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-11.64" calcext:value-type="float">
            <text:p>-11.64</text:p>
          </table:table-cell>
          <table:table-cell office:value-type="float" office:value="11.64" calcext:value-type="float">
            <text:p>11.64</text:p>
          </table:table-cell>
          <table:table-cell office:value-type="float" office:value="1615.7401980198" calcext:value-type="float">
            <text:p>1615.7401980198</text:p>
          </table:table-cell>
          <table:table-cell office:value-type="float" office:value="1639.0201980198" calcext:value-type="float">
            <text:p>1639.0201980198</text:p>
          </table:table-cell>
          <table:table-cell office:value-type="float" office:value="0.511468486487964" calcext:value-type="float">
            <text:p>0.511468486487964</text:p>
          </table:table-cell>
          <table:table-cell office:value-type="float" office:value="0.511840308032738" calcext:value-type="float">
            <text:p>0.511840308032738</text:p>
          </table:table-cell>
          <table:table-cell office:value-type="float" office:value="0.115689014365254" calcext:value-type="float">
            <text:p>0.115689014365254</text:p>
          </table:table-cell>
          <table:table-cell office:value-type="float" office:value="0.115851807706174" calcext:value-type="float">
            <text:p>0.115851807706174</text:p>
          </table:table-cell>
          <table:table-cell office:value-type="float" office:value="-81.9909706788896" calcext:value-type="float">
            <text:p>-81.9909706788896</text:p>
          </table:table-cell>
          <table:table-cell office:value-type="float" office:value="81.9909706788896" calcext:value-type="float">
            <text:p>81.9909706788896</text:p>
          </table:table-cell>
          <table:table-cell office:value-type="float" office:value="1533.86875580008" calcext:value-type="float">
            <text:p>1533.86875580008</text:p>
          </table:table-cell>
          <table:table-cell office:value-type="float" office:value="1721.01116869869" calcext:value-type="float">
            <text:p>1721.01116869869</text:p>
          </table:table-cell>
          <table:table-cell office:value-type="float" office:value="1674.22556547404" calcext:value-type="float">
            <text:p>1674.22556547404</text:p>
          </table:table-cell>
        </table:table-row>
        <table:table-row table:style-name="ro1">
          <table:table-cell office:value-type="string" calcext:value-type="string">
            <text:p>leonovoo</text:p>
          </table:table-cell>
          <table:table-cell office:value-type="float" office:value="-12.3" calcext:value-type="float">
            <text:p>-12.3</text:p>
          </table:table-cell>
          <table:table-cell office:value-type="float" office:value="12.3" calcext:value-type="float">
            <text:p>12.3</text:p>
          </table:table-cell>
          <table:table-cell office:value-type="float" office:value="1877.59247524752" calcext:value-type="float">
            <text:p>1877.59247524752</text:p>
          </table:table-cell>
          <table:table-cell office:value-type="float" office:value="1902.19247524752" calcext:value-type="float">
            <text:p>1902.19247524752</text:p>
          </table:table-cell>
          <table:table-cell office:value-type="float" office:value="0.517692696513763" calcext:value-type="float">
            <text:p>0.517692696513763</text:p>
          </table:table-cell>
          <table:table-cell office:value-type="float" office:value="0.518571671723152" calcext:value-type="float">
            <text:p>0.518571671723152</text:p>
          </table:table-cell>
          <table:table-cell office:value-type="float" office:value="0.112110218482424" calcext:value-type="float">
            <text:p>0.112110218482424</text:p>
          </table:table-cell>
          <table:table-cell office:value-type="float" office:value="0.112606191954806" calcext:value-type="float">
            <text:p>0.112606191954806</text:p>
          </table:table-cell>
          <table:table-cell office:value-type="float" office:value="-79.6114829238678" calcext:value-type="float">
            <text:p>-79.6114829238678</text:p>
          </table:table-cell>
          <table:table-cell office:value-type="float" office:value="79.6114829238678" calcext:value-type="float">
            <text:p>79.6114829238678</text:p>
          </table:table-cell>
          <table:table-cell office:value-type="float" office:value="1797.98099232366" calcext:value-type="float">
            <text:p>1797.98099232366</text:p>
          </table:table-cell>
          <table:table-cell office:value-type="float" office:value="1981.44099157468" calcext:value-type="float">
            <text:p>1981.44099157468</text:p>
          </table:table-cell>
          <table:table-cell office:value-type="float" office:value="1935.57599176192" calcext:value-type="float">
            <text:p>1935.57599176192</text:p>
          </table:table-cell>
        </table:table-row>
        <table:table-row table:style-name="ro1">
          <table:table-cell office:value-type="string" calcext:value-type="string">
            <text:p>ajeomar</text:p>
          </table:table-cell>
          <table:table-cell office:value-type="float" office:value="-9.36" calcext:value-type="float">
            <text:p>-9.36</text:p>
          </table:table-cell>
          <table:table-cell office:value-type="float" office:value="9.36" calcext:value-type="float">
            <text:p>9.36</text:p>
          </table:table-cell>
          <table:table-cell office:value-type="float" office:value="1311.73108910891" calcext:value-type="float">
            <text:p>1311.73108910891</text:p>
          </table:table-cell>
          <table:table-cell office:value-type="float" office:value="1330.45108910891" calcext:value-type="float">
            <text:p>1330.45108910891</text:p>
          </table:table-cell>
          <table:table-cell office:value-type="float" office:value="0.507925303009275" calcext:value-type="float">
            <text:p>0.507925303009275</text:p>
          </table:table-cell>
          <table:table-cell office:value-type="float" office:value="0.508129822278365" calcext:value-type="float">
            <text:p>0.508129822278365</text:p>
          </table:table-cell>
          <table:table-cell office:value-type="float" office:value="0.140223655833745" calcext:value-type="float">
            <text:p>0.140223655833745</text:p>
          </table:table-cell>
          <table:table-cell office:value-type="float" office:value="0.140258917776692" calcext:value-type="float">
            <text:p>0.140258917776692</text:p>
          </table:table-cell>
          <table:table-cell office:value-type="float" office:value="-100.146239750801" calcext:value-type="float">
            <text:p>-100.146239750801</text:p>
          </table:table-cell>
          <table:table-cell office:value-type="float" office:value="100.146239750801" calcext:value-type="float">
            <text:p>100.146239750801</text:p>
          </table:table-cell>
          <table:table-cell office:value-type="float" office:value="1211.61144408553" calcext:value-type="float">
            <text:p>1211.61144408553</text:p>
          </table:table-cell>
          <table:table-cell office:value-type="float" office:value="1430.59732885971" calcext:value-type="float">
            <text:p>1430.59732885971</text:p>
          </table:table-cell>
          <table:table-cell office:value-type="float" office:value="1375.85085766617" calcext:value-type="float">
            <text:p>1375.85085766617</text:p>
          </table:table-cell>
        </table:table-row>
        <table:table-row table:style-name="ro1">
          <table:table-cell office:value-type="string" calcext:value-type="string">
            <text:p>Chipmunk</text:p>
          </table:table-cell>
          <table:table-cell office:value-type="float" office:value="-18.84" calcext:value-type="float">
            <text:p>-18.84</text:p>
          </table:table-cell>
          <table:table-cell office:value-type="float" office:value="18.84" calcext:value-type="float">
            <text:p>18.84</text:p>
          </table:table-cell>
          <table:table-cell office:value-type="float" office:value="1377.06574257426" calcext:value-type="float">
            <text:p>1377.06574257426</text:p>
          </table:table-cell>
          <table:table-cell office:value-type="float" office:value="1414.74574257426" calcext:value-type="float">
            <text:p>1414.74574257426</text:p>
          </table:table-cell>
          <table:table-cell office:value-type="float" office:value="0.50862183927874" calcext:value-type="float">
            <text:p>0.50862183927874</text:p>
          </table:table-cell>
          <table:table-cell office:value-type="float" office:value="0.509012828414317" calcext:value-type="float">
            <text:p>0.509012828414317</text:p>
          </table:table-cell>
          <table:table-cell office:value-type="float" office:value="0.0929438833064763" calcext:value-type="float">
            <text:p>0.0929438833064763</text:p>
          </table:table-cell>
          <table:table-cell office:value-type="float" office:value="0.093013542290401" calcext:value-type="float">
            <text:p>0.093013542290401</text:p>
          </table:table-cell>
          <table:table-cell office:value-type="float" office:value="-65.393861073586" calcext:value-type="float">
            <text:p>-65.393861073586</text:p>
          </table:table-cell>
          <table:table-cell office:value-type="float" office:value="65.393861073586" calcext:value-type="float">
            <text:p>65.393861073586</text:p>
          </table:table-cell>
          <table:table-cell office:value-type="float" office:value="1311.72201929361" calcext:value-type="float">
            <text:p>1311.72201929361</text:p>
          </table:table-cell>
          <table:table-cell office:value-type="float" office:value="1480.13960364784" calcext:value-type="float">
            <text:p>1480.13960364784</text:p>
          </table:table-cell>
          <table:table-cell office:value-type="float" office:value="1438.03520755928" calcext:value-type="float">
            <text:p>1438.03520755928</text:p>
          </table:table-cell>
        </table:table-row>
        <table:table-row table:style-name="ro1">
          <table:table-cell office:value-type="string" calcext:value-type="string">
            <text:p>Banana Philosopher</text:p>
          </table:table-cell>
          <table:table-cell office:value-type="float" office:value="-10.38" calcext:value-type="float">
            <text:p>-10.38</text:p>
          </table:table-cell>
          <table:table-cell office:value-type="float" office:value="10.38" calcext:value-type="float">
            <text:p>10.38</text:p>
          </table:table-cell>
          <table:table-cell office:value-type="float" office:value="1264.27524752475" calcext:value-type="float">
            <text:p>1264.27524752475</text:p>
          </table:table-cell>
          <table:table-cell office:value-type="float" office:value="1285.03524752475" calcext:value-type="float">
            <text:p>1285.03524752475</text:p>
          </table:table-cell>
          <table:table-cell office:value-type="float" office:value="0.507376841188212" calcext:value-type="float">
            <text:p>0.507376841188212</text:p>
          </table:table-cell>
          <table:table-cell office:value-type="float" office:value="0.507622932129118" calcext:value-type="float">
            <text:p>0.507622932129118</text:p>
          </table:table-cell>
          <table:table-cell office:value-type="float" office:value="0.127923785852046" calcext:value-type="float">
            <text:p>0.127923785852046</text:p>
          </table:table-cell>
          <table:table-cell office:value-type="float" office:value="0.127930214560012" calcext:value-type="float">
            <text:p>0.127930214560012</text:p>
          </table:table-cell>
          <table:table-cell office:value-type="float" office:value="-90.9147907933017" calcext:value-type="float">
            <text:p>-90.9147907933017</text:p>
          </table:table-cell>
          <table:table-cell office:value-type="float" office:value="90.9147907933017" calcext:value-type="float">
            <text:p>90.9147907933017</text:p>
          </table:table-cell>
          <table:table-cell office:value-type="float" office:value="1173.36045673145" calcext:value-type="float">
            <text:p>1173.36045673145</text:p>
          </table:table-cell>
          <table:table-cell office:value-type="float" office:value="1375.94525828734" calcext:value-type="float">
            <text:p>1375.94525828734</text:p>
          </table:table-cell>
          <table:table-cell office:value-type="float" office:value="1325.29905789837" calcext:value-type="float">
            <text:p>1325.29905789837</text:p>
          </table:table-cell>
        </table:table-row>
        <table:table-row table:style-name="ro1">
          <table:table-cell office:value-type="string" calcext:value-type="string">
            <text:p>wisenatic</text:p>
          </table:table-cell>
          <table:table-cell office:value-type="float" office:value="-8.76" calcext:value-type="float">
            <text:p>-8.76</text:p>
          </table:table-cell>
          <table:table-cell office:value-type="float" office:value="8.76" calcext:value-type="float">
            <text:p>8.76</text:p>
          </table:table-cell>
          <table:table-cell office:value-type="float" office:value="2111.2499009901" calcext:value-type="float">
            <text:p>2111.2499009901</text:p>
          </table:table-cell>
          <table:table-cell office:value-type="float" office:value="2128.7699009901" calcext:value-type="float">
            <text:p>2128.7699009901</text:p>
          </table:table-cell>
          <table:table-cell office:value-type="float" office:value="0.528915063489436" calcext:value-type="float">
            <text:p>0.528915063489436</text:p>
          </table:table-cell>
          <table:table-cell office:value-type="float" office:value="0.530049770108741" calcext:value-type="float">
            <text:p>0.530049770108741</text:p>
          </table:table-cell>
          <table:table-cell office:value-type="float" office:value="0.112336231102743" calcext:value-type="float">
            <text:p>0.112336231102743</text:p>
          </table:table-cell>
          <table:table-cell office:value-type="float" office:value="0.112616054260691" calcext:value-type="float">
            <text:p>0.112616054260691</text:p>
          </table:table-cell>
          <table:table-cell office:value-type="float" office:value="-79.6187021516721" calcext:value-type="float">
            <text:p>-79.6187021516721</text:p>
          </table:table-cell>
          <table:table-cell office:value-type="float" office:value="79.6187021516721" calcext:value-type="float">
            <text:p>79.6187021516721</text:p>
          </table:table-cell>
          <table:table-cell office:value-type="float" office:value="2031.83600374156" calcext:value-type="float">
            <text:p>2031.83600374156</text:p>
          </table:table-cell>
          <table:table-cell office:value-type="float" office:value="2208.38860314177" calcext:value-type="float">
            <text:p>2208.38860314177</text:p>
          </table:table-cell>
          <table:table-cell office:value-type="float" office:value="2164.25045329172" calcext:value-type="float">
            <text:p>2164.25045329172</text:p>
          </table:table-cell>
        </table:table-row>
        <table:table-row table:style-name="ro1">
          <table:table-cell office:value-type="string" calcext:value-type="string">
            <text:p>AngelR</text:p>
          </table:table-cell>
          <table:table-cell office:value-type="float" office:value="-11.58" calcext:value-type="float">
            <text:p>-11.58</text:p>
          </table:table-cell>
          <table:table-cell office:value-type="float" office:value="11.58" calcext:value-type="float">
            <text:p>11.58</text:p>
          </table:table-cell>
          <table:table-cell office:value-type="float" office:value="2196.01306930693" calcext:value-type="float">
            <text:p>2196.01306930693</text:p>
          </table:table-cell>
          <table:table-cell office:value-type="float" office:value="2219.17306930693" calcext:value-type="float">
            <text:p>2219.17306930693</text:p>
          </table:table-cell>
          <table:table-cell office:value-type="float" office:value="0.53484720244568" calcext:value-type="float">
            <text:p>0.53484720244568</text:p>
          </table:table-cell>
          <table:table-cell office:value-type="float" office:value="0.536669815154848" calcext:value-type="float">
            <text:p>0.536669815154848</text:p>
          </table:table-cell>
          <table:table-cell office:value-type="float" office:value="0.171726825533593" calcext:value-type="float">
            <text:p>0.171726825533593</text:p>
          </table:table-cell>
          <table:table-cell office:value-type="float" office:value="0.172632418368712" calcext:value-type="float">
            <text:p>0.172632418368712</text:p>
          </table:table-cell>
          <table:table-cell office:value-type="float" office:value="-125.09684988523" calcext:value-type="float">
            <text:p>-125.09684988523</text:p>
          </table:table-cell>
          <table:table-cell office:value-type="float" office:value="125.09684988523" calcext:value-type="float">
            <text:p>125.09684988523</text:p>
          </table:table-cell>
          <table:table-cell office:value-type="float" office:value="2071.63015035365" calcext:value-type="float">
            <text:p>2071.63015035365</text:p>
          </table:table-cell>
          <table:table-cell office:value-type="float" office:value="2344.26991919216" calcext:value-type="float">
            <text:p>2344.26991919216</text:p>
          </table:table-cell>
          <table:table-cell office:value-type="float" office:value="2276.10997698253" calcext:value-type="float">
            <text:p>2276.10997698253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office:value-type="float" office:value="-11.16" calcext:value-type="float">
            <text:p>-11.16</text:p>
          </table:table-cell>
          <table:table-cell office:value-type="float" office:value="11.16" calcext:value-type="float">
            <text:p>11.16</text:p>
          </table:table-cell>
          <table:table-cell office:value-type="float" office:value="1501.56594059406" calcext:value-type="float">
            <text:p>1501.56594059406</text:p>
          </table:table-cell>
          <table:table-cell office:value-type="float" office:value="1523.88594059406" calcext:value-type="float">
            <text:p>1523.88594059406</text:p>
          </table:table-cell>
          <table:table-cell office:value-type="float" office:value="0.509954575606048" calcext:value-type="float">
            <text:p>0.509954575606048</text:p>
          </table:table-cell>
          <table:table-cell office:value-type="float" office:value="0.510218212680225" calcext:value-type="float">
            <text:p>0.510218212680225</text:p>
          </table:table-cell>
          <table:table-cell office:value-type="float" office:value="0.148192433476819" calcext:value-type="float">
            <text:p>0.148192433476819</text:p>
          </table:table-cell>
          <table:table-cell office:value-type="float" office:value="0.148235271057837" calcext:value-type="float">
            <text:p>0.148235271057837</text:p>
          </table:table-cell>
          <table:table-cell office:value-type="float" office:value="-106.192146643235" calcext:value-type="float">
            <text:p>-106.192146643235</text:p>
          </table:table-cell>
          <table:table-cell office:value-type="float" office:value="106.192146643235" calcext:value-type="float">
            <text:p>106.192146643235</text:p>
          </table:table-cell>
          <table:table-cell office:value-type="float" office:value="1395.37379395082" calcext:value-type="float">
            <text:p>1395.37379395082</text:p>
          </table:table-cell>
          <table:table-cell office:value-type="float" office:value="1630.04545309522" calcext:value-type="float">
            <text:p>1630.04545309522</text:p>
          </table:table-cell>
          <table:table-cell office:value-type="float" office:value="1571.37753830912" calcext:value-type="float">
            <text:p>1571.37753830912</text:p>
          </table:table-cell>
        </table:table-row>
      </table:table>
      <table:table table:name="Ranked_Full" table:style-name="ta1">
        <table:table-column table:style-name="co3" table:number-columns-repeated="1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ure Average Elo Fluctuation</text:p>
          </table:table-cell>
          <table:table-cell/>
          <table:table-cell office:value-type="string" calcext:value-type="string">
            <text:p>Pure Average Elo</text:p>
          </table:table-cell>
          <table:table-cell/>
          <table:table-cell office:value-type="string" calcext:value-type="string">
            <text:p>Target Win Rate For That Elo</text:p>
          </table:table-cell>
          <table:table-cell/>
          <table:table-cell office:value-type="string" calcext:value-type="string">
            <text:p>Win Rate Deviation</text:p>
          </table:table-cell>
          <table:table-cell/>
          <table:table-cell office:value-type="string" calcext:value-type="string">
            <text:p>Elo Drift From Win <text:s/>Rate</text:p>
          </table:table-cell>
          <table:table-cell/>
          <table:table-cell office:value-type="string" calcext:value-type="string">
            <text:p>Ranked Elo Window</text:p>
          </table:table-cell>
          <table:table-cell/>
          <table:table-cell office:value-type="string" calcext:value-type="string">
            <text:p>Ranked Elo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Point 3/4</text:p>
          </table:table-cell>
        </table:table-row>
        <table:table-row table:style-name="ro1">
          <table:table-cell office:value-type="string" calcext:value-type="string">
            <text:p>PlushWerewolf</text:p>
          </table:table-cell>
          <table:table-cell office:value-type="float" office:value="-7.98" calcext:value-type="float">
            <text:p>-7.98</text:p>
          </table:table-cell>
          <table:table-cell office:value-type="float" office:value="7.98" calcext:value-type="float">
            <text:p>7.98</text:p>
          </table:table-cell>
          <table:table-cell office:value-type="float" office:value="1238.86792079208" calcext:value-type="float">
            <text:p>1238.86792079208</text:p>
          </table:table-cell>
          <table:table-cell office:value-type="float" office:value="1254.82792079208" calcext:value-type="float">
            <text:p>1254.82792079208</text:p>
          </table:table-cell>
          <table:table-cell office:value-type="float" office:value="0.507059675214542" calcext:value-type="float">
            <text:p>0.507059675214542</text:p>
          </table:table-cell>
          <table:table-cell office:value-type="float" office:value="0.507261119578723" calcext:value-type="float">
            <text:p>0.507261119578723</text:p>
          </table:table-cell>
          <table:table-cell office:value-type="float" office:value="0.176204859400807" calcext:value-type="float">
            <text:p>0.176204859400807</text:p>
          </table:table-cell>
          <table:table-cell office:value-type="float" office:value="0.176344207539875" calcext:value-type="float">
            <text:p>0.176344207539875</text:p>
          </table:table-cell>
          <table:table-cell office:value-type="float" office:value="-128.033756375648" calcext:value-type="float">
            <text:p>-128.033756375648</text:p>
          </table:table-cell>
          <table:table-cell office:value-type="float" office:value="128.033756375648" calcext:value-type="float">
            <text:p>128.033756375648</text:p>
          </table:table-cell>
          <table:table-cell office:value-type="float" office:value="1110.94473652259" calcext:value-type="float">
            <text:p>1110.94473652259</text:p>
          </table:table-cell>
          <table:table-cell office:value-type="float" office:value="1382.86167716773" calcext:value-type="float">
            <text:p>1382.86167716773</text:p>
          </table:table-cell>
          <table:table-cell office:value-type="float" office:value="1314.88244200644" calcext:value-type="float">
            <text:p>1314.88244200644</text:p>
          </table:table-cell>
        </table:table-row>
        <table:table-row table:style-name="ro1">
          <table:table-cell office:value-type="string" calcext:value-type="string">
            <text:p>maxymczech</text:p>
          </table:table-cell>
          <table:table-cell office:value-type="float" office:value="-25.74" calcext:value-type="float">
            <text:p>-25.74</text:p>
          </table:table-cell>
          <table:table-cell office:value-type="float" office:value="25.74" calcext:value-type="float">
            <text:p>25.74</text:p>
          </table:table-cell>
          <table:table-cell office:value-type="float" office:value="1728.95485148515" calcext:value-type="float">
            <text:p>1728.95485148515</text:p>
          </table:table-cell>
          <table:table-cell office:value-type="float" office:value="1780.43485148515" calcext:value-type="float">
            <text:p>1780.43485148515</text:p>
          </table:table-cell>
          <table:table-cell office:value-type="float" office:value="0.513557389101248" calcext:value-type="float">
            <text:p>0.513557389101248</text:p>
          </table:table-cell>
          <table:table-cell office:value-type="float" office:value="0.514782263116984" calcext:value-type="float">
            <text:p>0.514782263116984</text:p>
          </table:table-cell>
          <table:table-cell office:value-type="float" office:value="0.0990786745906913" calcext:value-type="float">
            <text:p>0.0990786745906913</text:p>
          </table:table-cell>
          <table:table-cell office:value-type="float" office:value="0.0992610617873917" calcext:value-type="float">
            <text:p>0.0992610617873917</text:p>
          </table:table-cell>
          <table:table-cell office:value-type="float" office:value="-69.901806514719" calcext:value-type="float">
            <text:p>-69.901806514719</text:p>
          </table:table-cell>
          <table:table-cell office:value-type="float" office:value="69.901806514719" calcext:value-type="float">
            <text:p>69.901806514719</text:p>
          </table:table-cell>
          <table:table-cell office:value-type="float" office:value="1659.18497034329" calcext:value-type="float">
            <text:p>1659.18497034329</text:p>
          </table:table-cell>
          <table:table-cell office:value-type="float" office:value="1850.33665799987" calcext:value-type="float">
            <text:p>1850.33665799987</text:p>
          </table:table-cell>
          <table:table-cell office:value-type="float" office:value="1802.54873608572" calcext:value-type="float">
            <text:p>1802.54873608572</text:p>
          </table:table-cell>
        </table:table-row>
        <table:table-row table:style-name="ro1">
          <table:table-cell office:value-type="string" calcext:value-type="string">
            <text:p>chanchilaru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2078.94732673267" calcext:value-type="float">
            <text:p>2078.94732673267</text:p>
          </table:table-cell>
          <table:table-cell office:value-type="float" office:value="2096.94732673267" calcext:value-type="float">
            <text:p>2096.94732673267</text:p>
          </table:table-cell>
          <table:table-cell office:value-type="float" office:value="0.52694135135625" calcext:value-type="float">
            <text:p>0.52694135135625</text:p>
          </table:table-cell>
          <table:table-cell office:value-type="float" office:value="0.528022506415959" calcext:value-type="float">
            <text:p>0.528022506415959</text:p>
          </table:table-cell>
          <table:table-cell office:value-type="float" office:value="0.0908409644846393" calcext:value-type="float">
            <text:p>0.0908409644846393</text:p>
          </table:table-cell>
          <table:table-cell office:value-type="float" office:value="0.0912956822605358" calcext:value-type="float">
            <text:p>0.0912956822605358</text:p>
          </table:table-cell>
          <table:table-cell office:value-type="float" office:value="-64.1581927594444" calcext:value-type="float">
            <text:p>-64.1581927594444</text:p>
          </table:table-cell>
          <table:table-cell office:value-type="float" office:value="64.1581927594444" calcext:value-type="float">
            <text:p>64.1581927594444</text:p>
          </table:table-cell>
          <table:table-cell office:value-type="float" office:value="2015.11594585043" calcext:value-type="float">
            <text:p>2015.11594585043</text:p>
          </table:table-cell>
          <table:table-cell office:value-type="float" office:value="2161.10551949212" calcext:value-type="float">
            <text:p>2161.10551949212</text:p>
          </table:table-cell>
          <table:table-cell office:value-type="float" office:value="2124.6081260817" calcext:value-type="float">
            <text:p>2124.6081260817</text:p>
          </table:table-cell>
        </table:table-row>
        <table:table-row table:style-name="ro1">
          <table:table-cell office:value-type="string" calcext:value-type="string">
            <text:p>forteraiger</text:p>
          </table:table-cell>
          <table:table-cell office:value-type="float" office:value="-12.96" calcext:value-type="float">
            <text:p>-12.96</text:p>
          </table:table-cell>
          <table:table-cell office:value-type="float" office:value="12.96" calcext:value-type="float">
            <text:p>12.96</text:p>
          </table:table-cell>
          <table:table-cell office:value-type="float" office:value="1205.41247524752" calcext:value-type="float">
            <text:p>1205.41247524752</text:p>
          </table:table-cell>
          <table:table-cell office:value-type="float" office:value="1231.33247524752" calcext:value-type="float">
            <text:p>1231.33247524752</text:p>
          </table:table-cell>
          <table:table-cell office:value-type="float" office:value="0.506609803035769" calcext:value-type="float">
            <text:p>0.506609803035769</text:p>
          </table:table-cell>
          <table:table-cell office:value-type="float" office:value="0.506961766107511" calcext:value-type="float">
            <text:p>0.506961766107511</text:p>
          </table:table-cell>
          <table:table-cell office:value-type="float" office:value="0.144068972936031" calcext:value-type="float">
            <text:p>0.144068972936031</text:p>
          </table:table-cell>
          <table:table-cell office:value-type="float" office:value="0.144170479527254" calcext:value-type="float">
            <text:p>0.144170479527254</text:p>
          </table:table-cell>
          <table:table-cell office:value-type="float" office:value="-103.103537248241" calcext:value-type="float">
            <text:p>-103.103537248241</text:p>
          </table:table-cell>
          <table:table-cell office:value-type="float" office:value="103.103537248241" calcext:value-type="float">
            <text:p>103.103537248241</text:p>
          </table:table-cell>
          <table:table-cell office:value-type="float" office:value="1102.30893799928" calcext:value-type="float">
            <text:p>1102.30893799928</text:p>
          </table:table-cell>
          <table:table-cell office:value-type="float" office:value="1334.35908740226" calcext:value-type="float">
            <text:p>1334.35908740226</text:p>
          </table:table-cell>
          <table:table-cell office:value-type="float" office:value="1276.34655005152" calcext:value-type="float">
            <text:p>1276.34655005152</text:p>
          </table:table-cell>
        </table:table-row>
        <table:table-row table:style-name="ro1">
          <table:table-cell office:value-type="string" calcext:value-type="string">
            <text:p>LoreDek</text:p>
          </table:table-cell>
          <table:table-cell office:value-type="float" office:value="-9.3" calcext:value-type="float">
            <text:p>-9.3</text:p>
          </table:table-cell>
          <table:table-cell office:value-type="float" office:value="9.3" calcext:value-type="float">
            <text:p>9.3</text:p>
          </table:table-cell>
          <table:table-cell office:value-type="float" office:value="1641.95762376238" calcext:value-type="float">
            <text:p>1641.95762376238</text:p>
          </table:table-cell>
          <table:table-cell office:value-type="float" office:value="1660.55762376238" calcext:value-type="float">
            <text:p>1660.55762376238</text:p>
          </table:table-cell>
          <table:table-cell office:value-type="float" office:value="0.511889115785739" calcext:value-type="float">
            <text:p>0.511889115785739</text:p>
          </table:table-cell>
          <table:table-cell office:value-type="float" office:value="0.512208630588874" calcext:value-type="float">
            <text:p>0.512208630588874</text:p>
          </table:table-cell>
          <table:table-cell office:value-type="float" office:value="0.0998235450801572" calcext:value-type="float">
            <text:p>0.0998235450801572</text:p>
          </table:table-cell>
          <table:table-cell office:value-type="float" office:value="0.0999444064790441" calcext:value-type="float">
            <text:p>0.0999444064790441</text:p>
          </table:table-cell>
          <table:table-cell office:value-type="float" office:value="-70.3962646218863" calcext:value-type="float">
            <text:p>-70.3962646218863</text:p>
          </table:table-cell>
          <table:table-cell office:value-type="float" office:value="70.3962646218863" calcext:value-type="float">
            <text:p>70.3962646218863</text:p>
          </table:table-cell>
          <table:table-cell office:value-type="float" office:value="1571.64883308602" calcext:value-type="float">
            <text:p>1571.64883308602</text:p>
          </table:table-cell>
          <table:table-cell office:value-type="float" office:value="1730.95388838426" calcext:value-type="float">
            <text:p>1730.95388838426</text:p>
          </table:table-cell>
          <table:table-cell office:value-type="float" office:value="1691.1276245597" calcext:value-type="float">
            <text:p>1691.1276245597</text:p>
          </table:table-cell>
        </table:table-row>
        <table:table-row table:style-name="ro1">
          <table:table-cell office:value-type="string" calcext:value-type="string">
            <text:p>kiritastrich </text:p>
          </table:table-cell>
          <table:table-cell office:value-type="float" office:value="-14.76" calcext:value-type="float">
            <text:p>-14.76</text:p>
          </table:table-cell>
          <table:table-cell office:value-type="float" office:value="14.76" calcext:value-type="float">
            <text:p>14.76</text:p>
          </table:table-cell>
          <table:table-cell office:value-type="float" office:value="1819.63306930693" calcext:value-type="float">
            <text:p>1819.63306930693</text:p>
          </table:table-cell>
          <table:table-cell office:value-type="float" office:value="1849.15306930693" calcext:value-type="float">
            <text:p>1849.15306930693</text:p>
          </table:table-cell>
          <table:table-cell office:value-type="float" office:value="0.515855184053002" calcext:value-type="float">
            <text:p>0.515855184053002</text:p>
          </table:table-cell>
          <table:table-cell office:value-type="float" office:value="0.516751651348267" calcext:value-type="float">
            <text:p>0.516751651348267</text:p>
          </table:table-cell>
          <table:table-cell office:value-type="float" office:value="0.150020518523346" calcext:value-type="float">
            <text:p>0.150020518523346</text:p>
          </table:table-cell>
          <table:table-cell office:value-type="float" office:value="0.150188196314205" calcext:value-type="float">
            <text:p>0.150188196314205</text:p>
          </table:table-cell>
          <table:table-cell office:value-type="float" office:value="-107.68184846609" calcext:value-type="float">
            <text:p>-107.68184846609</text:p>
          </table:table-cell>
          <table:table-cell office:value-type="float" office:value="107.68184846609" calcext:value-type="float">
            <text:p>107.68184846609</text:p>
          </table:table-cell>
          <table:table-cell office:value-type="float" office:value="1711.95122084084" calcext:value-type="float">
            <text:p>1711.95122084084</text:p>
          </table:table-cell>
          <table:table-cell office:value-type="float" office:value="1956.70686227149" calcext:value-type="float">
            <text:p>1956.70686227149</text:p>
          </table:table-cell>
          <table:table-cell office:value-type="float" office:value="1895.51795191382" calcext:value-type="float">
            <text:p>1895.51795191382</text:p>
          </table:table-cell>
        </table:table-row>
        <table:table-row table:style-name="ro1">
          <table:table-cell office:value-type="string" calcext:value-type="string">
            <text:p>__oladushek</text:p>
          </table:table-cell>
          <table:table-cell office:value-type="float" office:value="-13.26" calcext:value-type="float">
            <text:p>-13.26</text:p>
          </table:table-cell>
          <table:table-cell office:value-type="float" office:value="13.26" calcext:value-type="float">
            <text:p>13.26</text:p>
          </table:table-cell>
          <table:table-cell office:value-type="float" office:value="1984.86475247525" calcext:value-type="float">
            <text:p>1984.86475247525</text:p>
          </table:table-cell>
          <table:table-cell office:value-type="float" office:value="2011.38475247525" calcext:value-type="float">
            <text:p>2011.38475247525</text:p>
          </table:table-cell>
          <table:table-cell office:value-type="float" office:value="0.522008704016819" calcext:value-type="float">
            <text:p>0.522008704016819</text:p>
          </table:table-cell>
          <table:table-cell office:value-type="float" office:value="0.52328234352441" calcext:value-type="float">
            <text:p>0.52328234352441</text:p>
          </table:table-cell>
          <table:table-cell office:value-type="float" office:value="0.116480771813741" calcext:value-type="float">
            <text:p>0.116480771813741</text:p>
          </table:table-cell>
          <table:table-cell office:value-type="float" office:value="0.117079661864333" calcext:value-type="float">
            <text:p>0.117079661864333</text:p>
          </table:table-cell>
          <table:table-cell office:value-type="float" office:value="-82.893119652631" calcext:value-type="float">
            <text:p>-82.893119652631</text:p>
          </table:table-cell>
          <table:table-cell office:value-type="float" office:value="82.893119652631" calcext:value-type="float">
            <text:p>82.893119652631</text:p>
          </table:table-cell>
          <table:table-cell office:value-type="float" office:value="1902.41179539615" calcext:value-type="float">
            <text:p>1902.41179539615</text:p>
          </table:table-cell>
          <table:table-cell office:value-type="float" office:value="2094.27787212788" calcext:value-type="float">
            <text:p>2094.27787212788</text:p>
          </table:table-cell>
          <table:table-cell office:value-type="float" office:value="2046.31135294495" calcext:value-type="float">
            <text:p>2046.31135294495</text:p>
          </table:table-cell>
        </table:table-row>
        <table:table-row table:style-name="ro1">
          <table:table-cell office:value-type="string" calcext:value-type="string">
            <text:p>PL_Hitorek</text:p>
          </table:table-cell>
          <table:table-cell office:value-type="float" office:value="-14.64" calcext:value-type="float">
            <text:p>-14.64</text:p>
          </table:table-cell>
          <table:table-cell office:value-type="float" office:value="14.64" calcext:value-type="float">
            <text:p>14.64</text:p>
          </table:table-cell>
          <table:table-cell office:value-type="float" office:value="1949.40871287129" calcext:value-type="float">
            <text:p>1949.40871287129</text:p>
          </table:table-cell>
          <table:table-cell office:value-type="float" office:value="1978.68871287129" calcext:value-type="float">
            <text:p>1978.68871287129</text:p>
          </table:table-cell>
          <table:table-cell office:value-type="float" office:value="0.520439311713157" calcext:value-type="float">
            <text:p>0.520439311713157</text:p>
          </table:table-cell>
          <table:table-cell office:value-type="float" office:value="0.521724558924294" calcext:value-type="float">
            <text:p>0.521724558924294</text:p>
          </table:table-cell>
          <table:table-cell office:value-type="float" office:value="0.156774559094373" calcext:value-type="float">
            <text:p>0.156774559094373</text:p>
          </table:table-cell>
          <table:table-cell office:value-type="float" office:value="0.156848423876622" calcext:value-type="float">
            <text:p>0.156848423876622</text:p>
          </table:table-cell>
          <table:table-cell office:value-type="float" office:value="-112.791665667056" calcext:value-type="float">
            <text:p>-112.791665667056</text:p>
          </table:table-cell>
          <table:table-cell office:value-type="float" office:value="112.791665667056" calcext:value-type="float">
            <text:p>112.791665667056</text:p>
          </table:table-cell>
          <table:table-cell office:value-type="float" office:value="1836.67397288669" calcext:value-type="float">
            <text:p>1836.67397288669</text:p>
          </table:table-cell>
          <table:table-cell office:value-type="float" office:value="2091.48037853834" calcext:value-type="float">
            <text:p>2091.48037853834</text:p>
          </table:table-cell>
          <table:table-cell office:value-type="float" office:value="2027.77877712543" calcext:value-type="float">
            <text:p>2027.77877712543</text:p>
          </table:table-cell>
        </table:table-row>
        <table:table-row table:style-name="ro1">
          <table:table-cell office:value-type="string" calcext:value-type="string">
            <text:p>thenagraj</text:p>
          </table:table-cell>
          <table:table-cell office:value-type="float" office:value="-47.8695652173913" calcext:value-type="float">
            <text:p>-47.8695652173913</text:p>
          </table:table-cell>
          <table:table-cell office:value-type="float" office:value="47.8695652173913" calcext:value-type="float">
            <text:p>47.8695652173913</text:p>
          </table:table-cell>
          <table:table-cell office:value-type="float" office:value="940.742830712304" calcext:value-type="float">
            <text:p>940.742830712304</text:p>
          </table:table-cell>
          <table:table-cell office:value-type="float" office:value="1036.48196114709" calcext:value-type="float">
            <text:p>1036.48196114709</text:p>
          </table:table-cell>
          <table:table-cell office:value-type="float" office:value="0.500879451368633" calcext:value-type="float">
            <text:p>0.500879451368633</text:p>
          </table:table-cell>
          <table:table-cell office:value-type="float" office:value="0.503510147139409" calcext:value-type="float">
            <text:p>0.503510147139409</text:p>
          </table:table-cell>
          <table:table-cell office:value-type="float" office:value="0.195392247747126" calcext:value-type="float">
            <text:p>0.195392247747126</text:p>
          </table:table-cell>
          <table:table-cell office:value-type="float" office:value="0.197910400383322" calcext:value-type="float">
            <text:p>0.197910400383322</text:p>
          </table:table-cell>
          <table:table-cell office:value-type="float" office:value="-145.465558691098" calcext:value-type="float">
            <text:p>-145.465558691098</text:p>
          </table:table-cell>
          <table:table-cell office:value-type="float" office:value="145.465558691098" calcext:value-type="float">
            <text:p>145.465558691098</text:p>
          </table:table-cell>
          <table:table-cell office:value-type="float" office:value="795.277272021205" calcext:value-type="float">
            <text:p>795.277272021205</text:p>
          </table:table-cell>
          <table:table-cell office:value-type="float" office:value="1179.87751831993" calcext:value-type="float">
            <text:p>1179.87751831993</text:p>
          </table:table-cell>
          <table:table-cell office:value-type="float" office:value="1083.72745674525" calcext:value-type="float">
            <text:p>1083.72745674525</text:p>
          </table:table-cell>
        </table:table-row>
        <table:table-row table:style-name="ro1">
          <table:table-cell office:value-type="string" calcext:value-type="string">
            <text:p>Johnny Walrus</text:p>
          </table:table-cell>
          <table:table-cell office:value-type="float" office:value="-12.54" calcext:value-type="float">
            <text:p>-12.54</text:p>
          </table:table-cell>
          <table:table-cell office:value-type="float" office:value="12.54" calcext:value-type="float">
            <text:p>12.54</text:p>
          </table:table-cell>
          <table:table-cell office:value-type="float" office:value="1421.43861386139" calcext:value-type="float">
            <text:p>1421.43861386139</text:p>
          </table:table-cell>
          <table:table-cell office:value-type="float" office:value="1446.51861386139" calcext:value-type="float">
            <text:p>1446.51861386139</text:p>
          </table:table-cell>
          <table:table-cell office:value-type="float" office:value="0.50908257992779" calcext:value-type="float">
            <text:p>0.50908257992779</text:p>
          </table:table-cell>
          <table:table-cell office:value-type="float" office:value="0.509346676258873" calcext:value-type="float">
            <text:p>0.509346676258873</text:p>
          </table:table-cell>
          <table:table-cell office:value-type="float" office:value="0.100311978285645" calcext:value-type="float">
            <text:p>0.100311978285645</text:p>
          </table:table-cell>
          <table:table-cell office:value-type="float" office:value="0.100359581856294" calcext:value-type="float">
            <text:p>0.100359581856294</text:p>
          </table:table-cell>
          <table:table-cell office:value-type="float" office:value="-70.6968166992186" calcext:value-type="float">
            <text:p>-70.6968166992186</text:p>
          </table:table-cell>
          <table:table-cell office:value-type="float" office:value="70.6968166992186" calcext:value-type="float">
            <text:p>70.6968166992186</text:p>
          </table:table-cell>
          <table:table-cell office:value-type="float" office:value="1350.77626343605" calcext:value-type="float">
            <text:p>1350.77626343605</text:p>
          </table:table-cell>
          <table:table-cell office:value-type="float" office:value="1517.21543056061" calcext:value-type="float">
            <text:p>1517.21543056061</text:p>
          </table:table-cell>
          <table:table-cell office:value-type="float" office:value="1475.60563877947" calcext:value-type="float">
            <text:p>1475.60563877947</text:p>
          </table:table-cell>
        </table:table-row>
        <table:table-row table:style-name="ro1">
          <table:table-cell office:value-type="string" calcext:value-type="string">
            <text:p>Ezioauditore0109</text:p>
          </table:table-cell>
          <table:table-cell office:value-type="float" office:value="-27.18" calcext:value-type="float">
            <text:p>-27.18</text:p>
          </table:table-cell>
          <table:table-cell office:value-type="float" office:value="27.18" calcext:value-type="float">
            <text:p>27.18</text:p>
          </table:table-cell>
          <table:table-cell office:value-type="float" office:value="1053.86396039604" calcext:value-type="float">
            <text:p>1053.86396039604</text:p>
          </table:table-cell>
          <table:table-cell office:value-type="float" office:value="1108.22396039604" calcext:value-type="float">
            <text:p>1108.22396039604</text:p>
          </table:table-cell>
          <table:table-cell office:value-type="float" office:value="0.503909676906241" calcext:value-type="float">
            <text:p>0.503909676906241</text:p>
          </table:table-cell>
          <table:table-cell office:value-type="float" office:value="0.505026780494999" calcext:value-type="float">
            <text:p>0.505026780494999</text:p>
          </table:table-cell>
          <table:table-cell office:value-type="float" office:value="0.125571509671353" calcext:value-type="float">
            <text:p>0.125571509671353</text:p>
          </table:table-cell>
          <table:table-cell office:value-type="float" office:value="0.125894267395795" calcext:value-type="float">
            <text:p>0.125894267395795</text:p>
          </table:table-cell>
          <table:table-cell office:value-type="float" office:value="-89.4026442746666" calcext:value-type="float">
            <text:p>-89.4026442746666</text:p>
          </table:table-cell>
          <table:table-cell office:value-type="float" office:value="89.4026442746666" calcext:value-type="float">
            <text:p>89.4026442746666</text:p>
          </table:table-cell>
          <table:table-cell office:value-type="float" office:value="964.700730550149" calcext:value-type="float">
            <text:p>964.700730550149</text:p>
          </table:table-cell>
          <table:table-cell office:value-type="float" office:value="1197.62660467071" calcext:value-type="float">
            <text:p>1197.62660467071</text:p>
          </table:table-cell>
          <table:table-cell office:value-type="float" office:value="1139.39513614057" calcext:value-type="float">
            <text:p>1139.39513614057</text:p>
          </table:table-cell>
        </table:table-row>
        <table:table-row table:style-name="ro1">
          <table:table-cell office:value-type="string" calcext:value-type="string">
            <text:p>JagWarrior</text:p>
          </table:table-cell>
          <table:table-cell office:value-type="float" office:value="-10.92" calcext:value-type="float">
            <text:p>-10.92</text:p>
          </table:table-cell>
          <table:table-cell office:value-type="float" office:value="10.92" calcext:value-type="float">
            <text:p>10.92</text:p>
          </table:table-cell>
          <table:table-cell office:value-type="float" office:value="1589.48752475248" calcext:value-type="float">
            <text:p>1589.48752475248</text:p>
          </table:table-cell>
          <table:table-cell office:value-type="float" office:value="1611.32752475248" calcext:value-type="float">
            <text:p>1611.32752475248</text:p>
          </table:table-cell>
          <table:table-cell office:value-type="float" office:value="0.511078782670987" calcext:value-type="float">
            <text:p>0.511078782670987</text:p>
          </table:table-cell>
          <table:table-cell office:value-type="float" office:value="0.511400881734358" calcext:value-type="float">
            <text:p>0.511400881734358</text:p>
          </table:table-cell>
          <table:table-cell office:value-type="float" office:value="0.0762022580559424" calcext:value-type="float">
            <text:p>0.0762022580559424</text:p>
          </table:table-cell>
          <table:table-cell office:value-type="float" office:value="0.0762588020921454" calcext:value-type="float">
            <text:p>0.0762588020921454</text:p>
          </table:table-cell>
          <table:table-cell office:value-type="float" office:value="-53.4067528413792" calcext:value-type="float">
            <text:p>-53.4067528413792</text:p>
          </table:table-cell>
          <table:table-cell office:value-type="float" office:value="53.4067528413792" calcext:value-type="float">
            <text:p>53.4067528413792</text:p>
          </table:table-cell>
          <table:table-cell office:value-type="float" office:value="1536.0807719111" calcext:value-type="float">
            <text:p>1536.0807719111</text:p>
          </table:table-cell>
          <table:table-cell office:value-type="float" office:value="1664.69405174853" calcext:value-type="float">
            <text:p>1664.69405174853</text:p>
          </table:table-cell>
          <table:table-cell office:value-type="float" office:value="1632.54073178917" calcext:value-type="float">
            <text:p>1632.54073178917</text:p>
          </table:table-cell>
        </table:table-row>
        <table:table-row table:style-name="ro1">
          <table:table-cell office:value-type="string" calcext:value-type="string">
            <text:p>Mokoto</text:p>
          </table:table-cell>
          <table:table-cell office:value-type="float" office:value="-11.58" calcext:value-type="float">
            <text:p>-11.58</text:p>
          </table:table-cell>
          <table:table-cell office:value-type="float" office:value="11.58" calcext:value-type="float">
            <text:p>11.58</text:p>
          </table:table-cell>
          <table:table-cell office:value-type="float" office:value="1079.68613861386" calcext:value-type="float">
            <text:p>1079.68613861386</text:p>
          </table:table-cell>
          <table:table-cell office:value-type="float" office:value="1102.84613861386" calcext:value-type="float">
            <text:p>1102.84613861386</text:p>
          </table:table-cell>
          <table:table-cell office:value-type="float" office:value="0.504464241411777" calcext:value-type="float">
            <text:p>0.504464241411777</text:p>
          </table:table-cell>
          <table:table-cell office:value-type="float" office:value="0.504924604608615" calcext:value-type="float">
            <text:p>0.504924604608615</text:p>
          </table:table-cell>
          <table:table-cell office:value-type="float" office:value="0.0795263696219584" calcext:value-type="float">
            <text:p>0.0795263696219584</text:p>
          </table:table-cell>
          <table:table-cell office:value-type="float" office:value="0.0795403200218626" calcext:value-type="float">
            <text:p>0.0795403200218626</text:p>
          </table:table-cell>
          <table:table-cell office:value-type="float" office:value="-55.7437203396739" calcext:value-type="float">
            <text:p>-55.7437203396739</text:p>
          </table:table-cell>
          <table:table-cell office:value-type="float" office:value="55.7437203396739" calcext:value-type="float">
            <text:p>55.7437203396739</text:p>
          </table:table-cell>
          <table:table-cell office:value-type="float" office:value="1023.95236364478" calcext:value-type="float">
            <text:p>1023.95236364478</text:p>
          </table:table-cell>
          <table:table-cell office:value-type="float" office:value="1158.58985895354" calcext:value-type="float">
            <text:p>1158.58985895354</text:p>
          </table:table-cell>
          <table:table-cell office:value-type="float" office:value="1124.93048512635" calcext:value-type="float">
            <text:p>1124.93048512635</text:p>
          </table:table-cell>
        </table:table-row>
        <table:table-row table:style-name="ro1">
          <table:table-cell office:value-type="string" calcext:value-type="string">
            <text:p>Hydur</text:p>
          </table:table-cell>
          <table:table-cell office:value-type="float" office:value="-13.74" calcext:value-type="float">
            <text:p>-13.74</text:p>
          </table:table-cell>
          <table:table-cell office:value-type="float" office:value="13.74" calcext:value-type="float">
            <text:p>13.74</text:p>
          </table:table-cell>
          <table:table-cell office:value-type="float" office:value="1697.08633663366" calcext:value-type="float">
            <text:p>1697.08633663366</text:p>
          </table:table-cell>
          <table:table-cell office:value-type="float" office:value="1724.56633663366" calcext:value-type="float">
            <text:p>1724.56633663366</text:p>
          </table:table-cell>
          <table:table-cell office:value-type="float" office:value="0.512892741978131" calcext:value-type="float">
            <text:p>0.512892741978131</text:p>
          </table:table-cell>
          <table:table-cell office:value-type="float" office:value="0.513461844809165" calcext:value-type="float">
            <text:p>0.513461844809165</text:p>
          </table:table-cell>
          <table:table-cell office:value-type="float" office:value="0.168654556626345" calcext:value-type="float">
            <text:p>0.168654556626345</text:p>
          </table:table-cell>
          <table:table-cell office:value-type="float" office:value="0.169065476225347" calcext:value-type="float">
            <text:p>0.169065476225347</text:p>
          </table:table-cell>
          <table:table-cell office:value-type="float" office:value="-122.290617936854" calcext:value-type="float">
            <text:p>-122.290617936854</text:p>
          </table:table-cell>
          <table:table-cell office:value-type="float" office:value="122.290617936854" calcext:value-type="float">
            <text:p>122.290617936854</text:p>
          </table:table-cell>
          <table:table-cell office:value-type="float" office:value="1574.79571869681" calcext:value-type="float">
            <text:p>1574.79571869681</text:p>
          </table:table-cell>
          <table:table-cell office:value-type="float" office:value="1846.53465899616" calcext:value-type="float">
            <text:p>1846.53465899616</text:p>
          </table:table-cell>
          <table:table-cell office:value-type="float" office:value="1778.59992392132" calcext:value-type="float">
            <text:p>1778.59992392132</text:p>
          </table:table-cell>
        </table:table-row>
        <table:table-row table:style-name="ro1">
          <table:table-cell office:value-type="string" calcext:value-type="string">
            <text:p>Jskillz</text:p>
          </table:table-cell>
          <table:table-cell office:value-type="float" office:value="-8.34" calcext:value-type="float">
            <text:p>-8.34</text:p>
          </table:table-cell>
          <table:table-cell office:value-type="float" office:value="8.34" calcext:value-type="float">
            <text:p>8.34</text:p>
          </table:table-cell>
          <table:table-cell office:value-type="float" office:value="1724.17722772277" calcext:value-type="float">
            <text:p>1724.17722772277</text:p>
          </table:table-cell>
          <table:table-cell office:value-type="float" office:value="1740.85722772277" calcext:value-type="float">
            <text:p>1740.85722772277</text:p>
          </table:table-cell>
          <table:table-cell office:value-type="float" office:value="0.513453437017708" calcext:value-type="float">
            <text:p>0.513453437017708</text:p>
          </table:table-cell>
          <table:table-cell office:value-type="float" office:value="0.513823273396949" calcext:value-type="float">
            <text:p>0.513823273396949</text:p>
          </table:table-cell>
          <table:table-cell office:value-type="float" office:value="0.126996754416471" calcext:value-type="float">
            <text:p>0.126996754416471</text:p>
          </table:table-cell>
          <table:table-cell office:value-type="float" office:value="0.127115202535841" calcext:value-type="float">
            <text:p>0.127115202535841</text:p>
          </table:table-cell>
          <table:table-cell office:value-type="float" office:value="-90.3090606265054" calcext:value-type="float">
            <text:p>-90.3090606265054</text:p>
          </table:table-cell>
          <table:table-cell office:value-type="float" office:value="90.3090606265054" calcext:value-type="float">
            <text:p>90.3090606265054</text:p>
          </table:table-cell>
          <table:table-cell office:value-type="float" office:value="1633.86816709627" calcext:value-type="float">
            <text:p>1633.86816709627</text:p>
          </table:table-cell>
          <table:table-cell office:value-type="float" office:value="1831.0783005384" calcext:value-type="float">
            <text:p>1831.0783005384</text:p>
          </table:table-cell>
          <table:table-cell office:value-type="float" office:value="1781.77576717786" calcext:value-type="float">
            <text:p>1781.77576717786</text:p>
          </table:table-cell>
        </table:table-row>
        <table:table-row table:style-name="ro1">
          <table:table-cell office:value-type="string" calcext:value-type="string">
            <text:p>Metalmania</text:p>
          </table:table-cell>
          <table:table-cell office:value-type="float" office:value="-11.64" calcext:value-type="float">
            <text:p>-11.64</text:p>
          </table:table-cell>
          <table:table-cell office:value-type="float" office:value="11.64" calcext:value-type="float">
            <text:p>11.64</text:p>
          </table:table-cell>
          <table:table-cell office:value-type="float" office:value="1615.7401980198" calcext:value-type="float">
            <text:p>1615.7401980198</text:p>
          </table:table-cell>
          <table:table-cell office:value-type="float" office:value="1639.0201980198" calcext:value-type="float">
            <text:p>1639.0201980198</text:p>
          </table:table-cell>
          <table:table-cell office:value-type="float" office:value="0.511468486487964" calcext:value-type="float">
            <text:p>0.511468486487964</text:p>
          </table:table-cell>
          <table:table-cell office:value-type="float" office:value="0.511840308032738" calcext:value-type="float">
            <text:p>0.511840308032738</text:p>
          </table:table-cell>
          <table:table-cell office:value-type="float" office:value="0.115689014365254" calcext:value-type="float">
            <text:p>0.115689014365254</text:p>
          </table:table-cell>
          <table:table-cell office:value-type="float" office:value="0.115851807706174" calcext:value-type="float">
            <text:p>0.115851807706174</text:p>
          </table:table-cell>
          <table:table-cell office:value-type="float" office:value="-81.9909706788896" calcext:value-type="float">
            <text:p>-81.9909706788896</text:p>
          </table:table-cell>
          <table:table-cell office:value-type="float" office:value="81.9909706788896" calcext:value-type="float">
            <text:p>81.9909706788896</text:p>
          </table:table-cell>
          <table:table-cell office:value-type="float" office:value="1533.86875580008" calcext:value-type="float">
            <text:p>1533.86875580008</text:p>
          </table:table-cell>
          <table:table-cell office:value-type="float" office:value="1721.01116869869" calcext:value-type="float">
            <text:p>1721.01116869869</text:p>
          </table:table-cell>
          <table:table-cell office:value-type="float" office:value="1674.22556547404" calcext:value-type="float">
            <text:p>1674.22556547404</text:p>
          </table:table-cell>
        </table:table-row>
        <table:table-row table:style-name="ro1">
          <table:table-cell office:value-type="string" calcext:value-type="string">
            <text:p>Flying Mouse</text:p>
          </table:table-cell>
          <table:table-cell office:value-type="float" office:value="-16.2" calcext:value-type="float">
            <text:p>-16.2</text:p>
          </table:table-cell>
          <table:table-cell office:value-type="float" office:value="16.2" calcext:value-type="float">
            <text:p>16.2</text:p>
          </table:table-cell>
          <table:table-cell office:value-type="float" office:value="1488.95366336634" calcext:value-type="float">
            <text:p>1488.95366336634</text:p>
          </table:table-cell>
          <table:table-cell office:value-type="float" office:value="1521.35366336634" calcext:value-type="float">
            <text:p>1521.35366336634</text:p>
          </table:table-cell>
          <table:table-cell office:value-type="float" office:value="0.509810623597879" calcext:value-type="float">
            <text:p>0.509810623597879</text:p>
          </table:table-cell>
          <table:table-cell office:value-type="float" office:value="0.510187675266142" calcext:value-type="float">
            <text:p>0.510187675266142</text:p>
          </table:table-cell>
          <table:table-cell office:value-type="float" office:value="0.1455208248217" calcext:value-type="float">
            <text:p>0.1455208248217</text:p>
          </table:table-cell>
          <table:table-cell office:value-type="float" office:value="0.145550571322175" calcext:value-type="float">
            <text:p>0.145550571322175</text:p>
          </table:table-cell>
          <table:table-cell office:value-type="float" office:value="-104.150395660324" calcext:value-type="float">
            <text:p>-104.150395660324</text:p>
          </table:table-cell>
          <table:table-cell office:value-type="float" office:value="104.150395660324" calcext:value-type="float">
            <text:p>104.150395660324</text:p>
          </table:table-cell>
          <table:table-cell office:value-type="float" office:value="1384.82585100663" calcext:value-type="float">
            <text:p>1384.82585100663</text:p>
          </table:table-cell>
          <table:table-cell office:value-type="float" office:value="1625.50405902666" calcext:value-type="float">
            <text:p>1625.50405902666</text:p>
          </table:table-cell>
          <table:table-cell office:value-type="float" office:value="1565.33450702165" calcext:value-type="float">
            <text:p>1565.33450702165</text:p>
          </table:table-cell>
        </table:table-row>
        <table:table-row table:style-name="ro1">
          <table:table-cell office:value-type="string" calcext:value-type="string">
            <text:p>Qeetsa</text:p>
          </table:table-cell>
          <table:table-cell office:value-type="float" office:value="-12.24" calcext:value-type="float">
            <text:p>-12.24</text:p>
          </table:table-cell>
          <table:table-cell office:value-type="float" office:value="12.24" calcext:value-type="float">
            <text:p>12.24</text:p>
          </table:table-cell>
          <table:table-cell office:value-type="float" office:value="1720.36673267327" calcext:value-type="float">
            <text:p>1720.36673267327</text:p>
          </table:table-cell>
          <table:table-cell office:value-type="float" office:value="1744.84673267327" calcext:value-type="float">
            <text:p>1744.84673267327</text:p>
          </table:table-cell>
          <table:table-cell office:value-type="float" office:value="0.513371643907775" calcext:value-type="float">
            <text:p>0.513371643907775</text:p>
          </table:table-cell>
          <table:table-cell office:value-type="float" office:value="0.51391464616039" calcext:value-type="float">
            <text:p>0.51391464616039</text:p>
          </table:table-cell>
          <table:table-cell office:value-type="float" office:value="0.0926707203929634" calcext:value-type="float">
            <text:p>0.0926707203929634</text:p>
          </table:table-cell>
          <table:table-cell office:value-type="float" office:value="0.0926815010019495" calcext:value-type="float">
            <text:p>0.0926815010019495</text:p>
          </table:table-cell>
          <table:table-cell office:value-type="float" office:value="-65.154894959964" calcext:value-type="float">
            <text:p>-65.154894959964</text:p>
          </table:table-cell>
          <table:table-cell office:value-type="float" office:value="65.154894959964" calcext:value-type="float">
            <text:p>65.154894959964</text:p>
          </table:table-cell>
          <table:table-cell office:value-type="float" office:value="1655.21959536529" calcext:value-type="float">
            <text:p>1655.21959536529</text:p>
          </table:table-cell>
          <table:table-cell office:value-type="float" office:value="1810.00162763323" calcext:value-type="float">
            <text:p>1810.00162763323</text:p>
          </table:table-cell>
          <table:table-cell office:value-type="float" office:value="1771.30611956625" calcext:value-type="float">
            <text:p>1771.30611956625</text:p>
          </table:table-cell>
        </table:table-row>
        <table:table-row table:style-name="ro1">
          <table:table-cell office:value-type="string" calcext:value-type="string">
            <text:p>benderandchill</text:p>
          </table:table-cell>
          <table:table-cell office:value-type="float" office:value="-16.62" calcext:value-type="float">
            <text:p>-16.62</text:p>
          </table:table-cell>
          <table:table-cell office:value-type="float" office:value="16.62" calcext:value-type="float">
            <text:p>16.62</text:p>
          </table:table-cell>
          <table:table-cell office:value-type="float" office:value="1549.7697029703" calcext:value-type="float">
            <text:p>1549.7697029703</text:p>
          </table:table-cell>
          <table:table-cell office:value-type="float" office:value="1583.0097029703" calcext:value-type="float">
            <text:p>1583.0097029703</text:p>
          </table:table-cell>
          <table:table-cell office:value-type="float" office:value="0.510540775907765" calcext:value-type="float">
            <text:p>0.510540775907765</text:p>
          </table:table-cell>
          <table:table-cell office:value-type="float" office:value="0.510987040096057" calcext:value-type="float">
            <text:p>0.510987040096057</text:p>
          </table:table-cell>
          <table:table-cell office:value-type="float" office:value="0.104935077896579" calcext:value-type="float">
            <text:p>0.104935077896579</text:p>
          </table:table-cell>
          <table:table-cell office:value-type="float" office:value="0.104945103685553" calcext:value-type="float">
            <text:p>0.104945103685553</text:p>
          </table:table-cell>
          <table:table-cell office:value-type="float" office:value="-74.0234068647063" calcext:value-type="float">
            <text:p>-74.0234068647063</text:p>
          </table:table-cell>
          <table:table-cell office:value-type="float" office:value="74.0234068647063" calcext:value-type="float">
            <text:p>74.0234068647063</text:p>
          </table:table-cell>
          <table:table-cell office:value-type="float" office:value="1475.74629610559" calcext:value-type="float">
            <text:p>1475.74629610559</text:p>
          </table:table-cell>
          <table:table-cell office:value-type="float" office:value="1657.02582218453" calcext:value-type="float">
            <text:p>1657.02582218453</text:p>
          </table:table-cell>
          <table:table-cell office:value-type="float" office:value="1611.70594066479" calcext:value-type="float">
            <text:p>1611.70594066479</text:p>
          </table:table-cell>
        </table:table-row>
        <table:table-row table:style-name="ro1">
          <table:table-cell office:value-type="string" calcext:value-type="string">
            <text:p>KorDimon</text:p>
          </table:table-cell>
          <table:table-cell office:value-type="float" office:value="-9.42" calcext:value-type="float">
            <text:p>-9.42</text:p>
          </table:table-cell>
          <table:table-cell office:value-type="float" office:value="9.42" calcext:value-type="float">
            <text:p>9.42</text:p>
          </table:table-cell>
          <table:table-cell office:value-type="float" office:value="1063.42356435644" calcext:value-type="float">
            <text:p>1063.42356435644</text:p>
          </table:table-cell>
          <table:table-cell office:value-type="float" office:value="1082.26356435644" calcext:value-type="float">
            <text:p>1082.26356435644</text:p>
          </table:table-cell>
          <table:table-cell office:value-type="float" office:value="0.504120267199268" calcext:value-type="float">
            <text:p>0.504120267199268</text:p>
          </table:table-cell>
          <table:table-cell office:value-type="float" office:value="0.504517153862904" calcext:value-type="float">
            <text:p>0.504517153862904</text:p>
          </table:table-cell>
          <table:table-cell office:value-type="float" office:value="0.0960925961187159" calcext:value-type="float">
            <text:p>0.0960925961187159</text:p>
          </table:table-cell>
          <table:table-cell office:value-type="float" office:value="0.09616869716655" calcext:value-type="float">
            <text:p>0.09616869716655</text:p>
          </table:table-cell>
          <table:table-cell office:value-type="float" office:value="-67.6676755400141" calcext:value-type="float">
            <text:p>-67.6676755400141</text:p>
          </table:table-cell>
          <table:table-cell office:value-type="float" office:value="67.6676755400141" calcext:value-type="float">
            <text:p>67.6676755400141</text:p>
          </table:table-cell>
          <table:table-cell office:value-type="float" office:value="995.81079896161" calcext:value-type="float">
            <text:p>995.81079896161</text:p>
          </table:table-cell>
          <table:table-cell office:value-type="float" office:value="1149.93123989645" calcext:value-type="float">
            <text:p>1149.93123989645</text:p>
          </table:table-cell>
          <table:table-cell office:value-type="float" office:value="1111.40112966274" calcext:value-type="float">
            <text:p>1111.40112966274</text:p>
          </table:table-cell>
        </table:table-row>
        <table:table-row table:style-name="ro1">
          <table:table-cell office:value-type="string" calcext:value-type="string">
            <text:p>Alexander</text:p>
          </table:table-cell>
          <table:table-cell office:value-type="float" office:value="-11.22" calcext:value-type="float">
            <text:p>-11.22</text:p>
          </table:table-cell>
          <table:table-cell office:value-type="float" office:value="11.22" calcext:value-type="float">
            <text:p>11.22</text:p>
          </table:table-cell>
          <table:table-cell office:value-type="float" office:value="1542.77742574257" calcext:value-type="float">
            <text:p>1542.77742574257</text:p>
          </table:table-cell>
          <table:table-cell office:value-type="float" office:value="1565.21742574257" calcext:value-type="float">
            <text:p>1565.21742574257</text:p>
          </table:table-cell>
          <table:table-cell office:value-type="float" office:value="0.510451668610889" calcext:value-type="float">
            <text:p>0.510451668610889</text:p>
          </table:table-cell>
          <table:table-cell office:value-type="float" office:value="0.510743298989704" calcext:value-type="float">
            <text:p>0.510743298989704</text:p>
          </table:table-cell>
          <table:table-cell office:value-type="float" office:value="0.145159576114399" calcext:value-type="float">
            <text:p>0.145159576114399</text:p>
          </table:table-cell>
          <table:table-cell office:value-type="float" office:value="0.145329465284921" calcext:value-type="float">
            <text:p>0.145329465284921</text:p>
          </table:table-cell>
          <table:table-cell office:value-type="float" office:value="-103.98255417695" calcext:value-type="float">
            <text:p>-103.98255417695</text:p>
          </table:table-cell>
          <table:table-cell office:value-type="float" office:value="103.98255417695" calcext:value-type="float">
            <text:p>103.98255417695</text:p>
          </table:table-cell>
          <table:table-cell office:value-type="float" office:value="1438.923802333" calcext:value-type="float">
            <text:p>1438.923802333</text:p>
          </table:table-cell>
          <table:table-cell office:value-type="float" office:value="1669.19997991952" calcext:value-type="float">
            <text:p>1669.19997991952</text:p>
          </table:table-cell>
          <table:table-cell office:value-type="float" office:value="1611.63093552289" calcext:value-type="float">
            <text:p>1611.63093552289</text:p>
          </table:table-cell>
        </table:table-row>
        <table:table-row table:style-name="ro1">
          <table:table-cell office:value-type="string" calcext:value-type="string">
            <text:p>Belkross</text:p>
          </table:table-cell>
          <table:table-cell office:value-type="float" office:value="-57.5" calcext:value-type="float">
            <text:p>-57.5</text:p>
          </table:table-cell>
          <table:table-cell office:value-type="float" office:value="57.5" calcext:value-type="float">
            <text:p>57.5</text:p>
          </table:table-cell>
          <table:table-cell office:value-type="float" office:value="1145.35897435897" calcext:value-type="float">
            <text:p>1145.35897435897</text:p>
          </table:table-cell>
          <table:table-cell office:value-type="float" office:value="1260.35897435897" calcext:value-type="float">
            <text:p>1260.35897435897</text:p>
          </table:table-cell>
          <table:table-cell office:value-type="float" office:value="0.505687327128785" calcext:value-type="float">
            <text:p>0.505687327128785</text:p>
          </table:table-cell>
          <table:table-cell office:value-type="float" office:value="0.507329171915286" calcext:value-type="float">
            <text:p>0.507329171915286</text:p>
          </table:table-cell>
          <table:table-cell office:value-type="float" office:value="0.310852646266532" calcext:value-type="float">
            <text:p>0.310852646266532</text:p>
          </table:table-cell>
          <table:table-cell office:value-type="float" office:value="0.312494491053033" calcext:value-type="float">
            <text:p>0.312494491053033</text:p>
          </table:table-cell>
          <table:table-cell office:value-type="float" office:value="-254.722557245868" calcext:value-type="float">
            <text:p>-254.722557245868</text:p>
          </table:table-cell>
          <table:table-cell office:value-type="float" office:value="254.722557245868" calcext:value-type="float">
            <text:p>254.722557245868</text:p>
          </table:table-cell>
          <table:table-cell office:value-type="float" office:value="890.636417113107" calcext:value-type="float">
            <text:p>890.636417113107</text:p>
          </table:table-cell>
          <table:table-cell office:value-type="float" office:value="1513.21564184726" calcext:value-type="float">
            <text:p>1513.21564184726</text:p>
          </table:table-cell>
          <table:table-cell office:value-type="float" office:value="1357.57083566372" calcext:value-type="float">
            <text:p>1357.57083566372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office:value-type="float" office:value="-10.68" calcext:value-type="float">
            <text:p>-10.68</text:p>
          </table:table-cell>
          <table:table-cell office:value-type="float" office:value="10.68" calcext:value-type="float">
            <text:p>10.68</text:p>
          </table:table-cell>
          <table:table-cell office:value-type="float" office:value="1567.70673267327" calcext:value-type="float">
            <text:p>1567.70673267327</text:p>
          </table:table-cell>
          <table:table-cell office:value-type="float" office:value="1589.06673267327" calcext:value-type="float">
            <text:p>1589.06673267327</text:p>
          </table:table-cell>
          <table:table-cell office:value-type="float" office:value="0.51077670206452" calcext:value-type="float">
            <text:p>0.51077670206452</text:p>
          </table:table-cell>
          <table:table-cell office:value-type="float" office:value="0.511072772427122" calcext:value-type="float">
            <text:p>0.511072772427122</text:p>
          </table:table-cell>
          <table:table-cell office:value-type="float" office:value="0.106064549328486" calcext:value-type="float">
            <text:p>0.106064549328486</text:p>
          </table:table-cell>
          <table:table-cell office:value-type="float" office:value="0.106119463110474" calcext:value-type="float">
            <text:p>0.106119463110474</text:p>
          </table:table-cell>
          <table:table-cell office:value-type="float" office:value="-74.8774834581413" calcext:value-type="float">
            <text:p>-74.8774834581413</text:p>
          </table:table-cell>
          <table:table-cell office:value-type="float" office:value="74.8774834581413" calcext:value-type="float">
            <text:p>74.8774834581413</text:p>
          </table:table-cell>
          <table:table-cell office:value-type="float" office:value="1492.86920616308" calcext:value-type="float">
            <text:p>1492.86920616308</text:p>
          </table:table-cell>
          <table:table-cell office:value-type="float" office:value="1663.94421613141" calcext:value-type="float">
            <text:p>1663.94421613141</text:p>
          </table:table-cell>
          <table:table-cell office:value-type="float" office:value="1621.17546363933" calcext:value-type="float">
            <text:p>1621.17546363933</text:p>
          </table:table-cell>
        </table:table-row>
        <table:table-row table:style-name="ro1">
          <table:table-cell office:value-type="string" calcext:value-type="string">
            <text:p>xRavyn</text:p>
          </table:table-cell>
          <table:table-cell office:value-type="float" office:value="-7.68" calcext:value-type="float">
            <text:p>-7.68</text:p>
          </table:table-cell>
          <table:table-cell office:value-type="float" office:value="7.68" calcext:value-type="float">
            <text:p>7.68</text:p>
          </table:table-cell>
          <table:table-cell office:value-type="float" office:value="1643.17089108911" calcext:value-type="float">
            <text:p>1643.17089108911</text:p>
          </table:table-cell>
          <table:table-cell office:value-type="float" office:value="1658.53089108911" calcext:value-type="float">
            <text:p>1658.53089108911</text:p>
          </table:table-cell>
          <table:table-cell office:value-type="float" office:value="0.511909403705325" calcext:value-type="float">
            <text:p>0.511909403705325</text:p>
          </table:table-cell>
          <table:table-cell office:value-type="float" office:value="0.512172915259496" calcext:value-type="float">
            <text:p>0.512172915259496</text:p>
          </table:table-cell>
          <table:table-cell office:value-type="float" office:value="0.107385713292438" calcext:value-type="float">
            <text:p>0.107385713292438</text:p>
          </table:table-cell>
          <table:table-cell office:value-type="float" office:value="0.107498056776348" calcext:value-type="float">
            <text:p>0.107498056776348</text:p>
          </table:table-cell>
          <table:table-cell office:value-type="float" office:value="-75.8812327445506" calcext:value-type="float">
            <text:p>-75.8812327445506</text:p>
          </table:table-cell>
          <table:table-cell office:value-type="float" office:value="75.8812327445506" calcext:value-type="float">
            <text:p>75.8812327445506</text:p>
          </table:table-cell>
          <table:table-cell office:value-type="float" office:value="1567.37150171359" calcext:value-type="float">
            <text:p>1567.37150171359</text:p>
          </table:table-cell>
          <table:table-cell office:value-type="float" office:value="1734.41212383366" calcext:value-type="float">
            <text:p>1734.41212383366</text:p>
          </table:table-cell>
          <table:table-cell office:value-type="float" office:value="1692.65196830364" calcext:value-type="float">
            <text:p>1692.65196830364</text:p>
          </table:table-cell>
        </table:table-row>
        <table:table-row table:style-name="ro1">
          <table:table-cell office:value-type="string" calcext:value-type="string">
            <text:p>e1sTea</text:p>
          </table:table-cell>
          <table:table-cell office:value-type="float" office:value="-10.2" calcext:value-type="float">
            <text:p>-10.2</text:p>
          </table:table-cell>
          <table:table-cell office:value-type="float" office:value="10.2" calcext:value-type="float">
            <text:p>10.2</text:p>
          </table:table-cell>
          <table:table-cell office:value-type="float" office:value="1994.10297029703" calcext:value-type="float">
            <text:p>1994.10297029703</text:p>
          </table:table-cell>
          <table:table-cell office:value-type="float" office:value="2014.50297029703" calcext:value-type="float">
            <text:p>2014.50297029703</text:p>
          </table:table-cell>
          <table:table-cell office:value-type="float" office:value="0.522442436760855" calcext:value-type="float">
            <text:p>0.522442436760855</text:p>
          </table:table-cell>
          <table:table-cell office:value-type="float" office:value="0.523437915898987" calcext:value-type="float">
            <text:p>0.523437915898987</text:p>
          </table:table-cell>
          <table:table-cell office:value-type="float" office:value="0.0986061132878951" calcext:value-type="float">
            <text:p>0.0986061132878951</text:p>
          </table:table-cell>
          <table:table-cell office:value-type="float" office:value="0.0987855491826995" calcext:value-type="float">
            <text:p>0.0987855491826995</text:p>
          </table:table-cell>
          <table:table-cell office:value-type="float" office:value="-69.5578975275639" calcext:value-type="float">
            <text:p>-69.5578975275639</text:p>
          </table:table-cell>
          <table:table-cell office:value-type="float" office:value="69.5578975275639" calcext:value-type="float">
            <text:p>69.5578975275639</text:p>
          </table:table-cell>
          <table:table-cell office:value-type="float" office:value="1924.54507276947" calcext:value-type="float">
            <text:p>1924.54507276947</text:p>
          </table:table-cell>
          <table:table-cell office:value-type="float" office:value="2083.93112787416" calcext:value-type="float">
            <text:p>2083.93112787416</text:p>
          </table:table-cell>
          <table:table-cell office:value-type="float" office:value="2044.08461409799" calcext:value-type="float">
            <text:p>2044.08461409799</text:p>
          </table:table-cell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-11.64" calcext:value-type="float">
            <text:p>-11.64</text:p>
          </table:table-cell>
          <table:table-cell office:value-type="float" office:value="11.64" calcext:value-type="float">
            <text:p>11.64</text:p>
          </table:table-cell>
          <table:table-cell office:value-type="float" office:value="1615.7401980198" calcext:value-type="float">
            <text:p>1615.7401980198</text:p>
          </table:table-cell>
          <table:table-cell office:value-type="float" office:value="1639.0201980198" calcext:value-type="float">
            <text:p>1639.0201980198</text:p>
          </table:table-cell>
          <table:table-cell office:value-type="float" office:value="0.511468486487964" calcext:value-type="float">
            <text:p>0.511468486487964</text:p>
          </table:table-cell>
          <table:table-cell office:value-type="float" office:value="0.511840308032738" calcext:value-type="float">
            <text:p>0.511840308032738</text:p>
          </table:table-cell>
          <table:table-cell office:value-type="float" office:value="0.115689014365254" calcext:value-type="float">
            <text:p>0.115689014365254</text:p>
          </table:table-cell>
          <table:table-cell office:value-type="float" office:value="0.115851807706174" calcext:value-type="float">
            <text:p>0.115851807706174</text:p>
          </table:table-cell>
          <table:table-cell office:value-type="float" office:value="-81.9909706788896" calcext:value-type="float">
            <text:p>-81.9909706788896</text:p>
          </table:table-cell>
          <table:table-cell office:value-type="float" office:value="81.9909706788896" calcext:value-type="float">
            <text:p>81.9909706788896</text:p>
          </table:table-cell>
          <table:table-cell office:value-type="float" office:value="1533.86875580008" calcext:value-type="float">
            <text:p>1533.86875580008</text:p>
          </table:table-cell>
          <table:table-cell office:value-type="float" office:value="1721.01116869869" calcext:value-type="float">
            <text:p>1721.01116869869</text:p>
          </table:table-cell>
          <table:table-cell office:value-type="float" office:value="1674.22556547404" calcext:value-type="float">
            <text:p>1674.22556547404</text:p>
          </table:table-cell>
        </table:table-row>
        <table:table-row table:style-name="ro1">
          <table:table-cell office:value-type="string" calcext:value-type="string">
            <text:p>leonovoo</text:p>
          </table:table-cell>
          <table:table-cell office:value-type="float" office:value="-12.3" calcext:value-type="float">
            <text:p>-12.3</text:p>
          </table:table-cell>
          <table:table-cell office:value-type="float" office:value="12.3" calcext:value-type="float">
            <text:p>12.3</text:p>
          </table:table-cell>
          <table:table-cell office:value-type="float" office:value="1877.59247524752" calcext:value-type="float">
            <text:p>1877.59247524752</text:p>
          </table:table-cell>
          <table:table-cell office:value-type="float" office:value="1902.19247524752" calcext:value-type="float">
            <text:p>1902.19247524752</text:p>
          </table:table-cell>
          <table:table-cell office:value-type="float" office:value="0.517692696513763" calcext:value-type="float">
            <text:p>0.517692696513763</text:p>
          </table:table-cell>
          <table:table-cell office:value-type="float" office:value="0.518571671723152" calcext:value-type="float">
            <text:p>0.518571671723152</text:p>
          </table:table-cell>
          <table:table-cell office:value-type="float" office:value="0.112110218482424" calcext:value-type="float">
            <text:p>0.112110218482424</text:p>
          </table:table-cell>
          <table:table-cell office:value-type="float" office:value="0.112606191954806" calcext:value-type="float">
            <text:p>0.112606191954806</text:p>
          </table:table-cell>
          <table:table-cell office:value-type="float" office:value="-79.6114829238678" calcext:value-type="float">
            <text:p>-79.6114829238678</text:p>
          </table:table-cell>
          <table:table-cell office:value-type="float" office:value="79.6114829238678" calcext:value-type="float">
            <text:p>79.6114829238678</text:p>
          </table:table-cell>
          <table:table-cell office:value-type="float" office:value="1797.98099232366" calcext:value-type="float">
            <text:p>1797.98099232366</text:p>
          </table:table-cell>
          <table:table-cell office:value-type="float" office:value="1981.44099157468" calcext:value-type="float">
            <text:p>1981.44099157468</text:p>
          </table:table-cell>
          <table:table-cell office:value-type="float" office:value="1935.57599176192" calcext:value-type="float">
            <text:p>1935.57599176192</text:p>
          </table:table-cell>
        </table:table-row>
        <table:table-row table:style-name="ro1">
          <table:table-cell office:value-type="string" calcext:value-type="string">
            <text:p>ajeomar</text:p>
          </table:table-cell>
          <table:table-cell office:value-type="float" office:value="-9.36" calcext:value-type="float">
            <text:p>-9.36</text:p>
          </table:table-cell>
          <table:table-cell office:value-type="float" office:value="9.36" calcext:value-type="float">
            <text:p>9.36</text:p>
          </table:table-cell>
          <table:table-cell office:value-type="float" office:value="1311.73108910891" calcext:value-type="float">
            <text:p>1311.73108910891</text:p>
          </table:table-cell>
          <table:table-cell office:value-type="float" office:value="1330.45108910891" calcext:value-type="float">
            <text:p>1330.45108910891</text:p>
          </table:table-cell>
          <table:table-cell office:value-type="float" office:value="0.507925303009275" calcext:value-type="float">
            <text:p>0.507925303009275</text:p>
          </table:table-cell>
          <table:table-cell office:value-type="float" office:value="0.508129822278365" calcext:value-type="float">
            <text:p>0.508129822278365</text:p>
          </table:table-cell>
          <table:table-cell office:value-type="float" office:value="0.140223655833745" calcext:value-type="float">
            <text:p>0.140223655833745</text:p>
          </table:table-cell>
          <table:table-cell office:value-type="float" office:value="0.140258917776692" calcext:value-type="float">
            <text:p>0.140258917776692</text:p>
          </table:table-cell>
          <table:table-cell office:value-type="float" office:value="-100.146239750801" calcext:value-type="float">
            <text:p>-100.146239750801</text:p>
          </table:table-cell>
          <table:table-cell office:value-type="float" office:value="100.146239750801" calcext:value-type="float">
            <text:p>100.146239750801</text:p>
          </table:table-cell>
          <table:table-cell office:value-type="float" office:value="1211.61144408553" calcext:value-type="float">
            <text:p>1211.61144408553</text:p>
          </table:table-cell>
          <table:table-cell office:value-type="float" office:value="1430.59732885971" calcext:value-type="float">
            <text:p>1430.59732885971</text:p>
          </table:table-cell>
          <table:table-cell office:value-type="float" office:value="1375.85085766617" calcext:value-type="float">
            <text:p>1375.85085766617</text:p>
          </table:table-cell>
        </table:table-row>
        <table:table-row table:style-name="ro1">
          <table:table-cell office:value-type="string" calcext:value-type="string">
            <text:p>Chipmunk</text:p>
          </table:table-cell>
          <table:table-cell office:value-type="float" office:value="-18.84" calcext:value-type="float">
            <text:p>-18.84</text:p>
          </table:table-cell>
          <table:table-cell office:value-type="float" office:value="18.84" calcext:value-type="float">
            <text:p>18.84</text:p>
          </table:table-cell>
          <table:table-cell office:value-type="float" office:value="1377.06574257426" calcext:value-type="float">
            <text:p>1377.06574257426</text:p>
          </table:table-cell>
          <table:table-cell office:value-type="float" office:value="1414.74574257426" calcext:value-type="float">
            <text:p>1414.74574257426</text:p>
          </table:table-cell>
          <table:table-cell office:value-type="float" office:value="0.50862183927874" calcext:value-type="float">
            <text:p>0.50862183927874</text:p>
          </table:table-cell>
          <table:table-cell office:value-type="float" office:value="0.509012828414317" calcext:value-type="float">
            <text:p>0.509012828414317</text:p>
          </table:table-cell>
          <table:table-cell office:value-type="float" office:value="0.0929438833064763" calcext:value-type="float">
            <text:p>0.0929438833064763</text:p>
          </table:table-cell>
          <table:table-cell office:value-type="float" office:value="0.093013542290401" calcext:value-type="float">
            <text:p>0.093013542290401</text:p>
          </table:table-cell>
          <table:table-cell office:value-type="float" office:value="-65.393861073586" calcext:value-type="float">
            <text:p>-65.393861073586</text:p>
          </table:table-cell>
          <table:table-cell office:value-type="float" office:value="65.393861073586" calcext:value-type="float">
            <text:p>65.393861073586</text:p>
          </table:table-cell>
          <table:table-cell office:value-type="float" office:value="1311.72201929361" calcext:value-type="float">
            <text:p>1311.72201929361</text:p>
          </table:table-cell>
          <table:table-cell office:value-type="float" office:value="1480.13960364784" calcext:value-type="float">
            <text:p>1480.13960364784</text:p>
          </table:table-cell>
          <table:table-cell office:value-type="float" office:value="1438.03520755928" calcext:value-type="float">
            <text:p>1438.03520755928</text:p>
          </table:table-cell>
        </table:table-row>
        <table:table-row table:style-name="ro1">
          <table:table-cell office:value-type="string" calcext:value-type="string">
            <text:p>Banana Philosopher</text:p>
          </table:table-cell>
          <table:table-cell office:value-type="float" office:value="-10.38" calcext:value-type="float">
            <text:p>-10.38</text:p>
          </table:table-cell>
          <table:table-cell office:value-type="float" office:value="10.38" calcext:value-type="float">
            <text:p>10.38</text:p>
          </table:table-cell>
          <table:table-cell office:value-type="float" office:value="1264.27524752475" calcext:value-type="float">
            <text:p>1264.27524752475</text:p>
          </table:table-cell>
          <table:table-cell office:value-type="float" office:value="1285.03524752475" calcext:value-type="float">
            <text:p>1285.03524752475</text:p>
          </table:table-cell>
          <table:table-cell office:value-type="float" office:value="0.507376841188212" calcext:value-type="float">
            <text:p>0.507376841188212</text:p>
          </table:table-cell>
          <table:table-cell office:value-type="float" office:value="0.507622932129118" calcext:value-type="float">
            <text:p>0.507622932129118</text:p>
          </table:table-cell>
          <table:table-cell office:value-type="float" office:value="0.127923785852046" calcext:value-type="float">
            <text:p>0.127923785852046</text:p>
          </table:table-cell>
          <table:table-cell office:value-type="float" office:value="0.127930214560012" calcext:value-type="float">
            <text:p>0.127930214560012</text:p>
          </table:table-cell>
          <table:table-cell office:value-type="float" office:value="-90.9147907933017" calcext:value-type="float">
            <text:p>-90.9147907933017</text:p>
          </table:table-cell>
          <table:table-cell office:value-type="float" office:value="90.9147907933017" calcext:value-type="float">
            <text:p>90.9147907933017</text:p>
          </table:table-cell>
          <table:table-cell office:value-type="float" office:value="1173.36045673145" calcext:value-type="float">
            <text:p>1173.36045673145</text:p>
          </table:table-cell>
          <table:table-cell office:value-type="float" office:value="1375.94525828734" calcext:value-type="float">
            <text:p>1375.94525828734</text:p>
          </table:table-cell>
          <table:table-cell office:value-type="float" office:value="1325.29905789837" calcext:value-type="float">
            <text:p>1325.29905789837</text:p>
          </table:table-cell>
        </table:table-row>
        <table:table-row table:style-name="ro1">
          <table:table-cell office:value-type="string" calcext:value-type="string">
            <text:p>wisenatic</text:p>
          </table:table-cell>
          <table:table-cell office:value-type="float" office:value="-8.76" calcext:value-type="float">
            <text:p>-8.76</text:p>
          </table:table-cell>
          <table:table-cell office:value-type="float" office:value="8.76" calcext:value-type="float">
            <text:p>8.76</text:p>
          </table:table-cell>
          <table:table-cell office:value-type="float" office:value="2111.2499009901" calcext:value-type="float">
            <text:p>2111.2499009901</text:p>
          </table:table-cell>
          <table:table-cell office:value-type="float" office:value="2128.7699009901" calcext:value-type="float">
            <text:p>2128.7699009901</text:p>
          </table:table-cell>
          <table:table-cell office:value-type="float" office:value="0.528915063489436" calcext:value-type="float">
            <text:p>0.528915063489436</text:p>
          </table:table-cell>
          <table:table-cell office:value-type="float" office:value="0.530049770108741" calcext:value-type="float">
            <text:p>0.530049770108741</text:p>
          </table:table-cell>
          <table:table-cell office:value-type="float" office:value="0.112336231102743" calcext:value-type="float">
            <text:p>0.112336231102743</text:p>
          </table:table-cell>
          <table:table-cell office:value-type="float" office:value="0.112616054260691" calcext:value-type="float">
            <text:p>0.112616054260691</text:p>
          </table:table-cell>
          <table:table-cell office:value-type="float" office:value="-79.6187021516721" calcext:value-type="float">
            <text:p>-79.6187021516721</text:p>
          </table:table-cell>
          <table:table-cell office:value-type="float" office:value="79.6187021516721" calcext:value-type="float">
            <text:p>79.6187021516721</text:p>
          </table:table-cell>
          <table:table-cell office:value-type="float" office:value="2031.83600374156" calcext:value-type="float">
            <text:p>2031.83600374156</text:p>
          </table:table-cell>
          <table:table-cell office:value-type="float" office:value="2208.38860314177" calcext:value-type="float">
            <text:p>2208.38860314177</text:p>
          </table:table-cell>
          <table:table-cell office:value-type="float" office:value="2164.25045329172" calcext:value-type="float">
            <text:p>2164.25045329172</text:p>
          </table:table-cell>
        </table:table-row>
        <table:table-row table:style-name="ro1">
          <table:table-cell office:value-type="string" calcext:value-type="string">
            <text:p>AngelR</text:p>
          </table:table-cell>
          <table:table-cell office:value-type="float" office:value="-11.58" calcext:value-type="float">
            <text:p>-11.58</text:p>
          </table:table-cell>
          <table:table-cell office:value-type="float" office:value="11.58" calcext:value-type="float">
            <text:p>11.58</text:p>
          </table:table-cell>
          <table:table-cell office:value-type="float" office:value="2196.01306930693" calcext:value-type="float">
            <text:p>2196.01306930693</text:p>
          </table:table-cell>
          <table:table-cell office:value-type="float" office:value="2219.17306930693" calcext:value-type="float">
            <text:p>2219.17306930693</text:p>
          </table:table-cell>
          <table:table-cell office:value-type="float" office:value="0.53484720244568" calcext:value-type="float">
            <text:p>0.53484720244568</text:p>
          </table:table-cell>
          <table:table-cell office:value-type="float" office:value="0.536669815154848" calcext:value-type="float">
            <text:p>0.536669815154848</text:p>
          </table:table-cell>
          <table:table-cell office:value-type="float" office:value="0.171726825533593" calcext:value-type="float">
            <text:p>0.171726825533593</text:p>
          </table:table-cell>
          <table:table-cell office:value-type="float" office:value="0.172632418368712" calcext:value-type="float">
            <text:p>0.172632418368712</text:p>
          </table:table-cell>
          <table:table-cell office:value-type="float" office:value="-125.09684988523" calcext:value-type="float">
            <text:p>-125.09684988523</text:p>
          </table:table-cell>
          <table:table-cell office:value-type="float" office:value="125.09684988523" calcext:value-type="float">
            <text:p>125.09684988523</text:p>
          </table:table-cell>
          <table:table-cell office:value-type="float" office:value="2071.63015035365" calcext:value-type="float">
            <text:p>2071.63015035365</text:p>
          </table:table-cell>
          <table:table-cell office:value-type="float" office:value="2344.26991919216" calcext:value-type="float">
            <text:p>2344.26991919216</text:p>
          </table:table-cell>
          <table:table-cell office:value-type="float" office:value="2276.10997698253" calcext:value-type="float">
            <text:p>2276.10997698253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office:value-type="float" office:value="-11.16" calcext:value-type="float">
            <text:p>-11.16</text:p>
          </table:table-cell>
          <table:table-cell office:value-type="float" office:value="11.16" calcext:value-type="float">
            <text:p>11.16</text:p>
          </table:table-cell>
          <table:table-cell office:value-type="float" office:value="1501.56594059406" calcext:value-type="float">
            <text:p>1501.56594059406</text:p>
          </table:table-cell>
          <table:table-cell office:value-type="float" office:value="1523.88594059406" calcext:value-type="float">
            <text:p>1523.88594059406</text:p>
          </table:table-cell>
          <table:table-cell office:value-type="float" office:value="0.509954575606048" calcext:value-type="float">
            <text:p>0.509954575606048</text:p>
          </table:table-cell>
          <table:table-cell office:value-type="float" office:value="0.510218212680225" calcext:value-type="float">
            <text:p>0.510218212680225</text:p>
          </table:table-cell>
          <table:table-cell office:value-type="float" office:value="0.148192433476819" calcext:value-type="float">
            <text:p>0.148192433476819</text:p>
          </table:table-cell>
          <table:table-cell office:value-type="float" office:value="0.148235271057837" calcext:value-type="float">
            <text:p>0.148235271057837</text:p>
          </table:table-cell>
          <table:table-cell office:value-type="float" office:value="-106.192146643235" calcext:value-type="float">
            <text:p>-106.192146643235</text:p>
          </table:table-cell>
          <table:table-cell office:value-type="float" office:value="106.192146643235" calcext:value-type="float">
            <text:p>106.192146643235</text:p>
          </table:table-cell>
          <table:table-cell office:value-type="float" office:value="1395.37379395082" calcext:value-type="float">
            <text:p>1395.37379395082</text:p>
          </table:table-cell>
          <table:table-cell office:value-type="float" office:value="1630.04545309522" calcext:value-type="float">
            <text:p>1630.04545309522</text:p>
          </table:table-cell>
          <table:table-cell office:value-type="float" office:value="1571.37753830912" calcext:value-type="float">
            <text:p>1571.377538309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nl" fo:country="NL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30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30P0"/>
    </number:currency-style>
    <number:number-style style:name="N131">
      <number:number number:decimal-places="1" number:min-decimal-places="1" number:min-integer-digits="1"/>
    </number:number-style>
    <number:percentage-style style:name="N132">
      <number:number number:decimal-places="1" number:min-decimal-places="1" number:min-integer-digits="1"/>
      <number:text>%</number:text>
    </number:percentage-style>
    <number:number-style style:name="N133">
      <number:number number:decimal-places="10" number:min-decimal-places="10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4" number:min-decimal-places="4" number:min-integer-digits="1"/>
    </number:number-style>
    <number:number-style style:name="N140">
      <number:number number:decimal-places="3" number:min-decimal-places="3"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1">00/00/0000</text:date>, <text:time style:data-style-name="N2" text:time-value="14:55:59.0752919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NU Octave</meta:initial-creator>
    <meta:creation-date>2014-01-18T22:15:48.331000000</meta:creation-date>
    <meta:generator>LibreOffice/24.2.7.2$Linux_X86_64 LibreOffice_project/420$Build-2</meta:generator>
    <dc:date>2026-03-01T17:09:13.351300617</dc:date>
    <meta:editing-duration>PT26M3S</meta:editing-duration>
    <meta:editing-cycles>9</meta:editing-cycles>
    <meta:document-statistic meta:table-count="5" meta:cell-count="1754" meta:object-count="0"/>
  </office:meta>
</office:document-meta>
</file>